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51.14pt"/>
    </style:style>
    <style:style style:name="co10" style:family="table-column">
      <style:table-column-properties fo:break-before="auto" style:column-width="78.21pt"/>
    </style:style>
    <style:style style:name="co11" style:family="table-column">
      <style:table-column-properties fo:break-before="auto" style:column-width="72.7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64.29pt"/>
    </style:style>
    <style:style style:name="co15" style:family="table-column">
      <style:table-column-properties fo:break-before="auto" style:column-width="18.74pt"/>
    </style:style>
    <style:style style:name="co16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76023" calcext:value-type="float">
            <text:p>0.0276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023" calcext:value-type="float">
            <text:p>2.76023E-05</text:p>
          </table:table-cell>
          <table:table-cell office:value-type="float" office:value="0.000021005" calcext:value-type="float">
            <text:p>2.1005E-05</text:p>
          </table:table-cell>
          <table:table-cell office:value-type="float" office:value="0.000075625" calcext:value-type="float">
            <text:p>7.5625E-05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LOG([.J2];2)" office:value-type="float" office:value="0" calcext:value-type="float">
            <text:p>0</text:p>
          </table:table-cell>
          <table:table-cell table:formula="of:=LOG([.L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305489" calcext:value-type="float">
            <text:p>0.03054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5489" calcext:value-type="float">
            <text:p>3.05489E-05</text:p>
          </table:table-cell>
          <table:table-cell office:value-type="float" office:value="0.000021181" calcext:value-type="float">
            <text:p>2.1181E-05</text:p>
          </table:table-cell>
          <table:table-cell office:value-type="float" office:value="0.000106004" calcext:value-type="float">
            <text:p>0.000106004</text:p>
          </table:table-cell>
          <table:table-cell office:value-type="float" office:value="1002" calcext:value-type="float">
            <text:p>1002</text:p>
          </table:table-cell>
          <table:table-cell office:value-type="float" office:value="1000" calcext:value-type="float">
            <text:p>1000</text:p>
          </table:table-cell>
          <table:table-cell office:value-type="float" office:value="1.002" calcext:value-type="float">
            <text:p>1.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J3];2)" office:value-type="float" office:value="0.00288250853312137" calcext:value-type="float">
            <text:p>0.002882508533121</text:p>
          </table:table-cell>
          <table:table-cell table:formula="of:=LOG([.L3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337348" calcext:value-type="float">
            <text:p>0.0337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7348" calcext:value-type="float">
            <text:p>3.37348E-05</text:p>
          </table:table-cell>
          <table:table-cell office:value-type="float" office:value="0.000021635" calcext:value-type="float">
            <text:p>2.1635E-05</text:p>
          </table:table-cell>
          <table:table-cell office:value-type="float" office:value="0.000093514" calcext:value-type="float">
            <text:p>9.3514E-05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J4];2)" office:value-type="float" office:value="0.0426443374084937" calcext:value-type="float">
            <text:p>0.042644337408494</text:p>
          </table:table-cell>
          <table:table-cell table:formula="of:=LOG([.L4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375214" calcext:value-type="float">
            <text:p>0.0375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5214" calcext:value-type="float">
            <text:p>3.75214E-05</text:p>
          </table:table-cell>
          <table:table-cell office:value-type="float" office:value="0.000022843" calcext:value-type="float">
            <text:p>2.2843E-05</text:p>
          </table:table-cell>
          <table:table-cell office:value-type="float" office:value="0.000104496" calcext:value-type="float">
            <text:p>0.000104496</text:p>
          </table:table-cell>
          <table:table-cell office:value-type="float" office:value="1048" calcext:value-type="float">
            <text:p>1048</text:p>
          </table:table-cell>
          <table:table-cell office:value-type="float" office:value="1000" calcext:value-type="float">
            <text:p>1000</text:p>
          </table:table-cell>
          <table:table-cell office:value-type="float" office:value="1.048" calcext:value-type="float">
            <text:p>1.0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J5];2)" office:value-type="float" office:value="0.0676387168753633" calcext:value-type="float">
            <text:p>0.067638716875363</text:p>
          </table:table-cell>
          <table:table-cell table:formula="of:=LOG([.L5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411495" calcext:value-type="float">
            <text:p>0.0411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1495" calcext:value-type="float">
            <text:p>4.11495E-05</text:p>
          </table:table-cell>
          <table:table-cell office:value-type="float" office:value="0.00002317" calcext:value-type="float">
            <text:p>2.317E-05</text:p>
          </table:table-cell>
          <table:table-cell office:value-type="float" office:value="0.00012815" calcext:value-type="float">
            <text:p>0.00012815</text:p>
          </table:table-cell>
          <table:table-cell office:value-type="float" office:value="1068" calcext:value-type="float">
            <text:p>1068</text:p>
          </table:table-cell>
          <table:table-cell office:value-type="float" office:value="1000" calcext:value-type="float">
            <text:p>1000</text:p>
          </table:table-cell>
          <table:table-cell office:value-type="float" office:value="1.068" calcext:value-type="float">
            <text:p>1.0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J6];2)" office:value-type="float" office:value="0.094911647025467" calcext:value-type="float">
            <text:p>0.094911647025467</text:p>
          </table:table-cell>
          <table:table-cell table:formula="of:=LOG([.L6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433867" calcext:value-type="float">
            <text:p>0.04338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3867" calcext:value-type="float">
            <text:p>4.33867E-05</text:p>
          </table:table-cell>
          <table:table-cell office:value-type="float" office:value="0.000027331" calcext:value-type="float">
            <text:p>2.7331E-05</text:p>
          </table:table-cell>
          <table:table-cell office:value-type="float" office:value="0.000111699" calcext:value-type="float">
            <text:p>0.000111699</text:p>
          </table:table-cell>
          <table:table-cell office:value-type="float" office:value="1042" calcext:value-type="float">
            <text:p>1042</text:p>
          </table:table-cell>
          <table:table-cell office:value-type="float" office:value="1000" calcext:value-type="float">
            <text:p>1000</text:p>
          </table:table-cell>
          <table:table-cell office:value-type="float" office:value="1.042" calcext:value-type="float">
            <text:p>1.0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J7];2)" office:value-type="float" office:value="0.0593552776164212" calcext:value-type="float">
            <text:p>0.059355277616421</text:p>
          </table:table-cell>
          <table:table-cell table:formula="of:=LOG([.L7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471602" calcext:value-type="float">
            <text:p>0.04716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1602" calcext:value-type="float">
            <text:p>4.71602E-05</text:p>
          </table:table-cell>
          <table:table-cell office:value-type="float" office:value="0.000028975" calcext:value-type="float">
            <text:p>2.8975E-05</text:p>
          </table:table-cell>
          <table:table-cell office:value-type="float" office:value="0.000112241" calcext:value-type="float">
            <text:p>0.000112241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J8];2)" office:value-type="float" office:value="0.0426443374084937" calcext:value-type="float">
            <text:p>0.042644337408494</text:p>
          </table:table-cell>
          <table:table-cell table:formula="of:=LOG([.L8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513682" calcext:value-type="float">
            <text:p>0.05136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3682" calcext:value-type="float">
            <text:p>5.13682E-05</text:p>
          </table:table-cell>
          <table:table-cell office:value-type="float" office:value="0.000033943" calcext:value-type="float">
            <text:p>3.3943E-05</text:p>
          </table:table-cell>
          <table:table-cell office:value-type="float" office:value="0.000117082" calcext:value-type="float">
            <text:p>0.000117082</text:p>
          </table:table-cell>
          <table:table-cell office:value-type="float" office:value="1002" calcext:value-type="float">
            <text:p>1002</text:p>
          </table:table-cell>
          <table:table-cell office:value-type="float" office:value="1000" calcext:value-type="float">
            <text:p>1000</text:p>
          </table:table-cell>
          <table:table-cell office:value-type="float" office:value="1.002" calcext:value-type="float">
            <text:p>1.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J9];2)" office:value-type="float" office:value="0.00288250853312137" calcext:value-type="float">
            <text:p>0.002882508533121</text:p>
          </table:table-cell>
          <table:table-cell table:formula="of:=LOG([.L9];2)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590032" calcext:value-type="float">
            <text:p>0.05900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0032" calcext:value-type="float">
            <text:p>5.90032E-05</text:p>
          </table:table-cell>
          <table:table-cell office:value-type="float" office:value="0.00004081" calcext:value-type="float">
            <text:p>4.081E-05</text:p>
          </table:table-cell>
          <table:table-cell office:value-type="float" office:value="0.000114893" calcext:value-type="float">
            <text:p>0.000114893</text:p>
          </table:table-cell>
          <table:table-cell office:value-type="float" office:value="1002" calcext:value-type="float">
            <text:p>1002</text:p>
          </table:table-cell>
          <table:table-cell office:value-type="float" office:value="1000" calcext:value-type="float">
            <text:p>1000</text:p>
          </table:table-cell>
          <table:table-cell office:value-type="float" office:value="1.002" calcext:value-type="float">
            <text:p>1.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J10];2)" office:value-type="float" office:value="0.00288250853312137" calcext:value-type="float">
            <text:p>0.002882508533121</text:p>
          </table:table-cell>
          <table:table-cell table:formula="of:=LOG([.L10];2)" office:value-type="float" office:value="1.58496250072116" calcext:value-type="float">
            <text:p>1.58496250072116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331427" calcext:value-type="float">
            <text:p>0.03314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1427" calcext:value-type="float">
            <text:p>3.31427E-05</text:p>
          </table:table-cell>
          <table:table-cell office:value-type="float" office:value="0.000024249" calcext:value-type="float">
            <text:p>2.4249E-05</text:p>
          </table:table-cell>
          <table:table-cell office:value-type="float" office:value="0.000191276" calcext:value-type="float">
            <text:p>0.000191276</text:p>
          </table:table-cell>
          <table:table-cell office:value-type="float" office:value="1006" calcext:value-type="float">
            <text:p>1006</text:p>
          </table:table-cell>
          <table:table-cell office:value-type="float" office:value="1000" calcext:value-type="float">
            <text:p>1000</text:p>
          </table:table-cell>
          <table:table-cell office:value-type="float" office:value="1.006" calcext:value-type="float">
            <text:p>1.0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LOG([.J2];2)" office:value-type="float" office:value="0.00863030514344006" calcext:value-type="float">
            <text:p>0.00863030514344</text:p>
          </table:table-cell>
          <table:table-cell table:formula="of:=LOG([.L2];2)" office:value-type="float" office:value="2.8073549220576" calcext:value-type="float">
            <text:p>2.807354922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383805" calcext:value-type="float">
            <text:p>0.03838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3805" calcext:value-type="float">
            <text:p>3.83805E-05</text:p>
          </table:table-cell>
          <table:table-cell office:value-type="float" office:value="0.000024682" calcext:value-type="float">
            <text:p>2.4682E-05</text:p>
          </table:table-cell>
          <table:table-cell office:value-type="float" office:value="0.000256619" calcext:value-type="float">
            <text:p>0.000256619</text:p>
          </table:table-cell>
          <table:table-cell office:value-type="float" office:value="1084" calcext:value-type="float">
            <text:p>1084</text:p>
          </table:table-cell>
          <table:table-cell office:value-type="float" office:value="1000" calcext:value-type="float">
            <text:p>1000</text:p>
          </table:table-cell>
          <table:table-cell office:value-type="float" office:value="1.084" calcext:value-type="float">
            <text:p>1.08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LOG([.J3];2)" office:value-type="float" office:value="0.116364756691785" calcext:value-type="float">
            <text:p>0.116364756691785</text:p>
          </table:table-cell>
          <table:table-cell table:formula="of:=LOG([.L3];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447439" calcext:value-type="float">
            <text:p>0.0447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7439" calcext:value-type="float">
            <text:p>4.47439E-05</text:p>
          </table:table-cell>
          <table:table-cell office:value-type="float" office:value="0.000026343" calcext:value-type="float">
            <text:p>2.6343E-05</text:p>
          </table:table-cell>
          <table:table-cell office:value-type="float" office:value="0.000243123" calcext:value-type="float">
            <text:p>0.000243123</text:p>
          </table:table-cell>
          <table:table-cell office:value-type="float" office:value="1168" calcext:value-type="float">
            <text:p>1168</text:p>
          </table:table-cell>
          <table:table-cell office:value-type="float" office:value="1000" calcext:value-type="float">
            <text:p>1000</text:p>
          </table:table-cell>
          <table:table-cell office:value-type="float" office:value="1.168" calcext:value-type="float">
            <text:p>1.16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LOG([.J4];2)" office:value-type="float" office:value="0.22404027421793" calcext:value-type="float">
            <text:p>0.22404027421793</text:p>
          </table:table-cell>
          <table:table-cell table:formula="of:=LOG([.L4];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524588" calcext:value-type="float">
            <text:p>0.05245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4588" calcext:value-type="float">
            <text:p>5.24588E-05</text:p>
          </table:table-cell>
          <table:table-cell office:value-type="float" office:value="0.00002933" calcext:value-type="float">
            <text:p>2.933E-05</text:p>
          </table:table-cell>
          <table:table-cell office:value-type="float" office:value="0.000319052" calcext:value-type="float">
            <text:p>0.000319052</text:p>
          </table:table-cell>
          <table:table-cell office:value-type="float" office:value="1262" calcext:value-type="float">
            <text:p>1262</text:p>
          </table:table-cell>
          <table:table-cell office:value-type="float" office:value="1000" calcext:value-type="float">
            <text:p>1000</text:p>
          </table:table-cell>
          <table:table-cell office:value-type="float" office:value="1.262" calcext:value-type="float">
            <text:p>1.2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LOG([.J5];2)" office:value-type="float" office:value="0.335711910320462" calcext:value-type="float">
            <text:p>0.335711910320462</text:p>
          </table:table-cell>
          <table:table-cell table:formula="of:=LOG([.L5];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576025" calcext:value-type="float">
            <text:p>0.05760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6025" calcext:value-type="float">
            <text:p>5.76025E-05</text:p>
          </table:table-cell>
          <table:table-cell office:value-type="float" office:value="0.000030103" calcext:value-type="float">
            <text:p>3.0103E-05</text:p>
          </table:table-cell>
          <table:table-cell office:value-type="float" office:value="0.000390496" calcext:value-type="float">
            <text:p>0.000390496</text:p>
          </table:table-cell>
          <table:table-cell office:value-type="float" office:value="1202" calcext:value-type="float">
            <text:p>1202</text:p>
          </table:table-cell>
          <table:table-cell office:value-type="float" office:value="1000" calcext:value-type="float">
            <text:p>1000</text:p>
          </table:table-cell>
          <table:table-cell office:value-type="float" office:value="1.202" calcext:value-type="float">
            <text:p>1.2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LOG([.J6];2)" office:value-type="float" office:value="0.265436896049098" calcext:value-type="float">
            <text:p>0.265436896049098</text:p>
          </table:table-cell>
          <table:table-cell table:formula="of:=LOG([.L6];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0620982" calcext:value-type="float">
            <text:p>0.06209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0982" calcext:value-type="float">
            <text:p>6.20982E-05</text:p>
          </table:table-cell>
          <table:table-cell office:value-type="float" office:value="0.00003577" calcext:value-type="float">
            <text:p>3.577E-05</text:p>
          </table:table-cell>
          <table:table-cell office:value-type="float" office:value="0.000264207" calcext:value-type="float">
            <text:p>0.000264207</text:p>
          </table:table-cell>
          <table:table-cell office:value-type="float" office:value="1182" calcext:value-type="float">
            <text:p>1182</text:p>
          </table:table-cell>
          <table:table-cell office:value-type="float" office:value="1000" calcext:value-type="float">
            <text:p>1000</text:p>
          </table:table-cell>
          <table:table-cell office:value-type="float" office:value="1.182" calcext:value-type="float">
            <text:p>1.18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LOG([.J7];2)" office:value-type="float" office:value="0.241230035515445" calcext:value-type="float">
            <text:p>0.241230035515445</text:p>
          </table:table-cell>
          <table:table-cell table:formula="of:=LOG([.L7];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0660086" calcext:value-type="float">
            <text:p>0.06600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0086" calcext:value-type="float">
            <text:p>6.60086E-05</text:p>
          </table:table-cell>
          <table:table-cell office:value-type="float" office:value="0.000036521" calcext:value-type="float">
            <text:p>3.6521E-05</text:p>
          </table:table-cell>
          <table:table-cell office:value-type="float" office:value="0.000274507" calcext:value-type="float">
            <text:p>0.000274507</text:p>
          </table:table-cell>
          <table:table-cell office:value-type="float" office:value="1040" calcext:value-type="float">
            <text:p>1040</text:p>
          </table:table-cell>
          <table:table-cell office:value-type="float" office:value="1000" calcext:value-type="float">
            <text:p>1000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OG([.J8];2)" office:value-type="float" office:value="0.0565835283663675" calcext:value-type="float">
            <text:p>0.056583528366368</text:p>
          </table:table-cell>
          <table:table-cell table:formula="of:=LOG([.L8];2)" office:value-type="float" office:value="3.16992500144231" calcext:value-type="float">
            <text:p>3.16992500144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0774293" calcext:value-type="float">
            <text:p>0.07742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4293" calcext:value-type="float">
            <text:p>7.74293E-05</text:p>
          </table:table-cell>
          <table:table-cell office:value-type="float" office:value="0.000046483" calcext:value-type="float">
            <text:p>4.6483E-05</text:p>
          </table:table-cell>
          <table:table-cell office:value-type="float" office:value="0.000372541" calcext:value-type="float">
            <text:p>0.000372541</text:p>
          </table:table-cell>
          <table:table-cell office:value-type="float" office:value="1032" calcext:value-type="float">
            <text:p>1032</text:p>
          </table:table-cell>
          <table:table-cell office:value-type="float" office:value="1000" calcext:value-type="float">
            <text:p>1000</text:p>
          </table:table-cell>
          <table:table-cell office:value-type="float" office:value="1.032" calcext:value-type="float">
            <text:p>1.0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LOG([.J9];2)" office:value-type="float" office:value="0.0454429707611671" calcext:value-type="float">
            <text:p>0.045442970761167</text:p>
          </table:table-cell>
          <table:table-cell table:formula="of:=LOG([.L9];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095159" calcext:value-type="float">
            <text:p>0.095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159" calcext:value-type="float">
            <text:p>9.5159E-05</text:p>
          </table:table-cell>
          <table:table-cell office:value-type="float" office:value="0.000049155" calcext:value-type="float">
            <text:p>4.9155E-05</text:p>
          </table:table-cell>
          <table:table-cell office:value-type="float" office:value="0.000175044" calcext:value-type="float">
            <text:p>0.000175044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LOG([.J10];2)" office:value-type="float" office:value="0" calcext:value-type="float">
            <text:p>0</text:p>
          </table:table-cell>
          <table:table-cell table:formula="of:=LOG([.L10];2)" office:value-type="float" office:value="0" calcext:value-type="float">
            <text:p>0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401178" calcext:value-type="float">
            <text:p>0.04011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178" calcext:value-type="float">
            <text:p>4.01178E-05</text:p>
          </table:table-cell>
          <table:table-cell office:value-type="float" office:value="0.000028832" calcext:value-type="float">
            <text:p>2.8832E-05</text:p>
          </table:table-cell>
          <table:table-cell office:value-type="float" office:value="0.000467943" calcext:value-type="float">
            <text:p>0.000467943</text:p>
          </table:table-cell>
          <table:table-cell office:value-type="float" office:value="1054" calcext:value-type="float">
            <text:p>1054</text:p>
          </table:table-cell>
          <table:table-cell office:value-type="float" office:value="1000" calcext:value-type="float">
            <text:p>1000</text:p>
          </table:table-cell>
          <table:table-cell office:value-type="float" office:value="1.054" calcext:value-type="float">
            <text:p>1.0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LOG([.J2];2)" office:value-type="float" office:value="0.0758748669751276" calcext:value-type="float">
            <text:p>0.075874866975128</text:p>
          </table:table-cell>
          <table:table-cell table:formula="of:=LOG([.L2];2)" office:value-type="float" office:value="4.08746284125034" calcext:value-type="float">
            <text:p>4.087462841250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533904" calcext:value-type="float">
            <text:p>0.05339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3904" calcext:value-type="float">
            <text:p>5.33904E-05</text:p>
          </table:table-cell>
          <table:table-cell office:value-type="float" office:value="0.000029718" calcext:value-type="float">
            <text:p>2.9718E-05</text:p>
          </table:table-cell>
          <table:table-cell office:value-type="float" office:value="0.000622687" calcext:value-type="float">
            <text:p>0.000622687</text:p>
          </table:table-cell>
          <table:table-cell office:value-type="float" office:value="1376" calcext:value-type="float">
            <text:p>1376</text:p>
          </table:table-cell>
          <table:table-cell office:value-type="float" office:value="1000" calcext:value-type="float">
            <text:p>1000</text:p>
          </table:table-cell>
          <table:table-cell office:value-type="float" office:value="1.376" calcext:value-type="float">
            <text:p>1.37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LOG([.J3];2)" office:value-type="float" office:value="0.460480470040011" calcext:value-type="float">
            <text:p>0.460480470040011</text:p>
          </table:table-cell>
          <table:table-cell table:formula="of:=LOG([.L3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87477" calcext:value-type="float">
            <text:p>0.06874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7477" calcext:value-type="float">
            <text:p>6.87477E-05</text:p>
          </table:table-cell>
          <table:table-cell office:value-type="float" office:value="0.00003404" calcext:value-type="float">
            <text:p>3.404E-05</text:p>
          </table:table-cell>
          <table:table-cell office:value-type="float" office:value="0.000672947" calcext:value-type="float">
            <text:p>0.000672947</text:p>
          </table:table-cell>
          <table:table-cell office:value-type="float" office:value="1720" calcext:value-type="float">
            <text:p>1720</text:p>
          </table:table-cell>
          <table:table-cell office:value-type="float" office:value="1000" calcext:value-type="float">
            <text:p>1000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LOG([.J4];2)" office:value-type="float" office:value="0.782408564927373" calcext:value-type="float">
            <text:p>0.782408564927373</text:p>
          </table:table-cell>
          <table:table-cell table:formula="of:=LOG([.L4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810976" calcext:value-type="float">
            <text:p>0.08109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0976" calcext:value-type="float">
            <text:p>8.10976E-05</text:p>
          </table:table-cell>
          <table:table-cell office:value-type="float" office:value="0.000037681" calcext:value-type="float">
            <text:p>3.7681E-05</text:p>
          </table:table-cell>
          <table:table-cell office:value-type="float" office:value="0.000804325" calcext:value-type="float">
            <text:p>0.000804325</text:p>
          </table:table-cell>
          <table:table-cell office:value-type="float" office:value="1780" calcext:value-type="float">
            <text:p>1780</text:p>
          </table:table-cell>
          <table:table-cell office:value-type="float" office:value="1000" calcext:value-type="float">
            <text:p>1000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J5];2)" office:value-type="float" office:value="0.831877241191673" calcext:value-type="float">
            <text:p>0.831877241191673</text:p>
          </table:table-cell>
          <table:table-cell table:formula="of:=LOG([.L5];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0859151" calcext:value-type="float">
            <text:p>0.08591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9151" calcext:value-type="float">
            <text:p>8.59151E-05</text:p>
          </table:table-cell>
          <table:table-cell office:value-type="float" office:value="0.00004019" calcext:value-type="float">
            <text:p>4.019E-05</text:p>
          </table:table-cell>
          <table:table-cell office:value-type="float" office:value="0.000871327" calcext:value-type="float">
            <text:p>0.000871327</text:p>
          </table:table-cell>
          <table:table-cell office:value-type="float" office:value="1612" calcext:value-type="float">
            <text:p>1612</text:p>
          </table:table-cell>
          <table:table-cell office:value-type="float" office:value="1000" calcext:value-type="float">
            <text:p>1000</text:p>
          </table:table-cell>
          <table:table-cell office:value-type="float" office:value="1.612" calcext:value-type="float">
            <text:p>1.6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J6];2)" office:value-type="float" office:value="0.68885174386588" calcext:value-type="float">
            <text:p>0.68885174386588</text:p>
          </table:table-cell>
          <table:table-cell table:formula="of:=LOG([.L6];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0963377" calcext:value-type="float">
            <text:p>0.0963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3377" calcext:value-type="float">
            <text:p>9.63377E-05</text:p>
          </table:table-cell>
          <table:table-cell office:value-type="float" office:value="0.000048569" calcext:value-type="float">
            <text:p>4.8569E-05</text:p>
          </table:table-cell>
          <table:table-cell office:value-type="float" office:value="0.000912898" calcext:value-type="float">
            <text:p>0.000912898</text:p>
          </table:table-cell>
          <table:table-cell office:value-type="float" office:value="1572" calcext:value-type="float">
            <text:p>1572</text:p>
          </table:table-cell>
          <table:table-cell office:value-type="float" office:value="1000" calcext:value-type="float">
            <text:p>1000</text:p>
          </table:table-cell>
          <table:table-cell office:value-type="float" office:value="1.572" calcext:value-type="float">
            <text:p>1.57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LOG([.J7];2)" office:value-type="float" office:value="0.652601217596519" calcext:value-type="float">
            <text:p>0.652601217596519</text:p>
          </table:table-cell>
          <table:table-cell table:formula="of:=LOG([.L7];2)" office:value-type="float" office:value="5.04439411935845" calcext:value-type="float">
            <text:p>5.04439411935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0984232" calcext:value-type="float">
            <text:p>0.09842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4232" calcext:value-type="float">
            <text:p>9.84232E-05</text:p>
          </table:table-cell>
          <table:table-cell office:value-type="float" office:value="0.000051777" calcext:value-type="float">
            <text:p>5.1777E-05</text:p>
          </table:table-cell>
          <table:table-cell office:value-type="float" office:value="0.00059383" calcext:value-type="float">
            <text:p>0.00059383</text:p>
          </table:table-cell>
          <table:table-cell office:value-type="float" office:value="1228" calcext:value-type="float">
            <text:p>1228</text:p>
          </table:table-cell>
          <table:table-cell office:value-type="float" office:value="1000" calcext:value-type="float">
            <text:p>1000</text:p>
          </table:table-cell>
          <table:table-cell office:value-type="float" office:value="1.228" calcext:value-type="float">
            <text:p>1.22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LOG([.J8];2)" office:value-type="float" office:value="0.296310560708092" calcext:value-type="float">
            <text:p>0.296310560708092</text:p>
          </table:table-cell>
          <table:table-cell table:formula="of:=LOG([.L8];2)" office:value-type="float" office:value="3.90689059560852" calcext:value-type="float">
            <text:p>3.90689059560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1106" calcext:value-type="float">
            <text:p>0.1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6" calcext:value-type="float">
            <text:p>0.0001106</text:p>
          </table:table-cell>
          <table:table-cell office:value-type="float" office:value="0.000059577" calcext:value-type="float">
            <text:p>5.9577E-05</text:p>
          </table:table-cell>
          <table:table-cell office:value-type="float" office:value="0.000464567" calcext:value-type="float">
            <text:p>0.000464567</text:p>
          </table:table-cell>
          <table:table-cell office:value-type="float" office:value="1078" calcext:value-type="float">
            <text:p>1078</text:p>
          </table:table-cell>
          <table:table-cell office:value-type="float" office:value="1000" calcext:value-type="float">
            <text:p>1000</text:p>
          </table:table-cell>
          <table:table-cell office:value-type="float" office:value="1.078" calcext:value-type="float">
            <text:p>1.0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LOG([.J9];2)" office:value-type="float" office:value="0.108357178090419" calcext:value-type="float">
            <text:p>0.108357178090419</text:p>
          </table:table-cell>
          <table:table-cell table:formula="of:=LOG([.L9];2)" office:value-type="float" office:value="3.4594316186373" calcext:value-type="float">
            <text:p>3.45943161863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13999" calcext:value-type="float">
            <text:p>0.13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99" calcext:value-type="float">
            <text:p>0.00013999</text:p>
          </table:table-cell>
          <table:table-cell office:value-type="float" office:value="0.000070009" calcext:value-type="float">
            <text:p>7.0009E-05</text:p>
          </table:table-cell>
          <table:table-cell office:value-type="float" office:value="0.000370569" calcext:value-type="float">
            <text:p>0.000370569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1.008" calcext:value-type="float">
            <text:p>1.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LOG([.J10];2)" office:value-type="float" office:value="0.0114956388378294" calcext:value-type="float">
            <text:p>0.01149563883783</text:p>
          </table:table-cell>
          <table:table-cell table:formula="of:=LOG([.L10];2)" office:value-type="float" office:value="1.58496250072116" calcext:value-type="float">
            <text:p>1.58496250072116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528044" calcext:value-type="float">
            <text:p>0.05280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8044" calcext:value-type="float">
            <text:p>5.28044E-05</text:p>
          </table:table-cell>
          <table:table-cell office:value-type="float" office:value="0.000032782" calcext:value-type="float">
            <text:p>3.2782E-05</text:p>
          </table:table-cell>
          <table:table-cell office:value-type="float" office:value="0.00127296" calcext:value-type="float">
            <text:p>0.00127296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LOG([.J2];2)" office:value-type="float" office:value="0.37851162325373" calcext:value-type="float">
            <text:p>0.37851162325373</text:p>
          </table:table-cell>
          <table:table-cell table:formula="of:=LOG([.L2];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782748" calcext:value-type="float">
            <text:p>0.0782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2748" calcext:value-type="float">
            <text:p>7.82748E-05</text:p>
          </table:table-cell>
          <table:table-cell office:value-type="float" office:value="0.000035362" calcext:value-type="float">
            <text:p>3.5362E-05</text:p>
          </table:table-cell>
          <table:table-cell office:value-type="float" office:value="0.000996028" calcext:value-type="float">
            <text:p>0.000996028</text:p>
          </table:table-cell>
          <table:table-cell office:value-type="float" office:value="1976" calcext:value-type="float">
            <text:p>1976</text:p>
          </table:table-cell>
          <table:table-cell office:value-type="float" office:value="1000" calcext:value-type="float">
            <text:p>1000</text:p>
          </table:table-cell>
          <table:table-cell office:value-type="float" office:value="1.976" calcext:value-type="float">
            <text:p>1.97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LOG([.J3];2)" office:value-type="float" office:value="0.982582946922591" calcext:value-type="float">
            <text:p>0.982582946922591</text:p>
          </table:table-cell>
          <table:table-cell table:formula="of:=LOG([.L3];2)" office:value-type="float" office:value="5.6724253419715" calcext:value-type="float">
            <text:p>5.6724253419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107136" calcext:value-type="float">
            <text:p>0.1071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136" calcext:value-type="float">
            <text:p>0.000107136</text:p>
          </table:table-cell>
          <table:table-cell office:value-type="float" office:value="0.000038472" calcext:value-type="float">
            <text:p>3.8472E-05</text:p>
          </table:table-cell>
          <table:table-cell office:value-type="float" office:value="0.00312218" calcext:value-type="float">
            <text:p>0.00312218</text:p>
          </table:table-cell>
          <table:table-cell office:value-type="float" office:value="2546" calcext:value-type="float">
            <text:p>2546</text:p>
          </table:table-cell>
          <table:table-cell office:value-type="float" office:value="1000" calcext:value-type="float">
            <text:p>1000</text:p>
          </table:table-cell>
          <table:table-cell office:value-type="float" office:value="2.546" calcext:value-type="float">
            <text:p>2.546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formula="of:=LOG([.J4];2)" office:value-type="float" office:value="1.34823241923927" calcext:value-type="float">
            <text:p>1.34823241923927</text:p>
          </table:table-cell>
          <table:table-cell table:formula="of:=LOG([.L4];2)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128615" calcext:value-type="float">
            <text:p>0.1286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615" calcext:value-type="float">
            <text:p>0.000128615</text:p>
          </table:table-cell>
          <table:table-cell office:value-type="float" office:value="0.000045289" calcext:value-type="float">
            <text:p>4.5289E-05</text:p>
          </table:table-cell>
          <table:table-cell office:value-type="float" office:value="0.00182304" calcext:value-type="float">
            <text:p>0.00182304</text:p>
          </table:table-cell>
          <table:table-cell office:value-type="float" office:value="2744" calcext:value-type="float">
            <text:p>2744</text:p>
          </table:table-cell>
          <table:table-cell office:value-type="float" office:value="1000" calcext:value-type="float">
            <text:p>1000</text:p>
          </table:table-cell>
          <table:table-cell office:value-type="float" office:value="2.744" calcext:value-type="float">
            <text:p>2.74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LOG([.J5];2)" office:value-type="float" office:value="1.45628048151073" calcext:value-type="float">
            <text:p>1.45628048151073</text:p>
          </table:table-cell>
          <table:table-cell table:formula="of:=LOG([.L5];2)" office:value-type="float" office:value="6.02236781302845" calcext:value-type="float">
            <text:p>6.022367813028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142784" calcext:value-type="float">
            <text:p>0.1427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784" calcext:value-type="float">
            <text:p>0.000142784</text:p>
          </table:table-cell>
          <table:table-cell office:value-type="float" office:value="0.00004886" calcext:value-type="float">
            <text:p>4.886E-05</text:p>
          </table:table-cell>
          <table:table-cell office:value-type="float" office:value="0.00174772" calcext:value-type="float">
            <text:p>0.00174772</text:p>
          </table:table-cell>
          <table:table-cell office:value-type="float" office:value="2726" calcext:value-type="float">
            <text:p>2726</text:p>
          </table:table-cell>
          <table:table-cell office:value-type="float" office:value="1000" calcext:value-type="float">
            <text:p>1000</text:p>
          </table:table-cell>
          <table:table-cell office:value-type="float" office:value="2.726" calcext:value-type="float">
            <text:p>2.72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LOG([.J6];2)" office:value-type="float" office:value="1.44678556214312" calcext:value-type="float">
            <text:p>1.44678556214312</text:p>
          </table:table-cell>
          <table:table-cell table:formula="of:=LOG([.L6];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146064" calcext:value-type="float">
            <text:p>0.1460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064" calcext:value-type="float">
            <text:p>0.000146064</text:p>
          </table:table-cell>
          <table:table-cell office:value-type="float" office:value="0.000058534" calcext:value-type="float">
            <text:p>5.8534E-05</text:p>
          </table:table-cell>
          <table:table-cell office:value-type="float" office:value="0.0021438" calcext:value-type="float">
            <text:p>0.0021438</text:p>
          </table:table-cell>
          <table:table-cell office:value-type="float" office:value="2286" calcext:value-type="float">
            <text:p>2286</text:p>
          </table:table-cell>
          <table:table-cell office:value-type="float" office:value="1000" calcext:value-type="float">
            <text:p>1000</text:p>
          </table:table-cell>
          <table:table-cell office:value-type="float" office:value="2.286" calcext:value-type="float">
            <text:p>2.28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LOG([.J7];2)" office:value-type="float" office:value="1.19282540355239" calcext:value-type="float">
            <text:p>1.19282540355239</text:p>
          </table:table-cell>
          <table:table-cell table:formula="of:=LOG([.L7];2)" office:value-type="float" office:value="6.22881869049588" calcext:value-type="float">
            <text:p>6.22881869049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146995" calcext:value-type="float">
            <text:p>0.146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995" calcext:value-type="float">
            <text:p>0.000146995</text:p>
          </table:table-cell>
          <table:table-cell office:value-type="float" office:value="0.000063435" calcext:value-type="float">
            <text:p>6.3435E-05</text:p>
          </table:table-cell>
          <table:table-cell office:value-type="float" office:value="0.00147249" calcext:value-type="float">
            <text:p>0.00147249</text:p>
          </table:table-cell>
          <table:table-cell office:value-type="float" office:value="1708" calcext:value-type="float">
            <text:p>1708</text:p>
          </table:table-cell>
          <table:table-cell office:value-type="float" office:value="1000" calcext:value-type="float">
            <text:p>1000</text:p>
          </table:table-cell>
          <table:table-cell office:value-type="float" office:value="1.708" calcext:value-type="float">
            <text:p>1.70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LOG([.J8];2)" office:value-type="float" office:value="0.772307974958403" calcext:value-type="float">
            <text:p>0.772307974958403</text:p>
          </table:table-cell>
          <table:table-cell table:formula="of:=LOG([.L8];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157648" calcext:value-type="float">
            <text:p>0.157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648" calcext:value-type="float">
            <text:p>0.000157648</text:p>
          </table:table-cell>
          <table:table-cell office:value-type="float" office:value="0.000075861" calcext:value-type="float">
            <text:p>7.5861E-05</text:p>
          </table:table-cell>
          <table:table-cell office:value-type="float" office:value="0.000978217" calcext:value-type="float">
            <text:p>0.000978217</text:p>
          </table:table-cell>
          <table:table-cell office:value-type="float" office:value="1288" calcext:value-type="float">
            <text:p>1288</text:p>
          </table:table-cell>
          <table:table-cell office:value-type="float" office:value="1000" calcext:value-type="float">
            <text:p>1000</text:p>
          </table:table-cell>
          <table:table-cell office:value-type="float" office:value="1.288" calcext:value-type="float">
            <text:p>1.2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LOG([.J9];2)" office:value-type="float" office:value="0.36513259345253" calcext:value-type="float">
            <text:p>0.36513259345253</text:p>
          </table:table-cell>
          <table:table-cell table:formula="of:=LOG([.L9];2)" office:value-type="float" office:value="4.52356195605701" calcext:value-type="float">
            <text:p>4.52356195605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191557" calcext:value-type="float">
            <text:p>0.1915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1557" calcext:value-type="float">
            <text:p>0.000191557</text:p>
          </table:table-cell>
          <table:table-cell office:value-type="float" office:value="0.000085391" calcext:value-type="float">
            <text:p>8.5391E-05</text:p>
          </table:table-cell>
          <table:table-cell office:value-type="float" office:value="0.000594912" calcext:value-type="float">
            <text:p>0.000594912</text:p>
          </table:table-cell>
          <table:table-cell office:value-type="float" office:value="1036" calcext:value-type="float">
            <text:p>1036</text:p>
          </table:table-cell>
          <table:table-cell office:value-type="float" office:value="1000" calcext:value-type="float">
            <text:p>1000</text:p>
          </table:table-cell>
          <table:table-cell office:value-type="float" office:value="1.036" calcext:value-type="float">
            <text:p>1.0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OG([.J10];2)" office:value-type="float" office:value="0.0510240030244669" calcext:value-type="float">
            <text:p>0.051024003024467</text:p>
          </table:table-cell>
          <table:table-cell table:formula="of:=LOG([.L10];2)" office:value-type="float" office:value="3.16992500144231" calcext:value-type="float">
            <text:p>3.16992500144231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754507" calcext:value-type="float">
            <text:p>0.07545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4507" calcext:value-type="float">
            <text:p>7.54507E-05</text:p>
          </table:table-cell>
          <table:table-cell office:value-type="float" office:value="0.000038073" calcext:value-type="float">
            <text:p>3.8073E-05</text:p>
          </table:table-cell>
          <table:table-cell office:value-type="float" office:value="0.00299082" calcext:value-type="float">
            <text:p>0.00299082</text:p>
          </table:table-cell>
          <table:table-cell office:value-type="float" office:value="1948" calcext:value-type="float">
            <text:p>1948</text:p>
          </table:table-cell>
          <table:table-cell office:value-type="float" office:value="1000" calcext:value-type="float">
            <text:p>1000</text:p>
          </table:table-cell>
          <table:table-cell office:value-type="float" office:value="1.948" calcext:value-type="float">
            <text:p>1.948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formula="of:=LOG([.J2];2)" office:value-type="float" office:value="0.961993677420255" calcext:value-type="float">
            <text:p>0.961993677420255</text:p>
          </table:table-cell>
          <table:table-cell table:formula="of:=LOG([.L2];2)" office:value-type="float" office:value="7.01122725542325" calcext:value-type="float">
            <text:p>7.011227255423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152166" calcext:value-type="float">
            <text:p>0.1521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166" calcext:value-type="float">
            <text:p>0.000152166</text:p>
          </table:table-cell>
          <table:table-cell office:value-type="float" office:value="0.000045832" calcext:value-type="float">
            <text:p>4.5832E-05</text:p>
          </table:table-cell>
          <table:table-cell office:value-type="float" office:value="0.00415197" calcext:value-type="float">
            <text:p>0.00415197</text:p>
          </table:table-cell>
          <table:table-cell office:value-type="float" office:value="4240" calcext:value-type="float">
            <text:p>4240</text:p>
          </table:table-cell>
          <table:table-cell office:value-type="float" office:value="1000" calcext:value-type="float">
            <text:p>1000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LOG([.J3];2)" office:value-type="float" office:value="2.08406426478847" calcext:value-type="float">
            <text:p>2.08406426478847</text:p>
          </table:table-cell>
          <table:table-cell table:formula="of:=LOG([.L3];2)" office:value-type="float" office:value="7.27612440527424" calcext:value-type="float">
            <text:p>7.27612440527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214143" calcext:value-type="float">
            <text:p>0.2141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143" calcext:value-type="float">
            <text:p>0.000214143</text:p>
          </table:table-cell>
          <table:table-cell office:value-type="float" office:value="0.000051639" calcext:value-type="float">
            <text:p>5.1639E-05</text:p>
          </table:table-cell>
          <table:table-cell office:value-type="float" office:value="0.00512844" calcext:value-type="float">
            <text:p>0.00512844</text:p>
          </table:table-cell>
          <table:table-cell office:value-type="float" office:value="5332" calcext:value-type="float">
            <text:p>5332</text:p>
          </table:table-cell>
          <table:table-cell office:value-type="float" office:value="1000" calcext:value-type="float">
            <text:p>1000</text:p>
          </table:table-cell>
          <table:table-cell office:value-type="float" office:value="5.332" calcext:value-type="float">
            <text:p>5.332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formula="of:=LOG([.J4];2)" office:value-type="float" office:value="2.41467678042689" calcext:value-type="float">
            <text:p>2.41467678042689</text:p>
          </table:table-cell>
          <table:table-cell table:formula="of:=LOG([.L4];2)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248154" calcext:value-type="float">
            <text:p>0.248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8154" calcext:value-type="float">
            <text:p>0.000248154</text:p>
          </table:table-cell>
          <table:table-cell office:value-type="float" office:value="0.00005487" calcext:value-type="float">
            <text:p>5.487E-05</text:p>
          </table:table-cell>
          <table:table-cell office:value-type="float" office:value="0.00438762" calcext:value-type="float">
            <text:p>0.00438762</text:p>
          </table:table-cell>
          <table:table-cell office:value-type="float" office:value="5312" calcext:value-type="float">
            <text:p>5312</text:p>
          </table:table-cell>
          <table:table-cell office:value-type="float" office:value="1000" calcext:value-type="float">
            <text:p>1000</text:p>
          </table:table-cell>
          <table:table-cell office:value-type="float" office:value="5.312" calcext:value-type="float">
            <text:p>5.312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formula="of:=LOG([.J5];2)" office:value-type="float" office:value="2.40925514668484" calcext:value-type="float">
            <text:p>2.40925514668484</text:p>
          </table:table-cell>
          <table:table-cell table:formula="of:=LOG([.L5];2)" office:value-type="float" office:value="6.94251450533924" calcext:value-type="float">
            <text:p>6.942514505339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26711" calcext:value-type="float">
            <text:p>0.26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711" calcext:value-type="float">
            <text:p>0.00026711</text:p>
          </table:table-cell>
          <table:table-cell office:value-type="float" office:value="0.00006689" calcext:value-type="float">
            <text:p>6.689E-05</text:p>
          </table:table-cell>
          <table:table-cell office:value-type="float" office:value="0.00520068" calcext:value-type="float">
            <text:p>0.00520068</text:p>
          </table:table-cell>
          <table:table-cell office:value-type="float" office:value="4996" calcext:value-type="float">
            <text:p>4996</text:p>
          </table:table-cell>
          <table:table-cell office:value-type="float" office:value="1000" calcext:value-type="float">
            <text:p>1000</text:p>
          </table:table-cell>
          <table:table-cell office:value-type="float" office:value="4.996" calcext:value-type="float">
            <text:p>4.996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formula="of:=LOG([.J6];2)" office:value-type="float" office:value="2.32077347694587" calcext:value-type="float">
            <text:p>2.32077347694587</text:p>
          </table:table-cell>
          <table:table-cell table:formula="of:=LOG([.L6];2)" office:value-type="float" office:value="7.07681559705083" calcext:value-type="float">
            <text:p>7.076815597050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6739" calcext:value-type="float">
            <text:p>0.000246739</text:p>
          </table:table-cell>
          <table:table-cell office:value-type="float" office:value="0.000074527" calcext:value-type="float">
            <text:p>7.4527E-05</text:p>
          </table:table-cell>
          <table:table-cell office:value-type="float" office:value="0.00469048" calcext:value-type="float">
            <text:p>0.00469048</text:p>
          </table:table-cell>
          <table:table-cell office:value-type="float" office:value="3912" calcext:value-type="float">
            <text:p>3912</text:p>
          </table:table-cell>
          <table:table-cell office:value-type="float" office:value="1000" calcext:value-type="float">
            <text:p>1000</text:p>
          </table:table-cell>
          <table:table-cell office:value-type="float" office:value="3.912" calcext:value-type="float">
            <text:p>3.91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formula="of:=LOG([.J7];2)" office:value-type="float" office:value="1.96790637029015" calcext:value-type="float">
            <text:p>1.96790637029015</text:p>
          </table:table-cell>
          <table:table-cell table:formula="of:=LOG([.L7];2)" office:value-type="float" office:value="6.87036471958341" calcext:value-type="float">
            <text:p>6.87036471958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.219825" calcext:value-type="float">
            <text:p>0.219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9825" calcext:value-type="float">
            <text:p>0.000219825</text:p>
          </table:table-cell>
          <table:table-cell office:value-type="float" office:value="0.000087474" calcext:value-type="float">
            <text:p>8.7474E-05</text:p>
          </table:table-cell>
          <table:table-cell office:value-type="float" office:value="0.00291972" calcext:value-type="float">
            <text:p>0.00291972</text:p>
          </table:table-cell>
          <table:table-cell office:value-type="float" office:value="2442" calcext:value-type="float">
            <text:p>2442</text:p>
          </table:table-cell>
          <table:table-cell office:value-type="float" office:value="1000" calcext:value-type="float">
            <text:p>1000</text:p>
          </table:table-cell>
          <table:table-cell office:value-type="float" office:value="2.442" calcext:value-type="float">
            <text:p>2.44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LOG([.J8];2)" office:value-type="float" office:value="1.28806320032532" calcext:value-type="float">
            <text:p>1.28806320032532</text:p>
          </table:table-cell>
          <table:table-cell table:formula="of:=LOG([.L8];2)" office:value-type="float" office:value="6.10852445677817" calcext:value-type="float">
            <text:p>6.108524456778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213984" calcext:value-type="float">
            <text:p>0.2139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3984" calcext:value-type="float">
            <text:p>0.000213984</text:p>
          </table:table-cell>
          <table:table-cell office:value-type="float" office:value="0.000091283" calcext:value-type="float">
            <text:p>9.1283E-05</text:p>
          </table:table-cell>
          <table:table-cell office:value-type="float" office:value="0.00167603" calcext:value-type="float">
            <text:p>0.00167603</text:p>
          </table:table-cell>
          <table:table-cell office:value-type="float" office:value="1512" calcext:value-type="float">
            <text:p>1512</text:p>
          </table:table-cell>
          <table:table-cell office:value-type="float" office:value="1000" calcext:value-type="float">
            <text:p>1000</text:p>
          </table:table-cell>
          <table:table-cell office:value-type="float" office:value="1.512" calcext:value-type="float">
            <text:p>1.5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LOG([.J9];2)" office:value-type="float" office:value="0.596458139558986" calcext:value-type="float">
            <text:p>0.596458139558986</text:p>
          </table:table-cell>
          <table:table-cell table:formula="of:=LOG([.L9];2)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249467" calcext:value-type="float">
            <text:p>0.2494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9467" calcext:value-type="float">
            <text:p>0.000249467</text:p>
          </table:table-cell>
          <table:table-cell office:value-type="float" office:value="0.000110536" calcext:value-type="float">
            <text:p>0.000110536</text:p>
          </table:table-cell>
          <table:table-cell office:value-type="float" office:value="0.000575266" calcext:value-type="float">
            <text:p>0.000575266</text:p>
          </table:table-cell>
          <table:table-cell office:value-type="float" office:value="1018" calcext:value-type="float">
            <text:p>1018</text:p>
          </table:table-cell>
          <table:table-cell office:value-type="float" office:value="1000" calcext:value-type="float">
            <text:p>1000</text:p>
          </table:table-cell>
          <table:table-cell office:value-type="float" office:value="1.018" calcext:value-type="float">
            <text:p>1.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LOG([.J10];2)" office:value-type="float" office:value="0.0257375614136083" calcext:value-type="float">
            <text:p>0.025737561413608</text:p>
          </table:table-cell>
          <table:table-cell table:formula="of:=LOG([.L10];2)" office:value-type="float" office:value="2.8073549220576" calcext:value-type="float">
            <text:p>2.8073549220576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124734" calcext:value-type="float">
            <text:p>0.1247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734" calcext:value-type="float">
            <text:p>0.000124734</text:p>
          </table:table-cell>
          <table:table-cell office:value-type="float" office:value="0.000044627" calcext:value-type="float">
            <text:p>4.4627E-05</text:p>
          </table:table-cell>
          <table:table-cell office:value-type="float" office:value="0.00468277" calcext:value-type="float">
            <text:p>0.00468277</text:p>
          </table:table-cell>
          <table:table-cell office:value-type="float" office:value="3462" calcext:value-type="float">
            <text:p>3462</text:p>
          </table:table-cell>
          <table:table-cell office:value-type="float" office:value="1000" calcext:value-type="float">
            <text:p>1000</text:p>
          </table:table-cell>
          <table:table-cell office:value-type="float" office:value="3.462" calcext:value-type="float">
            <text:p>3.46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formula="of:=LOG([.J2];2)" office:value-type="float" office:value="1.79160572470455" calcext:value-type="float">
            <text:p>1.79160572470455</text:p>
          </table:table-cell>
          <table:table-cell table:formula="of:=LOG([.L2];2)" office:value-type="float" office:value="7.59245703726808" calcext:value-type="float">
            <text:p>7.59245703726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316199" calcext:value-type="float">
            <text:p>0.3161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6199" calcext:value-type="float">
            <text:p>0.000316199</text:p>
          </table:table-cell>
          <table:table-cell office:value-type="float" office:value="0.000053915" calcext:value-type="float">
            <text:p>5.3915E-05</text:p>
          </table:table-cell>
          <table:table-cell office:value-type="float" office:value="0.0200008" calcext:value-type="float">
            <text:p>0.0200008</text:p>
          </table:table-cell>
          <table:table-cell office:value-type="float" office:value="8206" calcext:value-type="float">
            <text:p>8206</text:p>
          </table:table-cell>
          <table:table-cell office:value-type="float" office:value="1000" calcext:value-type="float">
            <text:p>1000</text:p>
          </table:table-cell>
          <table:table-cell office:value-type="float" office:value="8.206" calcext:value-type="float">
            <text:p>8.206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table:formula="of:=LOG([.J3];2)" office:value-type="float" office:value="3.03667915423045" calcext:value-type="float">
            <text:p>3.03667915423045</text:p>
          </table:table-cell>
          <table:table-cell table:formula="of:=LOG([.L3];2)" office:value-type="float" office:value="9.19721669311005" calcext:value-type="float">
            <text:p>9.19721669311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377517" calcext:value-type="float">
            <text:p>0.377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7517" calcext:value-type="float">
            <text:p>0.000377517</text:p>
          </table:table-cell>
          <table:table-cell office:value-type="float" office:value="0.000055383" calcext:value-type="float">
            <text:p>5.5383E-05</text:p>
          </table:table-cell>
          <table:table-cell office:value-type="float" office:value="0.0200308" calcext:value-type="float">
            <text:p>0.0200308</text:p>
          </table:table-cell>
          <table:table-cell office:value-type="float" office:value="8240" calcext:value-type="float">
            <text:p>8240</text:p>
          </table:table-cell>
          <table:table-cell office:value-type="float" office:value="1000" calcext:value-type="float">
            <text:p>1000</text:p>
          </table:table-cell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table:formula="of:=LOG([.J4];2)" office:value-type="float" office:value="3.04264433740849" calcext:value-type="float">
            <text:p>3.04264433740849</text:p>
          </table:table-cell>
          <table:table-cell table:formula="of:=LOG([.L4];2)" office:value-type="float" office:value="9.08480838780436" calcext:value-type="float">
            <text:p>9.08480838780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611261" calcext:value-type="float">
            <text:p>0.611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1261" calcext:value-type="float">
            <text:p>0.000611261</text:p>
          </table:table-cell>
          <table:table-cell office:value-type="float" office:value="0.00006582" calcext:value-type="float">
            <text:p>6.582E-05</text:p>
          </table:table-cell>
          <table:table-cell office:value-type="float" office:value="0.0178078" calcext:value-type="float">
            <text:p>0.0178078</text:p>
          </table:table-cell>
          <table:table-cell office:value-type="float" office:value="13660" calcext:value-type="float">
            <text:p>13660</text:p>
          </table:table-cell>
          <table:table-cell office:value-type="float" office:value="1000" calcext:value-type="float">
            <text:p>1000</text:p>
          </table:table-cell>
          <table:table-cell office:value-type="float" office:value="13.66" calcext:value-type="float">
            <text:p>13.66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table:formula="of:=LOG([.J5];2)" office:value-type="float" office:value="3.77188557851537" calcext:value-type="float">
            <text:p>3.77188557851537</text:p>
          </table:table-cell>
          <table:table-cell table:formula="of:=LOG([.L5];2)" office:value-type="float" office:value="9.36850646150769" calcext:value-type="float">
            <text:p>9.36850646150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02051" calcext:value-type="float">
            <text:p>0.5020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2051" calcext:value-type="float">
            <text:p>0.000502051</text:p>
          </table:table-cell>
          <table:table-cell office:value-type="float" office:value="0.000079734" calcext:value-type="float">
            <text:p>7.9734E-05</text:p>
          </table:table-cell>
          <table:table-cell office:value-type="float" office:value="0.0130441" calcext:value-type="float">
            <text:p>0.0130441</text:p>
          </table:table-cell>
          <table:table-cell office:value-type="float" office:value="9412" calcext:value-type="float">
            <text:p>9412</text:p>
          </table:table-cell>
          <table:table-cell office:value-type="float" office:value="1000" calcext:value-type="float">
            <text:p>1000</text:p>
          </table:table-cell>
          <table:table-cell office:value-type="float" office:value="9.412" calcext:value-type="float">
            <text:p>9.412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formula="of:=LOG([.J6];2)" office:value-type="float" office:value="3.23450132056221" calcext:value-type="float">
            <text:p>3.23450132056221</text:p>
          </table:table-cell>
          <table:table-cell table:formula="of:=LOG([.L6];2)" office:value-type="float" office:value="8.37937836707126" calcext:value-type="float">
            <text:p>8.37937836707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455758" calcext:value-type="float">
            <text:p>0.4557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5758" calcext:value-type="float">
            <text:p>0.000455758</text:p>
          </table:table-cell>
          <table:table-cell office:value-type="float" office:value="0.000087523" calcext:value-type="float">
            <text:p>8.7523E-05</text:p>
          </table:table-cell>
          <table:table-cell office:value-type="float" office:value="0.0110675" calcext:value-type="float">
            <text:p>0.0110675</text:p>
          </table:table-cell>
          <table:table-cell office:value-type="float" office:value="6920" calcext:value-type="float">
            <text:p>6920</text:p>
          </table:table-cell>
          <table:table-cell office:value-type="float" office:value="1000" calcext:value-type="float">
            <text:p>1000</text:p>
          </table:table-cell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formula="of:=LOG([.J7];2)" office:value-type="float" office:value="2.790772037862" calcext:value-type="float">
            <text:p>2.790772037862</text:p>
          </table:table-cell>
          <table:table-cell table:formula="of:=LOG([.L7];2)" office:value-type="float" office:value="8.02790599656989" calcext:value-type="float">
            <text:p>8.027905996569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358757" calcext:value-type="float">
            <text:p>0.3587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8757" calcext:value-type="float">
            <text:p>0.000358757</text:p>
          </table:table-cell>
          <table:table-cell office:value-type="float" office:value="0.000105557" calcext:value-type="float">
            <text:p>0.000105557</text:p>
          </table:table-cell>
          <table:table-cell office:value-type="float" office:value="0.0048519" calcext:value-type="float">
            <text:p>0.0048519</text:p>
          </table:table-cell>
          <table:table-cell office:value-type="float" office:value="3992" calcext:value-type="float">
            <text:p>3992</text:p>
          </table:table-cell>
          <table:table-cell office:value-type="float" office:value="1000" calcext:value-type="float">
            <text:p>1000</text:p>
          </table:table-cell>
          <table:table-cell office:value-type="float" office:value="3.992" calcext:value-type="float">
            <text:p>3.99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LOG([.J8];2)" office:value-type="float" office:value="1.99711172067517" calcext:value-type="float">
            <text:p>1.99711172067517</text:p>
          </table:table-cell>
          <table:table-cell table:formula="of:=LOG([.L8];2)" office:value-type="float" office:value="6.62935662007961" calcext:value-type="float">
            <text:p>6.62935662007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30221" calcext:value-type="float">
            <text:p>0.302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221" calcext:value-type="float">
            <text:p>0.00030221</text:p>
          </table:table-cell>
          <table:table-cell office:value-type="float" office:value="0.000118419" calcext:value-type="float">
            <text:p>0.000118419</text:p>
          </table:table-cell>
          <table:table-cell office:value-type="float" office:value="0.00451849" calcext:value-type="float">
            <text:p>0.00451849</text:p>
          </table:table-cell>
          <table:table-cell office:value-type="float" office:value="2124" calcext:value-type="float">
            <text:p>2124</text:p>
          </table:table-cell>
          <table:table-cell office:value-type="float" office:value="1000" calcext:value-type="float">
            <text:p>1000</text:p>
          </table:table-cell>
          <table:table-cell office:value-type="float" office:value="2.124" calcext:value-type="float">
            <text:p>2.12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LOG([.J9];2)" office:value-type="float" office:value="1.08678376614207" calcext:value-type="float">
            <text:p>1.08678376614207</text:p>
          </table:table-cell>
          <table:table-cell table:formula="of:=LOG([.L9];2)" office:value-type="float" office:value="6.3037807481771" calcext:value-type="float">
            <text:p>6.30378074817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315305" calcext:value-type="float">
            <text:p>0.3153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5305" calcext:value-type="float">
            <text:p>0.000315305</text:p>
          </table:table-cell>
          <table:table-cell office:value-type="float" office:value="0.000158936" calcext:value-type="float">
            <text:p>0.000158936</text:p>
          </table:table-cell>
          <table:table-cell office:value-type="float" office:value="0.000929828" calcext:value-type="float">
            <text:p>0.000929828</text:p>
          </table:table-cell>
          <table:table-cell office:value-type="float" office:value="1044" calcext:value-type="float">
            <text:p>1044</text:p>
          </table:table-cell>
          <table:table-cell office:value-type="float" office:value="1000" calcext:value-type="float">
            <text:p>1000</text:p>
          </table:table-cell>
          <table:table-cell office:value-type="float" office:value="1.044" calcext:value-type="float">
            <text:p>1.0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OG([.J10];2)" office:value-type="float" office:value="0.0621217119077975" calcext:value-type="float">
            <text:p>0.062121711907798</text:p>
          </table:table-cell>
          <table:table-cell table:formula="of:=LOG([.L10];2)" office:value-type="float" office:value="3.16992500144231" calcext:value-type="float">
            <text:p>3.16992500144231</text:p>
          </table:table-cell>
        </table:table-row>
      </table:table>
      <table:table table:name="summary_11" table:style-name="ta1">
        <table:table-column table:style-name="co1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166241" calcext:value-type="float">
            <text:p>0.1662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241" calcext:value-type="float">
            <text:p>0.000166241</text:p>
          </table:table-cell>
          <table:table-cell office:value-type="float" office:value="0.000047418" calcext:value-type="float">
            <text:p>4.7418E-05</text:p>
          </table:table-cell>
          <table:table-cell office:value-type="float" office:value="0.0100588" calcext:value-type="float">
            <text:p>0.0100588</text:p>
          </table:table-cell>
          <table:table-cell office:value-type="float" office:value="4438" calcext:value-type="float">
            <text:p>4438</text:p>
          </table:table-cell>
          <table:table-cell office:value-type="float" office:value="1000" calcext:value-type="float">
            <text:p>1000</text:p>
          </table:table-cell>
          <table:table-cell office:value-type="float" office:value="4.438" calcext:value-type="float">
            <text:p>4.438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table:formula="of:=LOG([.J2];2)" office:value-type="float" office:value="2.14990966753492" calcext:value-type="float">
            <text:p>2.14990966753492</text:p>
          </table:table-cell>
          <table:table-cell table:formula="of:=LOG([.L2];2)" office:value-type="float" office:value="8.82972273508606" calcext:value-type="float">
            <text:p>8.829722735086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591078" calcext:value-type="float">
            <text:p>0.5910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1078" calcext:value-type="float">
            <text:p>0.000591078</text:p>
          </table:table-cell>
          <table:table-cell office:value-type="float" office:value="0.000059519" calcext:value-type="float">
            <text:p>5.9519E-05</text:p>
          </table:table-cell>
          <table:table-cell office:value-type="float" office:value="0.102089" calcext:value-type="float">
            <text:p>0.102089</text:p>
          </table:table-cell>
          <table:table-cell office:value-type="float" office:value="16284" calcext:value-type="float">
            <text:p>16284</text:p>
          </table:table-cell>
          <table:table-cell office:value-type="float" office:value="1000" calcext:value-type="float">
            <text:p>1000</text:p>
          </table:table-cell>
          <table:table-cell office:value-type="float" office:value="16.284" calcext:value-type="float">
            <text:p>16.284</text:p>
          </table:table-cell>
          <table:table-cell office:value-type="float" office:value="1" calcext:value-type="float">
            <text:p>1</text:p>
          </table:table-cell>
          <table:table-cell office:value-type="float" office:value="3805" calcext:value-type="float">
            <text:p>3805</text:p>
          </table:table-cell>
          <table:table-cell table:formula="of:=LOG([.J3];2)" office:value-type="float" office:value="4.02538322147792" calcext:value-type="float">
            <text:p>4.02538322147792</text:p>
          </table:table-cell>
          <table:table-cell table:formula="of:=LOG([.L3];2)" office:value-type="float" office:value="11.8936807383909" calcext:value-type="float">
            <text:p>11.8936807383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4684" calcext:value-type="float">
            <text:p>0.00114684</text:p>
          </table:table-cell>
          <table:table-cell office:value-type="float" office:value="0.00006943" calcext:value-type="float">
            <text:p>6.943E-05</text:p>
          </table:table-cell>
          <table:table-cell office:value-type="float" office:value="0.0562402" calcext:value-type="float">
            <text:p>0.0562402</text:p>
          </table:table-cell>
          <table:table-cell office:value-type="float" office:value="27732" calcext:value-type="float">
            <text:p>27732</text:p>
          </table:table-cell>
          <table:table-cell office:value-type="float" office:value="1000" calcext:value-type="float">
            <text:p>1000</text:p>
          </table:table-cell>
          <table:table-cell office:value-type="float" office:value="27.732" calcext:value-type="float">
            <text:p>27.732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table:formula="of:=LOG([.J4];2)" office:value-type="float" office:value="4.7934797605267" calcext:value-type="float">
            <text:p>4.7934797605267</text:p>
          </table:table-cell>
          <table:table-cell table:formula="of:=LOG([.L4];2)" office:value-type="float" office:value="10.4083297407674" calcext:value-type="float">
            <text:p>10.40832974076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.12083" calcext:value-type="float">
            <text:p>1.12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2083" calcext:value-type="float">
            <text:p>0.00112083</text:p>
          </table:table-cell>
          <table:table-cell office:value-type="float" office:value="0.000078872" calcext:value-type="float">
            <text:p>7.8872E-05</text:p>
          </table:table-cell>
          <table:table-cell office:value-type="float" office:value="0.0228999" calcext:value-type="float">
            <text:p>0.0228999</text:p>
          </table:table-cell>
          <table:table-cell office:value-type="float" office:value="22700" calcext:value-type="float">
            <text:p>22700</text:p>
          </table:table-cell>
          <table:table-cell office:value-type="float" office:value="1000" calcext:value-type="float">
            <text:p>1000</text:p>
          </table:table-cell>
          <table:table-cell office:value-type="float" office:value="22.7" calcext:value-type="float">
            <text:p>22.7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table:formula="of:=LOG([.J5];2)" office:value-type="float" office:value="4.50462039240355" calcext:value-type="float">
            <text:p>4.50462039240355</text:p>
          </table:table-cell>
          <table:table-cell table:formula="of:=LOG([.L5];2)" office:value-type="float" office:value="9.06877827798541" calcext:value-type="float">
            <text:p>9.068778277985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.20262" calcext:value-type="float">
            <text:p>1.202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0262" calcext:value-type="float">
            <text:p>0.00120262</text:p>
          </table:table-cell>
          <table:table-cell office:value-type="float" office:value="0.000100104" calcext:value-type="float">
            <text:p>0.000100104</text:p>
          </table:table-cell>
          <table:table-cell office:value-type="float" office:value="0.0337844" calcext:value-type="float">
            <text:p>0.0337844</text:p>
          </table:table-cell>
          <table:table-cell office:value-type="float" office:value="21072" calcext:value-type="float">
            <text:p>21072</text:p>
          </table:table-cell>
          <table:table-cell office:value-type="float" office:value="1000" calcext:value-type="float">
            <text:p>1000</text:p>
          </table:table-cell>
          <table:table-cell office:value-type="float" office:value="21.072" calcext:value-type="float">
            <text:p>21.072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table:formula="of:=LOG([.J6];2)" office:value-type="float" office:value="4.39725534559443" calcext:value-type="float">
            <text:p>4.39725534559443</text:p>
          </table:table-cell>
          <table:table-cell table:formula="of:=LOG([.L6];2)" office:value-type="float" office:value="9.63117705570398" calcext:value-type="float">
            <text:p>9.63117705570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.857041" calcext:value-type="float">
            <text:p>0.857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57041" calcext:value-type="float">
            <text:p>0.000857041</text:p>
          </table:table-cell>
          <table:table-cell office:value-type="float" office:value="0.000104562" calcext:value-type="float">
            <text:p>0.000104562</text:p>
          </table:table-cell>
          <table:table-cell office:value-type="float" office:value="0.029494" calcext:value-type="float">
            <text:p>0.029494</text:p>
          </table:table-cell>
          <table:table-cell office:value-type="float" office:value="12410" calcext:value-type="float">
            <text:p>12410</text:p>
          </table:table-cell>
          <table:table-cell office:value-type="float" office:value="1000" calcext:value-type="float">
            <text:p>1000</text:p>
          </table:table-cell>
          <table:table-cell office:value-type="float" office:value="12.41" calcext:value-type="float">
            <text:p>12.41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table:formula="of:=LOG([.J7];2)" office:value-type="float" office:value="3.63343121035563" calcext:value-type="float">
            <text:p>3.63343121035563</text:p>
          </table:table-cell>
          <table:table-cell table:formula="of:=LOG([.L7];2)" office:value-type="float" office:value="9.12153351734003" calcext:value-type="float">
            <text:p>9.121533517340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710356" calcext:value-type="float">
            <text:p>0.7103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10356" calcext:value-type="float">
            <text:p>0.000710356</text:p>
          </table:table-cell>
          <table:table-cell office:value-type="float" office:value="0.000115108" calcext:value-type="float">
            <text:p>0.000115108</text:p>
          </table:table-cell>
          <table:table-cell office:value-type="float" office:value="0.0190326" calcext:value-type="float">
            <text:p>0.0190326</text:p>
          </table:table-cell>
          <table:table-cell office:value-type="float" office:value="8482" calcext:value-type="float">
            <text:p>8482</text:p>
          </table:table-cell>
          <table:table-cell office:value-type="float" office:value="1000" calcext:value-type="float">
            <text:p>1000</text:p>
          </table:table-cell>
          <table:table-cell office:value-type="float" office:value="8.482" calcext:value-type="float">
            <text:p>8.482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table:formula="of:=LOG([.J8];2)" office:value-type="float" office:value="3.08440448293435" calcext:value-type="float">
            <text:p>3.08440448293435</text:p>
          </table:table-cell>
          <table:table-cell table:formula="of:=LOG([.L8];2)" office:value-type="float" office:value="8.45532722030456" calcext:value-type="float">
            <text:p>8.455327220304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395571" calcext:value-type="float">
            <text:p>0.3955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5571" calcext:value-type="float">
            <text:p>0.000395571</text:p>
          </table:table-cell>
          <table:table-cell office:value-type="float" office:value="0.000169848" calcext:value-type="float">
            <text:p>0.000169848</text:p>
          </table:table-cell>
          <table:table-cell office:value-type="float" office:value="0.00575976" calcext:value-type="float">
            <text:p>0.00575976</text:p>
          </table:table-cell>
          <table:table-cell office:value-type="float" office:value="2534" calcext:value-type="float">
            <text:p>2534</text:p>
          </table:table-cell>
          <table:table-cell office:value-type="float" office:value="1000" calcext:value-type="float">
            <text:p>1000</text:p>
          </table:table-cell>
          <table:table-cell office:value-type="float" office:value="2.534" calcext:value-type="float">
            <text:p>2.53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LOG([.J9];2)" office:value-type="float" office:value="1.34141652447872" calcext:value-type="float">
            <text:p>1.34141652447872</text:p>
          </table:table-cell>
          <table:table-cell table:formula="of:=LOG([.L9];2)" office:value-type="float" office:value="6.14974711950468" calcext:value-type="float">
            <text:p>6.14974711950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.416875" calcext:value-type="float">
            <text:p>0.4168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6875" calcext:value-type="float">
            <text:p>0.000416875</text:p>
          </table:table-cell>
          <table:table-cell office:value-type="float" office:value="0.00023362" calcext:value-type="float">
            <text:p>0.00023362</text:p>
          </table:table-cell>
          <table:table-cell office:value-type="float" office:value="0.00311401" calcext:value-type="float">
            <text:p>0.00311401</text:p>
          </table:table-cell>
          <table:table-cell office:value-type="float" office:value="1124" calcext:value-type="float">
            <text:p>1124</text:p>
          </table:table-cell>
          <table:table-cell office:value-type="float" office:value="1000" calcext:value-type="float">
            <text:p>1000</text:p>
          </table:table-cell>
          <table:table-cell office:value-type="float" office:value="1.124" calcext:value-type="float">
            <text:p>1.1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LOG([.J10];2)" office:value-type="float" office:value="0.168642035558839" calcext:value-type="float">
            <text:p>0.168642035558839</text:p>
          </table:table-cell>
          <table:table-cell table:formula="of:=LOG([.L10];2)" office:value-type="float" office:value="5.12928301694497" calcext:value-type="float">
            <text:p>5.12928301694497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553948" calcext:value-type="float">
            <text:p>0.5539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3948" calcext:value-type="float">
            <text:p>0.000553948</text:p>
          </table:table-cell>
          <table:table-cell office:value-type="float" office:value="0.000059509" calcext:value-type="float">
            <text:p>5.9509E-05</text:p>
          </table:table-cell>
          <table:table-cell office:value-type="float" office:value="0.0284188" calcext:value-type="float">
            <text:p>0.0284188</text:p>
          </table:table-cell>
          <table:table-cell office:value-type="float" office:value="16588" calcext:value-type="float">
            <text:p>16588</text:p>
          </table:table-cell>
          <table:table-cell office:value-type="float" office:value="1000" calcext:value-type="float">
            <text:p>1000</text:p>
          </table:table-cell>
          <table:table-cell office:value-type="float" office:value="16.588" calcext:value-type="float">
            <text:p>16.588</text:p>
          </table:table-cell>
          <table:table-cell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  <table:table-cell table:formula="of:=LOG([.J2];2)" office:value-type="float" office:value="4.05206804724388" calcext:value-type="float">
            <text:p>4.05206804724388</text:p>
          </table:table-cell>
          <table:table-cell table:formula="of:=LOG([.L2];2)" office:value-type="float" office:value="10.1459321458205" calcext:value-type="float">
            <text:p>10.14593214582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77555" calcext:value-type="float">
            <text:p>1.775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7555" calcext:value-type="float">
            <text:p>0.00177555</text:p>
          </table:table-cell>
          <table:table-cell office:value-type="float" office:value="0.00006822" calcext:value-type="float">
            <text:p>6.822E-05</text:p>
          </table:table-cell>
          <table:table-cell office:value-type="float" office:value="0.128996" calcext:value-type="float">
            <text:p>0.128996</text:p>
          </table:table-cell>
          <table:table-cell office:value-type="float" office:value="47598" calcext:value-type="float">
            <text:p>47598</text:p>
          </table:table-cell>
          <table:table-cell office:value-type="float" office:value="1000" calcext:value-type="float">
            <text:p>1000</text:p>
          </table:table-cell>
          <table:table-cell office:value-type="float" office:value="47.598" calcext:value-type="float">
            <text:p>47.598</text:p>
          </table:table-cell>
          <table:table-cell office:value-type="float" office:value="1" calcext:value-type="float">
            <text:p>1</text:p>
          </table:table-cell>
          <table:table-cell office:value-type="float" office:value="3833" calcext:value-type="float">
            <text:p>3833</text:p>
          </table:table-cell>
          <table:table-cell table:formula="of:=LOG([.J3];2)" office:value-type="float" office:value="5.57282904970838" calcext:value-type="float">
            <text:p>5.57282904970838</text:p>
          </table:table-cell>
          <table:table-cell table:formula="of:=LOG([.L3];2)" office:value-type="float" office:value="11.9042582828005" calcext:value-type="float">
            <text:p>11.90425828280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.78043" calcext:value-type="float">
            <text:p>2.780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8043" calcext:value-type="float">
            <text:p>0.00278043</text:p>
          </table:table-cell>
          <table:table-cell office:value-type="float" office:value="0.000081442" calcext:value-type="float">
            <text:p>8.1442E-05</text:p>
          </table:table-cell>
          <table:table-cell office:value-type="float" office:value="0.0919802" calcext:value-type="float">
            <text:p>0.0919802</text:p>
          </table:table-cell>
          <table:table-cell office:value-type="float" office:value="63150" calcext:value-type="float">
            <text:p>63150</text:p>
          </table:table-cell>
          <table:table-cell office:value-type="float" office:value="1000" calcext:value-type="float">
            <text:p>1000</text:p>
          </table:table-cell>
          <table:table-cell office:value-type="float" office:value="63.15" calcext:value-type="float">
            <text:p>63.15</text:p>
          </table:table-cell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table:formula="of:=LOG([.J4];2)" office:value-type="float" office:value="5.98071082890019" calcext:value-type="float">
            <text:p>5.98071082890019</text:p>
          </table:table-cell>
          <table:table-cell table:formula="of:=LOG([.L4];2)" office:value-type="float" office:value="11.0007042690112" calcext:value-type="float">
            <text:p>11.00070426901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.96304" calcext:value-type="float">
            <text:p>2.963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96304" calcext:value-type="float">
            <text:p>0.00296304</text:p>
          </table:table-cell>
          <table:table-cell office:value-type="float" office:value="0.00010093" calcext:value-type="float">
            <text:p>0.00010093</text:p>
          </table:table-cell>
          <table:table-cell office:value-type="float" office:value="0.125911" calcext:value-type="float">
            <text:p>0.125911</text:p>
          </table:table-cell>
          <table:table-cell office:value-type="float" office:value="57758" calcext:value-type="float">
            <text:p>57758</text:p>
          </table:table-cell>
          <table:table-cell office:value-type="float" office:value="1000" calcext:value-type="float">
            <text:p>1000</text:p>
          </table:table-cell>
          <table:table-cell office:value-type="float" office:value="57.758" calcext:value-type="float">
            <text:p>57.758</text:p>
          </table:table-cell>
          <table:table-cell office:value-type="float" office:value="1" calcext:value-type="float">
            <text:p>1</text:p>
          </table:table-cell>
          <table:table-cell office:value-type="float" office:value="2751" calcext:value-type="float">
            <text:p>2751</text:p>
          </table:table-cell>
          <table:table-cell table:formula="of:=LOG([.J5];2)" office:value-type="float" office:value="5.85194888143312" calcext:value-type="float">
            <text:p>5.85194888143312</text:p>
          </table:table-cell>
          <table:table-cell table:formula="of:=LOG([.L5];2)" office:value-type="float" office:value="11.4257404243162" calcext:value-type="float">
            <text:p>11.4257404243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.87409" calcext:value-type="float">
            <text:p>2.874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7409" calcext:value-type="float">
            <text:p>0.00287409</text:p>
          </table:table-cell>
          <table:table-cell office:value-type="float" office:value="0.000110754" calcext:value-type="float">
            <text:p>0.000110754</text:p>
          </table:table-cell>
          <table:table-cell office:value-type="float" office:value="0.111521" calcext:value-type="float">
            <text:p>0.111521</text:p>
          </table:table-cell>
          <table:table-cell office:value-type="float" office:value="48260" calcext:value-type="float">
            <text:p>48260</text:p>
          </table:table-cell>
          <table:table-cell office:value-type="float" office:value="1000" calcext:value-type="float">
            <text:p>1000</text:p>
          </table:table-cell>
          <table:table-cell office:value-type="float" office:value="48.26" calcext:value-type="float">
            <text:p>48.26</text:p>
          </table:table-cell>
          <table:table-cell office:value-type="float" office:value="1" calcext:value-type="float">
            <text:p>1</text:p>
          </table:table-cell>
          <table:table-cell office:value-type="float" office:value="2343" calcext:value-type="float">
            <text:p>2343</text:p>
          </table:table-cell>
          <table:table-cell table:formula="of:=LOG([.J6];2)" office:value-type="float" office:value="5.59275601044103" calcext:value-type="float">
            <text:p>5.59275601044103</text:p>
          </table:table-cell>
          <table:table-cell table:formula="of:=LOG([.L6];2)" office:value-type="float" office:value="11.1941412388631" calcext:value-type="float">
            <text:p>11.19414123886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9283" calcext:value-type="float">
            <text:p>1.9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83" calcext:value-type="float">
            <text:p>0.0019283</text:p>
          </table:table-cell>
          <table:table-cell office:value-type="float" office:value="0.000125982" calcext:value-type="float">
            <text:p>0.000125982</text:p>
          </table:table-cell>
          <table:table-cell office:value-type="float" office:value="0.0384119" calcext:value-type="float">
            <text:p>0.0384119</text:p>
          </table:table-cell>
          <table:table-cell office:value-type="float" office:value="26294" calcext:value-type="float">
            <text:p>26294</text:p>
          </table:table-cell>
          <table:table-cell office:value-type="float" office:value="1000" calcext:value-type="float">
            <text:p>1000</text:p>
          </table:table-cell>
          <table:table-cell office:value-type="float" office:value="26.294" calcext:value-type="float">
            <text:p>26.294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LOG([.J7];2)" office:value-type="float" office:value="4.71666172490717" calcext:value-type="float">
            <text:p>4.71666172490717</text:p>
          </table:table-cell>
          <table:table-cell table:formula="of:=LOG([.L7];2)" office:value-type="float" office:value="9.29232163280204" calcext:value-type="float">
            <text:p>9.29232163280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.13342" calcext:value-type="float">
            <text:p>1.133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3342" calcext:value-type="float">
            <text:p>0.00113342</text:p>
          </table:table-cell>
          <table:table-cell office:value-type="float" office:value="0.00014429" calcext:value-type="float">
            <text:p>0.00014429</text:p>
          </table:table-cell>
          <table:table-cell office:value-type="float" office:value="0.0353955" calcext:value-type="float">
            <text:p>0.0353955</text:p>
          </table:table-cell>
          <table:table-cell office:value-type="float" office:value="11750" calcext:value-type="float">
            <text:p>11750</text:p>
          </table:table-cell>
          <table:table-cell office:value-type="float" office:value="1000" calcext:value-type="float">
            <text:p>1000</text:p>
          </table:table-cell>
          <table:table-cell office:value-type="float" office:value="11.75" calcext:value-type="float">
            <text:p>11.75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table:formula="of:=LOG([.J8];2)" office:value-type="float" office:value="3.55458885167764" calcext:value-type="float">
            <text:p>3.55458885167764</text:p>
          </table:table-cell>
          <table:table-cell table:formula="of:=LOG([.L8];2)" office:value-type="float" office:value="9.06877827798541" calcext:value-type="float">
            <text:p>9.068778277985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46003" calcext:value-type="float">
            <text:p>0.000646003</text:p>
          </table:table-cell>
          <table:table-cell office:value-type="float" office:value="0.000189077" calcext:value-type="float">
            <text:p>0.000189077</text:p>
          </table:table-cell>
          <table:table-cell office:value-type="float" office:value="0.0117204" calcext:value-type="float">
            <text:p>0.0117204</text:p>
          </table:table-cell>
          <table:table-cell office:value-type="float" office:value="4476" calcext:value-type="float">
            <text:p>4476</text:p>
          </table:table-cell>
          <table:table-cell office:value-type="float" office:value="1000" calcext:value-type="float">
            <text:p>1000</text:p>
          </table:table-cell>
          <table:table-cell office:value-type="float" office:value="4.476" calcext:value-type="float">
            <text:p>4.476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formula="of:=LOG([.J9];2)" office:value-type="float" office:value="2.16221003631431" calcext:value-type="float">
            <text:p>2.16221003631431</text:p>
          </table:table-cell>
          <table:table-cell table:formula="of:=LOG([.L9];2)" office:value-type="float" office:value="7.21916852046216" calcext:value-type="float">
            <text:p>7.219168520462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513385" calcext:value-type="float">
            <text:p>0.5133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3385" calcext:value-type="float">
            <text:p>0.000513385</text:p>
          </table:table-cell>
          <table:table-cell office:value-type="float" office:value="0.000245474" calcext:value-type="float">
            <text:p>0.000245474</text:p>
          </table:table-cell>
          <table:table-cell office:value-type="float" office:value="0.00385174" calcext:value-type="float">
            <text:p>0.00385174</text:p>
          </table:table-cell>
          <table:table-cell office:value-type="float" office:value="1438" calcext:value-type="float">
            <text:p>1438</text:p>
          </table:table-cell>
          <table:table-cell office:value-type="float" office:value="1000" calcext:value-type="float">
            <text:p>1000</text:p>
          </table:table-cell>
          <table:table-cell office:value-type="float" office:value="1.438" calcext:value-type="float">
            <text:p>1.43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LOG([.J10];2)" office:value-type="float" office:value="0.524063675777211" calcext:value-type="float">
            <text:p>0.524063675777211</text:p>
          </table:table-cell>
          <table:table-cell table:formula="of:=LOG([.L10];2)" office:value-type="float" office:value="5.04439411935845" calcext:value-type="float">
            <text:p>5.04439411935845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20548" calcext:value-type="float">
            <text:p>1.205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0548" calcext:value-type="float">
            <text:p>0.00120548</text:p>
          </table:table-cell>
          <table:table-cell office:value-type="float" office:value="0.000058877" calcext:value-type="float">
            <text:p>5.8877E-05</text:p>
          </table:table-cell>
          <table:table-cell office:value-type="float" office:value="0.175457" calcext:value-type="float">
            <text:p>0.175457</text:p>
          </table:table-cell>
          <table:table-cell office:value-type="float" office:value="37578" calcext:value-type="float">
            <text:p>37578</text:p>
          </table:table-cell>
          <table:table-cell office:value-type="float" office:value="1000" calcext:value-type="float">
            <text:p>1000</text:p>
          </table:table-cell>
          <table:table-cell office:value-type="float" office:value="37.578" calcext:value-type="float">
            <text:p>37.578</text:p>
          </table:table-cell>
          <table:table-cell office:value-type="float" office:value="1" calcext:value-type="float">
            <text:p>1</text:p>
          </table:table-cell>
          <table:table-cell office:value-type="float" office:value="5731" calcext:value-type="float">
            <text:p>5731</text:p>
          </table:table-cell>
          <table:table-cell table:formula="of:=LOG([.J2];2)" office:value-type="float" office:value="5.23181637966384" calcext:value-type="float">
            <text:p>5.23181637966384</text:p>
          </table:table-cell>
          <table:table-cell table:formula="of:=LOG([.L2];2)" office:value-type="float" office:value="12.4845711809158" calcext:value-type="float">
            <text:p>12.48457118091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.78967" calcext:value-type="float">
            <text:p>3.789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8967" calcext:value-type="float">
            <text:p>0.00378967</text:p>
          </table:table-cell>
          <table:table-cell office:value-type="float" office:value="0.000074946" calcext:value-type="float">
            <text:p>7.4946E-05</text:p>
          </table:table-cell>
          <table:table-cell office:value-type="float" office:value="0.250598" calcext:value-type="float">
            <text:p>0.250598</text:p>
          </table:table-cell>
          <table:table-cell office:value-type="float" office:value="92872" calcext:value-type="float">
            <text:p>92872</text:p>
          </table:table-cell>
          <table:table-cell office:value-type="float" office:value="1000" calcext:value-type="float">
            <text:p>1000</text:p>
          </table:table-cell>
          <table:table-cell office:value-type="float" office:value="92.872" calcext:value-type="float">
            <text:p>92.872</text:p>
          </table:table-cell>
          <table:table-cell office:value-type="float" office:value="1" calcext:value-type="float">
            <text:p>1</text:p>
          </table:table-cell>
          <table:table-cell office:value-type="float" office:value="6295" calcext:value-type="float">
            <text:p>6295</text:p>
          </table:table-cell>
          <table:table-cell table:formula="of:=LOG([.J3];2)" office:value-type="float" office:value="6.53717179860023" calcext:value-type="float">
            <text:p>6.53717179860023</text:p>
          </table:table-cell>
          <table:table-cell table:formula="of:=LOG([.L3];2)" office:value-type="float" office:value="12.6199906626064" calcext:value-type="float">
            <text:p>12.61999066260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7.16279" calcext:value-type="float">
            <text:p>7.162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716279" calcext:value-type="float">
            <text:p>0.00716279</text:p>
          </table:table-cell>
          <table:table-cell office:value-type="float" office:value="0.000097338" calcext:value-type="float">
            <text:p>9.7338E-05</text:p>
          </table:table-cell>
          <table:table-cell office:value-type="float" office:value="0.478577" calcext:value-type="float">
            <text:p>0.478577</text:p>
          </table:table-cell>
          <table:table-cell office:value-type="float" office:value="146860" calcext:value-type="float">
            <text:p>146860</text:p>
          </table:table-cell>
          <table:table-cell office:value-type="float" office:value="1000" calcext:value-type="float">
            <text:p>1000</text:p>
          </table:table-cell>
          <table:table-cell office:value-type="float" office:value="146.86" calcext:value-type="float">
            <text:p>146.86</text:p>
          </table:table-cell>
          <table:table-cell office:value-type="float" office:value="1" calcext:value-type="float">
            <text:p>1</text:p>
          </table:table-cell>
          <table:table-cell office:value-type="float" office:value="11009" calcext:value-type="float">
            <text:p>11009</text:p>
          </table:table-cell>
          <table:table-cell table:formula="of:=LOG([.J4];2)" office:value-type="float" office:value="7.19829769486015" calcext:value-type="float">
            <text:p>7.19829769486015</text:p>
          </table:table-cell>
          <table:table-cell table:formula="of:=LOG([.L4];2)" office:value-type="float" office:value="13.4263958075287" calcext:value-type="float">
            <text:p>13.42639580752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.87471" calcext:value-type="float">
            <text:p>5.874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587471" calcext:value-type="float">
            <text:p>0.00587471</text:p>
          </table:table-cell>
          <table:table-cell office:value-type="float" office:value="0.000108807" calcext:value-type="float">
            <text:p>0.000108807</text:p>
          </table:table-cell>
          <table:table-cell office:value-type="float" office:value="0.279733" calcext:value-type="float">
            <text:p>0.279733</text:p>
          </table:table-cell>
          <table:table-cell office:value-type="float" office:value="102812" calcext:value-type="float">
            <text:p>102812</text:p>
          </table:table-cell>
          <table:table-cell office:value-type="float" office:value="1000" calcext:value-type="float">
            <text:p>1000</text:p>
          </table:table-cell>
          <table:table-cell office:value-type="float" office:value="102.812" calcext:value-type="float">
            <text:p>102.812</text:p>
          </table:table-cell>
          <table:table-cell office:value-type="float" office:value="1" calcext:value-type="float">
            <text:p>1</text:p>
          </table:table-cell>
          <table:table-cell office:value-type="float" office:value="5527" calcext:value-type="float">
            <text:p>5527</text:p>
          </table:table-cell>
          <table:table-cell table:formula="of:=LOG([.J5];2)" office:value-type="float" office:value="6.68386485245945" calcext:value-type="float">
            <text:p>6.68386485245945</text:p>
          </table:table-cell>
          <table:table-cell table:formula="of:=LOG([.L5];2)" office:value-type="float" office:value="12.4322808972142" calcext:value-type="float">
            <text:p>12.4322808972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.28122" calcext:value-type="float">
            <text:p>6.28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628122" calcext:value-type="float">
            <text:p>0.00628122</text:p>
          </table:table-cell>
          <table:table-cell office:value-type="float" office:value="0.000127444" calcext:value-type="float">
            <text:p>0.000127444</text:p>
          </table:table-cell>
          <table:table-cell office:value-type="float" office:value="0.211084" calcext:value-type="float">
            <text:p>0.211084</text:p>
          </table:table-cell>
          <table:table-cell office:value-type="float" office:value="95414" calcext:value-type="float">
            <text:p>95414</text:p>
          </table:table-cell>
          <table:table-cell office:value-type="float" office:value="1000" calcext:value-type="float">
            <text:p>1000</text:p>
          </table:table-cell>
          <table:table-cell office:value-type="float" office:value="95.414" calcext:value-type="float">
            <text:p>95.414</text:p>
          </table:table-cell>
          <table:table-cell office:value-type="float" office:value="1" calcext:value-type="float">
            <text:p>1</text:p>
          </table:table-cell>
          <table:table-cell office:value-type="float" office:value="3435" calcext:value-type="float">
            <text:p>3435</text:p>
          </table:table-cell>
          <table:table-cell table:formula="of:=LOG([.J6];2)" office:value-type="float" office:value="6.57612906183831" calcext:value-type="float">
            <text:p>6.57612906183831</text:p>
          </table:table-cell>
          <table:table-cell table:formula="of:=LOG([.L6];2)" office:value-type="float" office:value="11.7460943837055" calcext:value-type="float">
            <text:p>11.74609438370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.91855" calcext:value-type="float">
            <text:p>3.918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391855" calcext:value-type="float">
            <text:p>0.00391855</text:p>
          </table:table-cell>
          <table:table-cell office:value-type="float" office:value="0.000148802" calcext:value-type="float">
            <text:p>0.000148802</text:p>
          </table:table-cell>
          <table:table-cell office:value-type="float" office:value="0.109863" calcext:value-type="float">
            <text:p>0.109863</text:p>
          </table:table-cell>
          <table:table-cell office:value-type="float" office:value="48710" calcext:value-type="float">
            <text:p>48710</text:p>
          </table:table-cell>
          <table:table-cell office:value-type="float" office:value="1000" calcext:value-type="float">
            <text:p>1000</text:p>
          </table:table-cell>
          <table:table-cell office:value-type="float" office:value="48.71" calcext:value-type="float">
            <text:p>48.71</text:p>
          </table:table-cell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table:formula="of:=LOG([.J7];2)" office:value-type="float" office:value="5.60614607806572" calcext:value-type="float">
            <text:p>5.60614607806572</text:p>
          </table:table-cell>
          <table:table-cell table:formula="of:=LOG([.L7];2)" office:value-type="float" office:value="10.8910241901495" calcext:value-type="float">
            <text:p>10.8910241901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.51609" calcext:value-type="float">
            <text:p>2.516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1609" calcext:value-type="float">
            <text:p>0.00251609</text:p>
          </table:table-cell>
          <table:table-cell office:value-type="float" office:value="0.000167277" calcext:value-type="float">
            <text:p>0.000167277</text:p>
          </table:table-cell>
          <table:table-cell office:value-type="float" office:value="0.0812825" calcext:value-type="float">
            <text:p>0.0812825</text:p>
          </table:table-cell>
          <table:table-cell office:value-type="float" office:value="25882" calcext:value-type="float">
            <text:p>25882</text:p>
          </table:table-cell>
          <table:table-cell office:value-type="float" office:value="1000" calcext:value-type="float">
            <text:p>1000</text:p>
          </table:table-cell>
          <table:table-cell office:value-type="float" office:value="25.882" calcext:value-type="float">
            <text:p>25.882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table:formula="of:=LOG([.J8];2)" office:value-type="float" office:value="4.69387719902599" calcext:value-type="float">
            <text:p>4.69387719902599</text:p>
          </table:table-cell>
          <table:table-cell table:formula="of:=LOG([.L8];2)" office:value-type="float" office:value="10.0154150523867" calcext:value-type="float">
            <text:p>10.01541505238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.14574" calcext:value-type="float">
            <text:p>1.145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4574" calcext:value-type="float">
            <text:p>0.00114574</text:p>
          </table:table-cell>
          <table:table-cell office:value-type="float" office:value="0.000219446" calcext:value-type="float">
            <text:p>0.000219446</text:p>
          </table:table-cell>
          <table:table-cell office:value-type="float" office:value="0.0478375" calcext:value-type="float">
            <text:p>0.0478375</text:p>
          </table:table-cell>
          <table:table-cell office:value-type="float" office:value="8228" calcext:value-type="float">
            <text:p>8228</text:p>
          </table:table-cell>
          <table:table-cell office:value-type="float" office:value="1000" calcext:value-type="float">
            <text:p>1000</text:p>
          </table:table-cell>
          <table:table-cell office:value-type="float" office:value="8.228" calcext:value-type="float">
            <text:p>8.228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table:formula="of:=LOG([.J9];2)" office:value-type="float" office:value="3.04054179386285" calcext:value-type="float">
            <text:p>3.04054179386285</text:p>
          </table:table-cell>
          <table:table-cell table:formula="of:=LOG([.L9];2)" office:value-type="float" office:value="9.04165915163722" calcext:value-type="float">
            <text:p>9.041659151637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0.617854" calcext:value-type="float">
            <text:p>0.6178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7854" calcext:value-type="float">
            <text:p>0.000617854</text:p>
          </table:table-cell>
          <table:table-cell office:value-type="float" office:value="0.000287177" calcext:value-type="float">
            <text:p>0.000287177</text:p>
          </table:table-cell>
          <table:table-cell office:value-type="float" office:value="0.00521769" calcext:value-type="float">
            <text:p>0.00521769</text:p>
          </table:table-cell>
          <table:table-cell office:value-type="float" office:value="1524" calcext:value-type="float">
            <text:p>1524</text:p>
          </table:table-cell>
          <table:table-cell office:value-type="float" office:value="1000" calcext:value-type="float">
            <text:p>1000</text:p>
          </table:table-cell>
          <table:table-cell office:value-type="float" office:value="1.524" calcext:value-type="float">
            <text:p>1.52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LOG([.J10];2)" office:value-type="float" office:value="0.607862902831235" calcext:value-type="float">
            <text:p>0.607862902831235</text:p>
          </table:table-cell>
          <table:table-cell table:formula="of:=LOG([.L10];2)" office:value-type="float" office:value="5.35755200461808" calcext:value-type="float">
            <text:p>5.35755200461808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60005" calcext:value-type="float">
            <text:p>2.60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0005" calcext:value-type="float">
            <text:p>0.00260005</text:p>
          </table:table-cell>
          <table:table-cell office:value-type="float" office:value="0.00007066" calcext:value-type="float">
            <text:p>7.066E-05</text:p>
          </table:table-cell>
          <table:table-cell office:value-type="float" office:value="0.640592" calcext:value-type="float">
            <text:p>0.640592</text:p>
          </table:table-cell>
          <table:table-cell office:value-type="float" office:value="71062" calcext:value-type="float">
            <text:p>71062</text:p>
          </table:table-cell>
          <table:table-cell office:value-type="float" office:value="1000" calcext:value-type="float">
            <text:p>1000</text:p>
          </table:table-cell>
          <table:table-cell office:value-type="float" office:value="71.062" calcext:value-type="float">
            <text:p>71.062</text:p>
          </table:table-cell>
          <table:table-cell office:value-type="float" office:value="1" calcext:value-type="float">
            <text:p>1</text:p>
          </table:table-cell>
          <table:table-cell office:value-type="float" office:value="14575" calcext:value-type="float">
            <text:p>14575</text:p>
          </table:table-cell>
          <table:table-cell table:formula="of:=LOG([.J2];2)" office:value-type="float" office:value="6.15100638796795" calcext:value-type="float">
            <text:p>6.15100638796795</text:p>
          </table:table-cell>
          <table:table-cell table:formula="of:=LOG([.L2];2)" office:value-type="float" office:value="13.8312082629752" calcext:value-type="float">
            <text:p>13.83120826297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.1489" calcext:value-type="float">
            <text:p>10.1489</text:p>
          </table:table-cell>
          <table:table-cell office:value-type="float" office:value="1000" calcext:value-type="float">
            <text:p>1000</text:p>
          </table:table-cell>
          <table:table-cell office:value-type="float" office:value="0.0101489" calcext:value-type="float">
            <text:p>0.0101489</text:p>
          </table:table-cell>
          <table:table-cell office:value-type="float" office:value="0.000082936" calcext:value-type="float">
            <text:p>8.2936E-05</text:p>
          </table:table-cell>
          <table:table-cell office:value-type="float" office:value="0.373119" calcext:value-type="float">
            <text:p>0.373119</text:p>
          </table:table-cell>
          <table:table-cell office:value-type="float" office:value="236990" calcext:value-type="float">
            <text:p>236990</text:p>
          </table:table-cell>
          <table:table-cell office:value-type="float" office:value="1000" calcext:value-type="float">
            <text:p>1000</text:p>
          </table:table-cell>
          <table:table-cell office:value-type="float" office:value="236.99" calcext:value-type="float">
            <text:p>236.99</text:p>
          </table:table-cell>
          <table:table-cell office:value-type="float" office:value="1" calcext:value-type="float">
            <text:p>1</text:p>
          </table:table-cell>
          <table:table-cell office:value-type="float" office:value="9949" calcext:value-type="float">
            <text:p>9949</text:p>
          </table:table-cell>
          <table:table-cell table:formula="of:=LOG([.J3];2)" office:value-type="float" office:value="7.8886823744055" calcext:value-type="float">
            <text:p>7.8886823744055</text:p>
          </table:table-cell>
          <table:table-cell table:formula="of:=LOG([.L3];2)" office:value-type="float" office:value="13.2803358085553" calcext:value-type="float">
            <text:p>13.28033580855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3.753" calcext:value-type="float">
            <text:p>13.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13753" calcext:value-type="float">
            <text:p>0.013753</text:p>
          </table:table-cell>
          <table:table-cell office:value-type="float" office:value="0.000090648" calcext:value-type="float">
            <text:p>9.0648E-05</text:p>
          </table:table-cell>
          <table:table-cell office:value-type="float" office:value="0.868229" calcext:value-type="float">
            <text:p>0.868229</text:p>
          </table:table-cell>
          <table:table-cell office:value-type="float" office:value="266360" calcext:value-type="float">
            <text:p>266360</text:p>
          </table:table-cell>
          <table:table-cell office:value-type="float" office:value="1000" calcext:value-type="float">
            <text:p>1000</text:p>
          </table:table-cell>
          <table:table-cell office:value-type="float" office:value="266.36" calcext:value-type="float">
            <text:p>266.36</text:p>
          </table:table-cell>
          <table:table-cell office:value-type="float" office:value="1" calcext:value-type="float">
            <text:p>1</text:p>
          </table:table-cell>
          <table:table-cell office:value-type="float" office:value="18699" calcext:value-type="float">
            <text:p>18699</text:p>
          </table:table-cell>
          <table:table-cell table:formula="of:=LOG([.J4];2)" office:value-type="float" office:value="8.05723363504243" calcext:value-type="float">
            <text:p>8.05723363504243</text:p>
          </table:table-cell>
          <table:table-cell table:formula="of:=LOG([.L4];2)" office:value-type="float" office:value="14.190673498132" calcext:value-type="float">
            <text:p>14.190673498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1.5828" calcext:value-type="float">
            <text:p>21.5828</text:p>
          </table:table-cell>
          <table:table-cell office:value-type="float" office:value="1000" calcext:value-type="float">
            <text:p>1000</text:p>
          </table:table-cell>
          <table:table-cell office:value-type="float" office:value="0.0215828" calcext:value-type="float">
            <text:p>0.0215828</text:p>
          </table:table-cell>
          <table:table-cell office:value-type="float" office:value="0.000121279" calcext:value-type="float">
            <text:p>0.000121279</text:p>
          </table:table-cell>
          <table:table-cell office:value-type="float" office:value="1.54966" calcext:value-type="float">
            <text:p>1.54966</text:p>
          </table:table-cell>
          <table:table-cell office:value-type="float" office:value="372940" calcext:value-type="float">
            <text:p>372940</text:p>
          </table:table-cell>
          <table:table-cell office:value-type="float" office:value="1000" calcext:value-type="float">
            <text:p>1000</text:p>
          </table:table-cell>
          <table:table-cell office:value-type="float" office:value="372.94" calcext:value-type="float">
            <text:p>372.94</text:p>
          </table:table-cell>
          <table:table-cell office:value-type="float" office:value="1" calcext:value-type="float">
            <text:p>1</text:p>
          </table:table-cell>
          <table:table-cell office:value-type="float" office:value="28911" calcext:value-type="float">
            <text:p>28911</text:p>
          </table:table-cell>
          <table:table-cell table:formula="of:=LOG([.J5];2)" office:value-type="float" office:value="8.5427997326808" calcext:value-type="float">
            <text:p>8.5427997326808</text:p>
          </table:table-cell>
          <table:table-cell table:formula="of:=LOG([.L5];2)" office:value-type="float" office:value="14.8193308904775" calcext:value-type="float">
            <text:p>14.81933089047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5.7008" calcext:value-type="float">
            <text:p>15.7008</text:p>
          </table:table-cell>
          <table:table-cell office:value-type="float" office:value="1000" calcext:value-type="float">
            <text:p>1000</text:p>
          </table:table-cell>
          <table:table-cell office:value-type="float" office:value="0.0157008" calcext:value-type="float">
            <text:p>0.0157008</text:p>
          </table:table-cell>
          <table:table-cell office:value-type="float" office:value="0.000141197" calcext:value-type="float">
            <text:p>0.000141197</text:p>
          </table:table-cell>
          <table:table-cell office:value-type="float" office:value="0.767564" calcext:value-type="float">
            <text:p>0.767564</text:p>
          </table:table-cell>
          <table:table-cell office:value-type="float" office:value="235216" calcext:value-type="float">
            <text:p>235216</text:p>
          </table:table-cell>
          <table:table-cell office:value-type="float" office:value="1000" calcext:value-type="float">
            <text:p>1000</text:p>
          </table:table-cell>
          <table:table-cell office:value-type="float" office:value="235.216" calcext:value-type="float">
            <text:p>235.216</text:p>
          </table:table-cell>
          <table:table-cell office:value-type="float" office:value="1" calcext:value-type="float">
            <text:p>1</text:p>
          </table:table-cell>
          <table:table-cell office:value-type="float" office:value="13543" calcext:value-type="float">
            <text:p>13543</text:p>
          </table:table-cell>
          <table:table-cell table:formula="of:=LOG([.J6];2)" office:value-type="float" office:value="7.87784238913076" calcext:value-type="float">
            <text:p>7.87784238913076</text:p>
          </table:table-cell>
          <table:table-cell table:formula="of:=LOG([.L6];2)" office:value-type="float" office:value="13.7252597348372" calcext:value-type="float">
            <text:p>13.72525973483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.2453" calcext:value-type="float">
            <text:p>10.2453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453" calcext:value-type="float">
            <text:p>0.0102453</text:p>
          </table:table-cell>
          <table:table-cell office:value-type="float" office:value="0.000160012" calcext:value-type="float">
            <text:p>0.000160012</text:p>
          </table:table-cell>
          <table:table-cell office:value-type="float" office:value="0.231355" calcext:value-type="float">
            <text:p>0.231355</text:p>
          </table:table-cell>
          <table:table-cell office:value-type="float" office:value="129030" calcext:value-type="float">
            <text:p>129030</text:p>
          </table:table-cell>
          <table:table-cell office:value-type="float" office:value="1000" calcext:value-type="float">
            <text:p>1000</text:p>
          </table:table-cell>
          <table:table-cell office:value-type="float" office:value="129.03" calcext:value-type="float">
            <text:p>129.03</text:p>
          </table:table-cell>
          <table:table-cell office:value-type="float" office:value="1" calcext:value-type="float">
            <text:p>1</text:p>
          </table:table-cell>
          <table:table-cell office:value-type="float" office:value="3541" calcext:value-type="float">
            <text:p>3541</text:p>
          </table:table-cell>
          <table:table-cell table:formula="of:=LOG([.J7];2)" office:value-type="float" office:value="7.01156272689108" calcext:value-type="float">
            <text:p>7.01156272689108</text:p>
          </table:table-cell>
          <table:table-cell table:formula="of:=LOG([.L7];2)" office:value-type="float" office:value="11.7899411283909" calcext:value-type="float">
            <text:p>11.7899411283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.03996" calcext:value-type="float">
            <text:p>5.039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03996" calcext:value-type="float">
            <text:p>0.00503996</text:p>
          </table:table-cell>
          <table:table-cell office:value-type="float" office:value="0.000188812" calcext:value-type="float">
            <text:p>0.000188812</text:p>
          </table:table-cell>
          <table:table-cell office:value-type="float" office:value="0.172343" calcext:value-type="float">
            <text:p>0.172343</text:p>
          </table:table-cell>
          <table:table-cell office:value-type="float" office:value="53364" calcext:value-type="float">
            <text:p>53364</text:p>
          </table:table-cell>
          <table:table-cell office:value-type="float" office:value="1000" calcext:value-type="float">
            <text:p>1000</text:p>
          </table:table-cell>
          <table:table-cell office:value-type="float" office:value="53.364" calcext:value-type="float">
            <text:p>53.364</text:p>
          </table:table-cell>
          <table:table-cell office:value-type="float" office:value="1" calcext:value-type="float">
            <text:p>1</text:p>
          </table:table-cell>
          <table:table-cell office:value-type="float" office:value="1963" calcext:value-type="float">
            <text:p>1963</text:p>
          </table:table-cell>
          <table:table-cell table:formula="of:=LOG([.J8];2)" office:value-type="float" office:value="5.73779490541058" calcext:value-type="float">
            <text:p>5.73779490541058</text:p>
          </table:table-cell>
          <table:table-cell table:formula="of:=LOG([.L8];2)" office:value-type="float" office:value="10.9388444574662" calcext:value-type="float">
            <text:p>10.9388444574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.72508" calcext:value-type="float">
            <text:p>1.72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2508" calcext:value-type="float">
            <text:p>0.00172508</text:p>
          </table:table-cell>
          <table:table-cell office:value-type="float" office:value="0.000267267" calcext:value-type="float">
            <text:p>0.000267267</text:p>
          </table:table-cell>
          <table:table-cell office:value-type="float" office:value="0.0873612" calcext:value-type="float">
            <text:p>0.0873612</text:p>
          </table:table-cell>
          <table:table-cell office:value-type="float" office:value="12812" calcext:value-type="float">
            <text:p>12812</text:p>
          </table:table-cell>
          <table:table-cell office:value-type="float" office:value="1000" calcext:value-type="float">
            <text:p>1000</text:p>
          </table:table-cell>
          <table:table-cell office:value-type="float" office:value="12.812" calcext:value-type="float">
            <text:p>12.812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table:formula="of:=LOG([.J9];2)" office:value-type="float" office:value="3.6794237981126" calcext:value-type="float">
            <text:p>3.6794237981126</text:p>
          </table:table-cell>
          <table:table-cell table:formula="of:=LOG([.L9];2)" office:value-type="float" office:value="9.94104760634058" calcext:value-type="float">
            <text:p>9.941047606340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.705118" calcext:value-type="float">
            <text:p>0.7051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5118" calcext:value-type="float">
            <text:p>0.000705118</text:p>
          </table:table-cell>
          <table:table-cell office:value-type="float" office:value="0.000326641" calcext:value-type="float">
            <text:p>0.000326641</text:p>
          </table:table-cell>
          <table:table-cell office:value-type="float" office:value="0.0103673" calcext:value-type="float">
            <text:p>0.0103673</text:p>
          </table:table-cell>
          <table:table-cell office:value-type="float" office:value="1706" calcext:value-type="float">
            <text:p>1706</text:p>
          </table:table-cell>
          <table:table-cell office:value-type="float" office:value="1000" calcext:value-type="float">
            <text:p>1000</text:p>
          </table:table-cell>
          <table:table-cell office:value-type="float" office:value="1.706" calcext:value-type="float">
            <text:p>1.70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LOG([.J10];2)" office:value-type="float" office:value="0.770617646656203" calcext:value-type="float">
            <text:p>0.770617646656203</text:p>
          </table:table-cell>
          <table:table-cell table:formula="of:=LOG([.L10];2)" office:value-type="float" office:value="6.4093909361377" calcext:value-type="float">
            <text:p>6.4093909361377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.39267" calcext:value-type="float">
            <text:p>7.392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739267" calcext:value-type="float">
            <text:p>0.00739267</text:p>
          </table:table-cell>
          <table:table-cell office:value-type="float" office:value="0.000077966" calcext:value-type="float">
            <text:p>7.7966E-05</text:p>
          </table:table-cell>
          <table:table-cell office:value-type="float" office:value="2.31913" calcext:value-type="float">
            <text:p>2.31913</text:p>
          </table:table-cell>
          <table:table-cell office:value-type="float" office:value="208168" calcext:value-type="float">
            <text:p>208168</text:p>
          </table:table-cell>
          <table:table-cell office:value-type="float" office:value="1000" calcext:value-type="float">
            <text:p>1000</text:p>
          </table:table-cell>
          <table:table-cell office:value-type="float" office:value="208.168" calcext:value-type="float">
            <text:p>208.168</text:p>
          </table:table-cell>
          <table:table-cell office:value-type="float" office:value="1" calcext:value-type="float">
            <text:p>1</text:p>
          </table:table-cell>
          <table:table-cell office:value-type="float" office:value="70363" calcext:value-type="float">
            <text:p>70363</text:p>
          </table:table-cell>
          <table:table-cell table:formula="of:=LOG([.J2];2)" office:value-type="float" office:value="7.70160450149798" calcext:value-type="float">
            <text:p>7.70160450149798</text:p>
          </table:table-cell>
          <table:table-cell table:formula="of:=LOG([.L2];2)" office:value-type="float" office:value="16.1025293744806" calcext:value-type="float">
            <text:p>16.1025293744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.6258" calcext:value-type="float">
            <text:p>27.6258</text:p>
          </table:table-cell>
          <table:table-cell office:value-type="float" office:value="1000" calcext:value-type="float">
            <text:p>1000</text:p>
          </table:table-cell>
          <table:table-cell office:value-type="float" office:value="0.0276258" calcext:value-type="float">
            <text:p>0.0276258</text:p>
          </table:table-cell>
          <table:table-cell office:value-type="float" office:value="0.000091318" calcext:value-type="float">
            <text:p>9.1318E-05</text:p>
          </table:table-cell>
          <table:table-cell office:value-type="float" office:value="2.13805" calcext:value-type="float">
            <text:p>2.13805</text:p>
          </table:table-cell>
          <table:table-cell office:value-type="float" office:value="570406" calcext:value-type="float">
            <text:p>570406</text:p>
          </table:table-cell>
          <table:table-cell office:value-type="float" office:value="1000" calcext:value-type="float">
            <text:p>1000</text:p>
          </table:table-cell>
          <table:table-cell office:value-type="float" office:value="570.406" calcext:value-type="float">
            <text:p>570.406</text:p>
          </table:table-cell>
          <table:table-cell office:value-type="float" office:value="1" calcext:value-type="float">
            <text:p>1</text:p>
          </table:table-cell>
          <table:table-cell office:value-type="float" office:value="51283" calcext:value-type="float">
            <text:p>51283</text:p>
          </table:table-cell>
          <table:table-cell table:formula="of:=LOG([.J3];2)" office:value-type="float" office:value="9.15584534709075" calcext:value-type="float">
            <text:p>9.15584534709075</text:p>
          </table:table-cell>
          <table:table-cell table:formula="of:=LOG([.L3];2)" office:value-type="float" office:value="15.6461930400733" calcext:value-type="float">
            <text:p>15.64619304007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3.5682" calcext:value-type="float">
            <text:p>53.5682</text:p>
          </table:table-cell>
          <table:table-cell office:value-type="float" office:value="1000" calcext:value-type="float">
            <text:p>1000</text:p>
          </table:table-cell>
          <table:table-cell office:value-type="float" office:value="0.0535682" calcext:value-type="float">
            <text:p>0.0535682</text:p>
          </table:table-cell>
          <table:table-cell office:value-type="float" office:value="0.000122361" calcext:value-type="float">
            <text:p>0.000122361</text:p>
          </table:table-cell>
          <table:table-cell office:value-type="float" office:value="4.81417" calcext:value-type="float">
            <text:p>4.81417</text:p>
          </table:table-cell>
          <table:table-cell office:value-type="float" office:value="951098" calcext:value-type="float">
            <text:p>951098</text:p>
          </table:table-cell>
          <table:table-cell office:value-type="float" office:value="1000" calcext:value-type="float">
            <text:p>1000</text:p>
          </table:table-cell>
          <table:table-cell office:value-type="float" office:value="951.098" calcext:value-type="float">
            <text:p>951.098</text:p>
          </table:table-cell>
          <table:table-cell office:value-type="float" office:value="1" calcext:value-type="float">
            <text:p>1</text:p>
          </table:table-cell>
          <table:table-cell office:value-type="float" office:value="102533" calcext:value-type="float">
            <text:p>102533</text:p>
          </table:table-cell>
          <table:table-cell table:formula="of:=LOG([.J4];2)" office:value-type="float" office:value="9.89345019209057" calcext:value-type="float">
            <text:p>9.89345019209057</text:p>
          </table:table-cell>
          <table:table-cell table:formula="of:=LOG([.L4];2)" office:value-type="float" office:value="16.6457287868418" calcext:value-type="float">
            <text:p>16.6457287868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.5737" calcext:value-type="float">
            <text:p>41.5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415737" calcext:value-type="float">
            <text:p>0.0415737</text:p>
          </table:table-cell>
          <table:table-cell office:value-type="float" office:value="0.000143609" calcext:value-type="float">
            <text:p>0.000143609</text:p>
          </table:table-cell>
          <table:table-cell office:value-type="float" office:value="1.92473" calcext:value-type="float">
            <text:p>1.92473</text:p>
          </table:table-cell>
          <table:table-cell office:value-type="float" office:value="607484" calcext:value-type="float">
            <text:p>607484</text:p>
          </table:table-cell>
          <table:table-cell office:value-type="float" office:value="1000" calcext:value-type="float">
            <text:p>1000</text:p>
          </table:table-cell>
          <table:table-cell office:value-type="float" office:value="607.484" calcext:value-type="float">
            <text:p>607.484</text:p>
          </table:table-cell>
          <table:table-cell office:value-type="float" office:value="1" calcext:value-type="float">
            <text:p>1</text:p>
          </table:table-cell>
          <table:table-cell office:value-type="float" office:value="30259" calcext:value-type="float">
            <text:p>30259</text:p>
          </table:table-cell>
          <table:table-cell table:formula="of:=LOG([.J5];2)" office:value-type="float" office:value="9.24670260108634" calcext:value-type="float">
            <text:p>9.24670260108634</text:p>
          </table:table-cell>
          <table:table-cell table:formula="of:=LOG([.L5];2)" office:value-type="float" office:value="14.8850766896791" calcext:value-type="float">
            <text:p>14.8850766896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.4583" calcext:value-type="float">
            <text:p>38.4583</text:p>
          </table:table-cell>
          <table:table-cell office:value-type="float" office:value="1000" calcext:value-type="float">
            <text:p>1000</text:p>
          </table:table-cell>
          <table:table-cell office:value-type="float" office:value="0.0384583" calcext:value-type="float">
            <text:p>0.0384583</text:p>
          </table:table-cell>
          <table:table-cell office:value-type="float" office:value="0.000178903" calcext:value-type="float">
            <text:p>0.000178903</text:p>
          </table:table-cell>
          <table:table-cell office:value-type="float" office:value="1.52587" calcext:value-type="float">
            <text:p>1.52587</text:p>
          </table:table-cell>
          <table:table-cell office:value-type="float" office:value="482564" calcext:value-type="float">
            <text:p>482564</text:p>
          </table:table-cell>
          <table:table-cell office:value-type="float" office:value="1000" calcext:value-type="float">
            <text:p>1000</text:p>
          </table:table-cell>
          <table:table-cell office:value-type="float" office:value="482.564" calcext:value-type="float">
            <text:p>482.564</text:p>
          </table:table-cell>
          <table:table-cell office:value-type="float" office:value="1" calcext:value-type="float">
            <text:p>1</text:p>
          </table:table-cell>
          <table:table-cell office:value-type="float" office:value="22895" calcext:value-type="float">
            <text:p>22895</text:p>
          </table:table-cell>
          <table:table-cell table:formula="of:=LOG([.J6];2)" office:value-type="float" office:value="8.91457648212343" calcext:value-type="float">
            <text:p>8.91457648212343</text:p>
          </table:table-cell>
          <table:table-cell table:formula="of:=LOG([.L6];2)" office:value-type="float" office:value="14.4827449445609" calcext:value-type="float">
            <text:p>14.48274494456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4.3747" calcext:value-type="float">
            <text:p>24.3747</text:p>
          </table:table-cell>
          <table:table-cell office:value-type="float" office:value="1000" calcext:value-type="float">
            <text:p>1000</text:p>
          </table:table-cell>
          <table:table-cell office:value-type="float" office:value="0.0243747" calcext:value-type="float">
            <text:p>0.0243747</text:p>
          </table:table-cell>
          <table:table-cell office:value-type="float" office:value="0.000229576" calcext:value-type="float">
            <text:p>0.000229576</text:p>
          </table:table-cell>
          <table:table-cell office:value-type="float" office:value="1.82995" calcext:value-type="float">
            <text:p>1.82995</text:p>
          </table:table-cell>
          <table:table-cell office:value-type="float" office:value="249412" calcext:value-type="float">
            <text:p>249412</text:p>
          </table:table-cell>
          <table:table-cell office:value-type="float" office:value="1000" calcext:value-type="float">
            <text:p>1000</text:p>
          </table:table-cell>
          <table:table-cell office:value-type="float" office:value="249.412" calcext:value-type="float">
            <text:p>249.412</text:p>
          </table:table-cell>
          <table:table-cell office:value-type="float" office:value="1" calcext:value-type="float">
            <text:p>1</text:p>
          </table:table-cell>
          <table:table-cell office:value-type="float" office:value="21375" calcext:value-type="float">
            <text:p>21375</text:p>
          </table:table-cell>
          <table:table-cell table:formula="of:=LOG([.J7];2)" office:value-type="float" office:value="7.96238706923264" calcext:value-type="float">
            <text:p>7.96238706923264</text:p>
          </table:table-cell>
          <table:table-cell table:formula="of:=LOG([.L7];2)" office:value-type="float" office:value="14.383636799548" calcext:value-type="float">
            <text:p>14.3836367995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9.63996" calcext:value-type="float">
            <text:p>9.639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3996" calcext:value-type="float">
            <text:p>0.00963996</text:p>
          </table:table-cell>
          <table:table-cell office:value-type="float" office:value="0.000282181" calcext:value-type="float">
            <text:p>0.000282181</text:p>
          </table:table-cell>
          <table:table-cell office:value-type="float" office:value="0.195764" calcext:value-type="float">
            <text:p>0.195764</text:p>
          </table:table-cell>
          <table:table-cell office:value-type="float" office:value="81076" calcext:value-type="float">
            <text:p>81076</text:p>
          </table:table-cell>
          <table:table-cell office:value-type="float" office:value="1000" calcext:value-type="float">
            <text:p>1000</text:p>
          </table:table-cell>
          <table:table-cell office:value-type="float" office:value="81.076" calcext:value-type="float">
            <text:p>81.076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table:formula="of:=LOG([.J8];2)" office:value-type="float" office:value="6.34120300803214" calcext:value-type="float">
            <text:p>6.34120300803214</text:p>
          </table:table-cell>
          <table:table-cell table:formula="of:=LOG([.L8];2)" office:value-type="float" office:value="11.0035179121086" calcext:value-type="float">
            <text:p>11.00351791210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.25839" calcext:value-type="float">
            <text:p>3.258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5839" calcext:value-type="float">
            <text:p>0.00325839</text:p>
          </table:table-cell>
          <table:table-cell office:value-type="float" office:value="0.000336201" calcext:value-type="float">
            <text:p>0.000336201</text:p>
          </table:table-cell>
          <table:table-cell office:value-type="float" office:value="0.0893134" calcext:value-type="float">
            <text:p>0.0893134</text:p>
          </table:table-cell>
          <table:table-cell office:value-type="float" office:value="19806" calcext:value-type="float">
            <text:p>19806</text:p>
          </table:table-cell>
          <table:table-cell office:value-type="float" office:value="1000" calcext:value-type="float">
            <text:p>1000</text:p>
          </table:table-cell>
          <table:table-cell office:value-type="float" office:value="19.806" calcext:value-type="float">
            <text:p>19.806</text:p>
          </table:table-cell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table:formula="of:=LOG([.J9];2)" office:value-type="float" office:value="4.30786563928161" calcext:value-type="float">
            <text:p>4.30786563928161</text:p>
          </table:table-cell>
          <table:table-cell table:formula="of:=LOG([.L9];2)" office:value-type="float" office:value="9.54109661534952" calcext:value-type="float">
            <text:p>9.541096615349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.06507" calcext:value-type="float">
            <text:p>1.065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6507" calcext:value-type="float">
            <text:p>0.00106507</text:p>
          </table:table-cell>
          <table:table-cell office:value-type="float" office:value="0.000377629" calcext:value-type="float">
            <text:p>0.000377629</text:p>
          </table:table-cell>
          <table:table-cell office:value-type="float" office:value="0.0240052" calcext:value-type="float">
            <text:p>0.0240052</text:p>
          </table:table-cell>
          <table:table-cell office:value-type="float" office:value="2558" calcext:value-type="float">
            <text:p>2558</text:p>
          </table:table-cell>
          <table:table-cell office:value-type="float" office:value="1000" calcext:value-type="float">
            <text:p>1000</text:p>
          </table:table-cell>
          <table:table-cell office:value-type="float" office:value="2.558" calcext:value-type="float">
            <text:p>2.558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formula="of:=LOG([.J10];2)" office:value-type="float" office:value="1.35501626421955" calcext:value-type="float">
            <text:p>1.35501626421955</text:p>
          </table:table-cell>
          <table:table-cell table:formula="of:=LOG([.L10];2)" office:value-type="float" office:value="7.21916852046216" calcext:value-type="float">
            <text:p>7.21916852046216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.8513" calcext:value-type="float">
            <text:p>18.8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188513" calcext:value-type="float">
            <text:p>0.0188513</text:p>
          </table:table-cell>
          <table:table-cell office:value-type="float" office:value="0.000089107" calcext:value-type="float">
            <text:p>8.9107E-05</text:p>
          </table:table-cell>
          <table:table-cell office:value-type="float" office:value="10.0736" calcext:value-type="float">
            <text:p>10.0736</text:p>
          </table:table-cell>
          <table:table-cell office:value-type="float" office:value="417104" calcext:value-type="float">
            <text:p>417104</text:p>
          </table:table-cell>
          <table:table-cell office:value-type="float" office:value="1000" calcext:value-type="float">
            <text:p>1000</text:p>
          </table:table-cell>
          <table:table-cell office:value-type="float" office:value="417.104" calcext:value-type="float">
            <text:p>417.104</text:p>
          </table:table-cell>
          <table:table-cell office:value-type="float" office:value="1" calcext:value-type="float">
            <text:p>1</text:p>
          </table:table-cell>
          <table:table-cell office:value-type="float" office:value="234143" calcext:value-type="float">
            <text:p>234143</text:p>
          </table:table-cell>
          <table:table-cell table:formula="of:=LOG([.J2];2)" office:value-type="float" office:value="8.70426333741901" calcext:value-type="float">
            <text:p>8.70426333741901</text:p>
          </table:table-cell>
          <table:table-cell table:formula="of:=LOG([.L2];2)" office:value-type="float" office:value="17.8370303819325" calcext:value-type="float">
            <text:p>17.8370303819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.4582" calcext:value-type="float">
            <text:p>80.4582</text:p>
          </table:table-cell>
          <table:table-cell office:value-type="float" office:value="1000" calcext:value-type="float">
            <text:p>1000</text:p>
          </table:table-cell>
          <table:table-cell office:value-type="float" office:value="0.0804582" calcext:value-type="float">
            <text:p>0.0804582</text:p>
          </table:table-cell>
          <table:table-cell office:value-type="float" office:value="0.000107576" calcext:value-type="float">
            <text:p>0.000107576</text:p>
          </table:table-cell>
          <table:table-cell office:value-type="float" office:value="5.44927" calcext:value-type="float">
            <text:p>5.44927</text:p>
          </table:table-cell>
          <table:table-cell office:value-type="float" office:value="1434112" calcext:value-type="float">
            <text:p>1434112</text:p>
          </table:table-cell>
          <table:table-cell office:value-type="float" office:value="1000" calcext:value-type="float">
            <text:p>1000</text:p>
          </table:table-cell>
          <table:table-cell office:value-type="float" office:value="1434.11" calcext:value-type="float">
            <text:p>1434.11</text:p>
          </table:table-cell>
          <table:table-cell office:value-type="float" office:value="1" calcext:value-type="float">
            <text:p>1</text:p>
          </table:table-cell>
          <table:table-cell office:value-type="float" office:value="98509" calcext:value-type="float">
            <text:p>98509</text:p>
          </table:table-cell>
          <table:table-cell table:formula="of:=LOG([.J3];2)" office:value-type="float" office:value="10.4859399714412" calcext:value-type="float">
            <text:p>10.4859399714412</text:p>
          </table:table-cell>
          <table:table-cell table:formula="of:=LOG([.L3];2)" office:value-type="float" office:value="16.5879679179481" calcext:value-type="float">
            <text:p>16.58796791794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47.07" calcext:value-type="float">
            <text:p>147.07</text:p>
          </table:table-cell>
          <table:table-cell office:value-type="float" office:value="1000" calcext:value-type="float">
            <text:p>1000</text:p>
          </table:table-cell>
          <table:table-cell office:value-type="float" office:value="0.14707" calcext:value-type="float">
            <text:p>0.14707</text:p>
          </table:table-cell>
          <table:table-cell office:value-type="float" office:value="0.000139936" calcext:value-type="float">
            <text:p>0.000139936</text:p>
          </table:table-cell>
          <table:table-cell office:value-type="float" office:value="9.65856" calcext:value-type="float">
            <text:p>9.65856</text:p>
          </table:table-cell>
          <table:table-cell office:value-type="float" office:value="2219778" calcext:value-type="float">
            <text:p>2219778</text:p>
          </table:table-cell>
          <table:table-cell office:value-type="float" office:value="1000" calcext:value-type="float">
            <text:p>1000</text:p>
          </table:table-cell>
          <table:table-cell office:value-type="float" office:value="2219.78" calcext:value-type="float">
            <text:p>2219.78</text:p>
          </table:table-cell>
          <table:table-cell office:value-type="float" office:value="1" calcext:value-type="float">
            <text:p>1</text:p>
          </table:table-cell>
          <table:table-cell office:value-type="float" office:value="163889" calcext:value-type="float">
            <text:p>163889</text:p>
          </table:table-cell>
          <table:table-cell table:formula="of:=LOG([.J4];2)" office:value-type="float" office:value="11.1162009843741" calcext:value-type="float">
            <text:p>11.1162009843741</text:p>
          </table:table-cell>
          <table:table-cell table:formula="of:=LOG([.L4];2)" office:value-type="float" office:value="17.3223595004543" calcext:value-type="float">
            <text:p>17.32235950045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16.573" calcext:value-type="float">
            <text:p>116.573</text:p>
          </table:table-cell>
          <table:table-cell office:value-type="float" office:value="1000" calcext:value-type="float">
            <text:p>1000</text:p>
          </table:table-cell>
          <table:table-cell office:value-type="float" office:value="0.116573" calcext:value-type="float">
            <text:p>0.116573</text:p>
          </table:table-cell>
          <table:table-cell office:value-type="float" office:value="0.000158485" calcext:value-type="float">
            <text:p>0.000158485</text:p>
          </table:table-cell>
          <table:table-cell office:value-type="float" office:value="6.58297" calcext:value-type="float">
            <text:p>6.58297</text:p>
          </table:table-cell>
          <table:table-cell office:value-type="float" office:value="1506520" calcext:value-type="float">
            <text:p>1506520</text:p>
          </table:table-cell>
          <table:table-cell office:value-type="float" office:value="1000" calcext:value-type="float">
            <text:p>1000</text:p>
          </table:table-cell>
          <table:table-cell office:value-type="float" office:value="1506.52" calcext:value-type="float">
            <text:p>1506.52</text:p>
          </table:table-cell>
          <table:table-cell office:value-type="float" office:value="1" calcext:value-type="float">
            <text:p>1</text:p>
          </table:table-cell>
          <table:table-cell office:value-type="float" office:value="91503" calcext:value-type="float">
            <text:p>91503</text:p>
          </table:table-cell>
          <table:table-cell table:formula="of:=LOG([.J5];2)" office:value-type="float" office:value="10.5570041104051" calcext:value-type="float">
            <text:p>10.5570041104051</text:p>
          </table:table-cell>
          <table:table-cell table:formula="of:=LOG([.L5];2)" office:value-type="float" office:value="16.4815314236475" calcext:value-type="float">
            <text:p>16.4815314236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89.4699" calcext:value-type="float">
            <text:p>89.4699</text:p>
          </table:table-cell>
          <table:table-cell office:value-type="float" office:value="1000" calcext:value-type="float">
            <text:p>1000</text:p>
          </table:table-cell>
          <table:table-cell office:value-type="float" office:value="0.0894699" calcext:value-type="float">
            <text:p>0.0894699</text:p>
          </table:table-cell>
          <table:table-cell office:value-type="float" office:value="0.000194398" calcext:value-type="float">
            <text:p>0.000194398</text:p>
          </table:table-cell>
          <table:table-cell office:value-type="float" office:value="3.07965" calcext:value-type="float">
            <text:p>3.07965</text:p>
          </table:table-cell>
          <table:table-cell office:value-type="float" office:value="1006674" calcext:value-type="float">
            <text:p>1006674</text:p>
          </table:table-cell>
          <table:table-cell office:value-type="float" office:value="1000" calcext:value-type="float">
            <text:p>1000</text:p>
          </table:table-cell>
          <table:table-cell office:value-type="float" office:value="1006.67" calcext:value-type="float">
            <text:p>1006.67</text:p>
          </table:table-cell>
          <table:table-cell office:value-type="float" office:value="1" calcext:value-type="float">
            <text:p>1</text:p>
          </table:table-cell>
          <table:table-cell office:value-type="float" office:value="39567" calcext:value-type="float">
            <text:p>39567</text:p>
          </table:table-cell>
          <table:table-cell table:formula="of:=LOG([.J6];2)" office:value-type="float" office:value="9.97537511061927" calcext:value-type="float">
            <text:p>9.97537511061927</text:p>
          </table:table-cell>
          <table:table-cell table:formula="of:=LOG([.L6];2)" office:value-type="float" office:value="15.2720100627727" calcext:value-type="float">
            <text:p>15.2720100627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9.1071" calcext:value-type="float">
            <text:p>49.1071</text:p>
          </table:table-cell>
          <table:table-cell office:value-type="float" office:value="1000" calcext:value-type="float">
            <text:p>1000</text:p>
          </table:table-cell>
          <table:table-cell office:value-type="float" office:value="0.0491071" calcext:value-type="float">
            <text:p>0.0491071</text:p>
          </table:table-cell>
          <table:table-cell office:value-type="float" office:value="0.000243731" calcext:value-type="float">
            <text:p>0.000243731</text:p>
          </table:table-cell>
          <table:table-cell office:value-type="float" office:value="1.04294" calcext:value-type="float">
            <text:p>1.04294</text:p>
          </table:table-cell>
          <table:table-cell office:value-type="float" office:value="471350" calcext:value-type="float">
            <text:p>471350</text:p>
          </table:table-cell>
          <table:table-cell office:value-type="float" office:value="1000" calcext:value-type="float">
            <text:p>1000</text:p>
          </table:table-cell>
          <table:table-cell office:value-type="float" office:value="471.35" calcext:value-type="float">
            <text:p>471.35</text:p>
          </table:table-cell>
          <table:table-cell office:value-type="float" office:value="1" calcext:value-type="float">
            <text:p>1</text:p>
          </table:table-cell>
          <table:table-cell office:value-type="float" office:value="12001" calcext:value-type="float">
            <text:p>12001</text:p>
          </table:table-cell>
          <table:table-cell table:formula="of:=LOG([.J7];2)" office:value-type="float" office:value="8.88065491786244" calcext:value-type="float">
            <text:p>8.88065491786244</text:p>
          </table:table-cell>
          <table:table-cell table:formula="of:=LOG([.L7];2)" office:value-type="float" office:value="13.5508670049609" calcext:value-type="float">
            <text:p>13.55086700496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22.308" calcext:value-type="float">
            <text:p>22.308</text:p>
          </table:table-cell>
          <table:table-cell office:value-type="float" office:value="1000" calcext:value-type="float">
            <text:p>1000</text:p>
          </table:table-cell>
          <table:table-cell office:value-type="float" office:value="0.022308" calcext:value-type="float">
            <text:p>0.022308</text:p>
          </table:table-cell>
          <table:table-cell office:value-type="float" office:value="0.000339144" calcext:value-type="float">
            <text:p>0.000339144</text:p>
          </table:table-cell>
          <table:table-cell office:value-type="float" office:value="0.778369" calcext:value-type="float">
            <text:p>0.778369</text:p>
          </table:table-cell>
          <table:table-cell office:value-type="float" office:value="182936" calcext:value-type="float">
            <text:p>182936</text:p>
          </table:table-cell>
          <table:table-cell office:value-type="float" office:value="1000" calcext:value-type="float">
            <text:p>1000</text:p>
          </table:table-cell>
          <table:table-cell office:value-type="float" office:value="182.936" calcext:value-type="float">
            <text:p>182.936</text:p>
          </table:table-cell>
          <table:table-cell office:value-type="float" office:value="1" calcext:value-type="float">
            <text:p>1</text:p>
          </table:table-cell>
          <table:table-cell office:value-type="float" office:value="7667" calcext:value-type="float">
            <text:p>7667</text:p>
          </table:table-cell>
          <table:table-cell table:formula="of:=LOG([.J8];2)" office:value-type="float" office:value="7.51519520095097" calcext:value-type="float">
            <text:p>7.51519520095097</text:p>
          </table:table-cell>
          <table:table-cell table:formula="of:=LOG([.L8];2)" office:value-type="float" office:value="12.9044464645057" calcext:value-type="float">
            <text:p>12.90444646450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.65318" calcext:value-type="float">
            <text:p>5.653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565318" calcext:value-type="float">
            <text:p>0.00565318</text:p>
          </table:table-cell>
          <table:table-cell office:value-type="float" office:value="0.000341132" calcext:value-type="float">
            <text:p>0.000341132</text:p>
          </table:table-cell>
          <table:table-cell office:value-type="float" office:value="0.170961" calcext:value-type="float">
            <text:p>0.170961</text:p>
          </table:table-cell>
          <table:table-cell office:value-type="float" office:value="35546" calcext:value-type="float">
            <text:p>35546</text:p>
          </table:table-cell>
          <table:table-cell office:value-type="float" office:value="1000" calcext:value-type="float">
            <text:p>1000</text:p>
          </table:table-cell>
          <table:table-cell office:value-type="float" office:value="35.546" calcext:value-type="float">
            <text:p>35.546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table:formula="of:=LOG([.J9];2)" office:value-type="float" office:value="5.15161531704302" calcext:value-type="float">
            <text:p>5.15161531704302</text:p>
          </table:table-cell>
          <table:table-cell table:formula="of:=LOG([.L9];2)" office:value-type="float" office:value="10.3476213685681" calcext:value-type="float">
            <text:p>10.34762136856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.41388" calcext:value-type="float">
            <text:p>1.41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1388" calcext:value-type="float">
            <text:p>0.00141388</text:p>
          </table:table-cell>
          <table:table-cell office:value-type="float" office:value="0.000463791" calcext:value-type="float">
            <text:p>0.000463791</text:p>
          </table:table-cell>
          <table:table-cell office:value-type="float" office:value="0.0323355" calcext:value-type="float">
            <text:p>0.0323355</text:p>
          </table:table-cell>
          <table:table-cell office:value-type="float" office:value="4100" calcext:value-type="float">
            <text:p>4100</text:p>
          </table:table-cell>
          <table:table-cell office:value-type="float" office:value="1000" calcext:value-type="float">
            <text:p>1000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formula="of:=LOG([.J10];2)" office:value-type="float" office:value="2.03562390973072" calcext:value-type="float">
            <text:p>2.03562390973072</text:p>
          </table:table-cell>
          <table:table-cell table:formula="of:=LOG([.L10];2)" office:value-type="float" office:value="7.62205181945638" calcext:value-type="float">
            <text:p>7.62205181945638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07.847" calcext:value-type="float">
            <text:p>107.847</text:p>
          </table:table-cell>
          <table:table-cell office:value-type="float" office:value="1000" calcext:value-type="float">
            <text:p>1000</text:p>
          </table:table-cell>
          <table:table-cell office:value-type="float" office:value="0.107847" calcext:value-type="float">
            <text:p>0.107847</text:p>
          </table:table-cell>
          <table:table-cell office:value-type="float" office:value="0.000101092" calcext:value-type="float">
            <text:p>0.000101092</text:p>
          </table:table-cell>
          <table:table-cell office:value-type="float" office:value="57.9389" calcext:value-type="float">
            <text:p>57.9389</text:p>
          </table:table-cell>
          <table:table-cell office:value-type="float" office:value="2453742" calcext:value-type="float">
            <text:p>2453742</text:p>
          </table:table-cell>
          <table:table-cell office:value-type="float" office:value="1000" calcext:value-type="float">
            <text:p>1000</text:p>
          </table:table-cell>
          <table:table-cell office:value-type="float" office:value="2453.74" calcext:value-type="float">
            <text:p>2453.74</text:p>
          </table:table-cell>
          <table:table-cell office:value-type="float" office:value="1" calcext:value-type="float">
            <text:p>1</text:p>
          </table:table-cell>
          <table:table-cell office:value-type="float" office:value="1389231" calcext:value-type="float">
            <text:p>1389231</text:p>
          </table:table-cell>
          <table:table-cell table:formula="of:=LOG([.J2];2)" office:value-type="float" office:value="11.2607666727897" calcext:value-type="float">
            <text:p>11.2607666727897</text:p>
          </table:table-cell>
          <table:table-cell table:formula="of:=LOG([.L2];2)" office:value-type="float" office:value="20.4058550785395" calcext:value-type="float">
            <text:p>20.40585507853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7.71" calcext:value-type="float">
            <text:p>307.71</text:p>
          </table:table-cell>
          <table:table-cell office:value-type="float" office:value="1000" calcext:value-type="float">
            <text:p>1000</text:p>
          </table:table-cell>
          <table:table-cell office:value-type="float" office:value="0.30771" calcext:value-type="float">
            <text:p>0.30771</text:p>
          </table:table-cell>
          <table:table-cell office:value-type="float" office:value="0.000124525" calcext:value-type="float">
            <text:p>0.000124525</text:p>
          </table:table-cell>
          <table:table-cell office:value-type="float" office:value="17.6479" calcext:value-type="float">
            <text:p>17.6479</text:p>
          </table:table-cell>
          <table:table-cell office:value-type="float" office:value="5084390" calcext:value-type="float">
            <text:p>5084390</text:p>
          </table:table-cell>
          <table:table-cell office:value-type="float" office:value="1000" calcext:value-type="float">
            <text:p>1000</text:p>
          </table:table-cell>
          <table:table-cell office:value-type="float" office:value="5084.39" calcext:value-type="float">
            <text:p>5084.39</text:p>
          </table:table-cell>
          <table:table-cell office:value-type="float" office:value="1" calcext:value-type="float">
            <text:p>1</text:p>
          </table:table-cell>
          <table:table-cell office:value-type="float" office:value="265411" calcext:value-type="float">
            <text:p>265411</text:p>
          </table:table-cell>
          <table:table-cell table:formula="of:=LOG([.J3];2)" office:value-type="float" office:value="12.3118589817017" calcext:value-type="float">
            <text:p>12.3118589817017</text:p>
          </table:table-cell>
          <table:table-cell table:formula="of:=LOG([.L3];2)" office:value-type="float" office:value="18.0178686391034" calcext:value-type="float">
            <text:p>18.01786863910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76.827" calcext:value-type="float">
            <text:p>376.827</text:p>
          </table:table-cell>
          <table:table-cell office:value-type="float" office:value="1000" calcext:value-type="float">
            <text:p>1000</text:p>
          </table:table-cell>
          <table:table-cell office:value-type="float" office:value="0.376827" calcext:value-type="float">
            <text:p>0.376827</text:p>
          </table:table-cell>
          <table:table-cell office:value-type="float" office:value="0.000172674" calcext:value-type="float">
            <text:p>0.000172674</text:p>
          </table:table-cell>
          <table:table-cell office:value-type="float" office:value="26.4666" calcext:value-type="float">
            <text:p>26.4666</text:p>
          </table:table-cell>
          <table:table-cell office:value-type="float" office:value="4866190" calcext:value-type="float">
            <text:p>4866190</text:p>
          </table:table-cell>
          <table:table-cell office:value-type="float" office:value="1000" calcext:value-type="float">
            <text:p>1000</text:p>
          </table:table-cell>
          <table:table-cell office:value-type="float" office:value="4866.19" calcext:value-type="float">
            <text:p>4866.19</text:p>
          </table:table-cell>
          <table:table-cell office:value-type="float" office:value="1" calcext:value-type="float">
            <text:p>1</text:p>
          </table:table-cell>
          <table:table-cell office:value-type="float" office:value="365703" calcext:value-type="float">
            <text:p>365703</text:p>
          </table:table-cell>
          <table:table-cell table:formula="of:=LOG([.J4];2)" office:value-type="float" office:value="12.2485769359508" calcext:value-type="float">
            <text:p>12.2485769359508</text:p>
          </table:table-cell>
          <table:table-cell table:formula="of:=LOG([.L4];2)" office:value-type="float" office:value="18.4803129361376" calcext:value-type="float">
            <text:p>18.48031293613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71.563" calcext:value-type="float">
            <text:p>271.563</text:p>
          </table:table-cell>
          <table:table-cell office:value-type="float" office:value="1000" calcext:value-type="float">
            <text:p>1000</text:p>
          </table:table-cell>
          <table:table-cell office:value-type="float" office:value="0.271563" calcext:value-type="float">
            <text:p>0.271563</text:p>
          </table:table-cell>
          <table:table-cell office:value-type="float" office:value="0.000193269" calcext:value-type="float">
            <text:p>0.000193269</text:p>
          </table:table-cell>
          <table:table-cell office:value-type="float" office:value="10.5124" calcext:value-type="float">
            <text:p>10.5124</text:p>
          </table:table-cell>
          <table:table-cell office:value-type="float" office:value="3073340" calcext:value-type="float">
            <text:p>3073340</text:p>
          </table:table-cell>
          <table:table-cell office:value-type="float" office:value="1000" calcext:value-type="float">
            <text:p>1000</text:p>
          </table:table-cell>
          <table:table-cell office:value-type="float" office:value="3073.34" calcext:value-type="float">
            <text:p>3073.34</text:p>
          </table:table-cell>
          <table:table-cell office:value-type="float" office:value="1" calcext:value-type="float">
            <text:p>1</text:p>
          </table:table-cell>
          <table:table-cell office:value-type="float" office:value="122779" calcext:value-type="float">
            <text:p>122779</text:p>
          </table:table-cell>
          <table:table-cell table:formula="of:=LOG([.J5];2)" office:value-type="float" office:value="11.5855916640825" calcext:value-type="float">
            <text:p>11.5855916640825</text:p>
          </table:table-cell>
          <table:table-cell table:formula="of:=LOG([.L5];2)" office:value-type="float" office:value="16.9057042990972" calcext:value-type="float">
            <text:p>16.90570429909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20.508" calcext:value-type="float">
            <text:p>220.508</text:p>
          </table:table-cell>
          <table:table-cell office:value-type="float" office:value="1000" calcext:value-type="float">
            <text:p>1000</text:p>
          </table:table-cell>
          <table:table-cell office:value-type="float" office:value="0.220508" calcext:value-type="float">
            <text:p>0.220508</text:p>
          </table:table-cell>
          <table:table-cell office:value-type="float" office:value="0.000228752" calcext:value-type="float">
            <text:p>0.000228752</text:p>
          </table:table-cell>
          <table:table-cell office:value-type="float" office:value="7.57752" calcext:value-type="float">
            <text:p>7.57752</text:p>
          </table:table-cell>
          <table:table-cell office:value-type="float" office:value="2208140" calcext:value-type="float">
            <text:p>2208140</text:p>
          </table:table-cell>
          <table:table-cell office:value-type="float" office:value="1000" calcext:value-type="float">
            <text:p>1000</text:p>
          </table:table-cell>
          <table:table-cell office:value-type="float" office:value="2208.14" calcext:value-type="float">
            <text:p>2208.14</text:p>
          </table:table-cell>
          <table:table-cell office:value-type="float" office:value="1" calcext:value-type="float">
            <text:p>1</text:p>
          </table:table-cell>
          <table:table-cell office:value-type="float" office:value="82543" calcext:value-type="float">
            <text:p>82543</text:p>
          </table:table-cell>
          <table:table-cell table:formula="of:=LOG([.J6];2)" office:value-type="float" office:value="11.1086159291073" calcext:value-type="float">
            <text:p>11.1086159291073</text:p>
          </table:table-cell>
          <table:table-cell table:formula="of:=LOG([.L6];2)" office:value-type="float" office:value="16.3328582531557" calcext:value-type="float">
            <text:p>16.3328582531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16.425" calcext:value-type="float">
            <text:p>116.425</text:p>
          </table:table-cell>
          <table:table-cell office:value-type="float" office:value="1000" calcext:value-type="float">
            <text:p>1000</text:p>
          </table:table-cell>
          <table:table-cell office:value-type="float" office:value="0.116425" calcext:value-type="float">
            <text:p>0.116425</text:p>
          </table:table-cell>
          <table:table-cell office:value-type="float" office:value="0.000296726" calcext:value-type="float">
            <text:p>0.000296726</text:p>
          </table:table-cell>
          <table:table-cell office:value-type="float" office:value="4.42379" calcext:value-type="float">
            <text:p>4.42379</text:p>
          </table:table-cell>
          <table:table-cell office:value-type="float" office:value="1012594" calcext:value-type="float">
            <text:p>1012594</text:p>
          </table:table-cell>
          <table:table-cell office:value-type="float" office:value="1000" calcext:value-type="float">
            <text:p>1000</text:p>
          </table:table-cell>
          <table:table-cell office:value-type="float" office:value="1012.59" calcext:value-type="float">
            <text:p>1012.59</text:p>
          </table:table-cell>
          <table:table-cell office:value-type="float" office:value="1" calcext:value-type="float">
            <text:p>1</text:p>
          </table:table-cell>
          <table:table-cell office:value-type="float" office:value="43621" calcext:value-type="float">
            <text:p>43621</text:p>
          </table:table-cell>
          <table:table-cell table:formula="of:=LOG([.J7];2)" office:value-type="float" office:value="9.98383442651934" calcext:value-type="float">
            <text:p>9.98383442651934</text:p>
          </table:table-cell>
          <table:table-cell table:formula="of:=LOG([.L7];2)" office:value-type="float" office:value="15.4127352233132" calcext:value-type="float">
            <text:p>15.41273522331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1.2728" calcext:value-type="float">
            <text:p>41.2728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728" calcext:value-type="float">
            <text:p>0.0412728</text:p>
          </table:table-cell>
          <table:table-cell office:value-type="float" office:value="0.000357326" calcext:value-type="float">
            <text:p>0.000357326</text:p>
          </table:table-cell>
          <table:table-cell office:value-type="float" office:value="0.872498" calcext:value-type="float">
            <text:p>0.872498</text:p>
          </table:table-cell>
          <table:table-cell office:value-type="float" office:value="285270" calcext:value-type="float">
            <text:p>285270</text:p>
          </table:table-cell>
          <table:table-cell office:value-type="float" office:value="1000" calcext:value-type="float">
            <text:p>1000</text:p>
          </table:table-cell>
          <table:table-cell office:value-type="float" office:value="285.27" calcext:value-type="float">
            <text:p>285.27</text:p>
          </table:table-cell>
          <table:table-cell office:value-type="float" office:value="1" calcext:value-type="float">
            <text:p>1</text:p>
          </table:table-cell>
          <table:table-cell office:value-type="float" office:value="6645" calcext:value-type="float">
            <text:p>6645</text:p>
          </table:table-cell>
          <table:table-cell table:formula="of:=LOG([.J8];2)" office:value-type="float" office:value="8.15618422576926" calcext:value-type="float">
            <text:p>8.15618422576926</text:p>
          </table:table-cell>
          <table:table-cell table:formula="of:=LOG([.L8];2)" office:value-type="float" office:value="12.6980534841635" calcext:value-type="float">
            <text:p>12.69805348416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3.4485" calcext:value-type="float">
            <text:p>13.4485</text:p>
          </table:table-cell>
          <table:table-cell office:value-type="float" office:value="1000" calcext:value-type="float">
            <text:p>1000</text:p>
          </table:table-cell>
          <table:table-cell office:value-type="float" office:value="0.0134485" calcext:value-type="float">
            <text:p>0.0134485</text:p>
          </table:table-cell>
          <table:table-cell office:value-type="float" office:value="0.000447439" calcext:value-type="float">
            <text:p>0.000447439</text:p>
          </table:table-cell>
          <table:table-cell office:value-type="float" office:value="0.639608" calcext:value-type="float">
            <text:p>0.639608</text:p>
          </table:table-cell>
          <table:table-cell office:value-type="float" office:value="76162" calcext:value-type="float">
            <text:p>76162</text:p>
          </table:table-cell>
          <table:table-cell office:value-type="float" office:value="1000" calcext:value-type="float">
            <text:p>1000</text:p>
          </table:table-cell>
          <table:table-cell office:value-type="float" office:value="76.162" calcext:value-type="float">
            <text:p>76.162</text:p>
          </table:table-cell>
          <table:table-cell office:value-type="float" office:value="1" calcext:value-type="float">
            <text:p>1</text:p>
          </table:table-cell>
          <table:table-cell office:value-type="float" office:value="3877" calcext:value-type="float">
            <text:p>3877</text:p>
          </table:table-cell>
          <table:table-cell table:formula="of:=LOG([.J9];2)" office:value-type="float" office:value="6.25099945893496" calcext:value-type="float">
            <text:p>6.25099945893496</text:p>
          </table:table-cell>
          <table:table-cell table:formula="of:=LOG([.L9];2)" office:value-type="float" office:value="11.9207250197512" calcext:value-type="float">
            <text:p>11.92072501975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.91508" calcext:value-type="float">
            <text:p>1.91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1508" calcext:value-type="float">
            <text:p>0.00191508</text:p>
          </table:table-cell>
          <table:table-cell office:value-type="float" office:value="0.000592011" calcext:value-type="float">
            <text:p>0.000592011</text:p>
          </table:table-cell>
          <table:table-cell office:value-type="float" office:value="0.058892" calcext:value-type="float">
            <text:p>0.058892</text:p>
          </table:table-cell>
          <table:table-cell office:value-type="float" office:value="4994" calcext:value-type="float">
            <text:p>4994</text:p>
          </table:table-cell>
          <table:table-cell office:value-type="float" office:value="1000" calcext:value-type="float">
            <text:p>1000</text:p>
          </table:table-cell>
          <table:table-cell office:value-type="float" office:value="4.994" calcext:value-type="float">
            <text:p>4.994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table:formula="of:=LOG([.J10];2)" office:value-type="float" office:value="2.32019582126613" calcext:value-type="float">
            <text:p>2.32019582126613</text:p>
          </table:table-cell>
          <table:table-cell table:formula="of:=LOG([.L10];2)" office:value-type="float" office:value="8.16490692667569" calcext:value-type="float">
            <text:p>8.16490692667569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9.287" calcext:value-type="float">
            <text:p>149.287</text:p>
          </table:table-cell>
          <table:table-cell office:value-type="float" office:value="1000" calcext:value-type="float">
            <text:p>1000</text:p>
          </table:table-cell>
          <table:table-cell office:value-type="float" office:value="0.149287" calcext:value-type="float">
            <text:p>0.149287</text:p>
          </table:table-cell>
          <table:table-cell office:value-type="float" office:value="0.000116259" calcext:value-type="float">
            <text:p>0.000116259</text:p>
          </table:table-cell>
          <table:table-cell office:value-type="float" office:value="35.0099" calcext:value-type="float">
            <text:p>35.0099</text:p>
          </table:table-cell>
          <table:table-cell office:value-type="float" office:value="2586742" calcext:value-type="float">
            <text:p>2586742</text:p>
          </table:table-cell>
          <table:table-cell office:value-type="float" office:value="1000" calcext:value-type="float">
            <text:p>1000</text:p>
          </table:table-cell>
          <table:table-cell office:value-type="float" office:value="2586.74" calcext:value-type="float">
            <text:p>2586.74</text:p>
          </table:table-cell>
          <table:table-cell office:value-type="float" office:value="1" calcext:value-type="float">
            <text:p>1</text:p>
          </table:table-cell>
          <table:table-cell office:value-type="float" office:value="640109" calcext:value-type="float">
            <text:p>640109</text:p>
          </table:table-cell>
          <table:table-cell table:formula="of:=LOG([.J2];2)" office:value-type="float" office:value="11.3369193369216" calcext:value-type="float">
            <text:p>11.3369193369216</text:p>
          </table:table-cell>
          <table:table-cell table:formula="of:=LOG([.L2];2)" office:value-type="float" office:value="19.2879580676273" calcext:value-type="float">
            <text:p>19.2879580676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67.694" calcext:value-type="float">
            <text:p>767.694</text:p>
          </table:table-cell>
          <table:table-cell office:value-type="float" office:value="1000" calcext:value-type="float">
            <text:p>1000</text:p>
          </table:table-cell>
          <table:table-cell office:value-type="float" office:value="0.767694" calcext:value-type="float">
            <text:p>0.767694</text:p>
          </table:table-cell>
          <table:table-cell office:value-type="float" office:value="0.000142726" calcext:value-type="float">
            <text:p>0.000142726</text:p>
          </table:table-cell>
          <table:table-cell office:value-type="float" office:value="101.449" calcext:value-type="float">
            <text:p>101.449</text:p>
          </table:table-cell>
          <table:table-cell office:value-type="float" office:value="11283860" calcext:value-type="float">
            <text:p>11283860</text:p>
          </table:table-cell>
          <table:table-cell office:value-type="float" office:value="1000" calcext:value-type="float">
            <text:p>1000</text:p>
          </table:table-cell>
          <table:table-cell office:value-type="float" office:value="11283.9" calcext:value-type="float">
            <text:p>11283.9</text:p>
          </table:table-cell>
          <table:table-cell office:value-type="float" office:value="1" calcext:value-type="float">
            <text:p>1</text:p>
          </table:table-cell>
          <table:table-cell office:value-type="float" office:value="1561663" calcext:value-type="float">
            <text:p>1561663</text:p>
          </table:table-cell>
          <table:table-cell table:formula="of:=LOG([.J3];2)" office:value-type="float" office:value="13.4619781652131" calcext:value-type="float">
            <text:p>13.4619781652131</text:p>
          </table:table-cell>
          <table:table-cell table:formula="of:=LOG([.L3];2)" office:value-type="float" office:value="20.5746517291526" calcext:value-type="float">
            <text:p>20.57465172915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80.207" calcext:value-type="float">
            <text:p>880.207</text:p>
          </table:table-cell>
          <table:table-cell office:value-type="float" office:value="1000" calcext:value-type="float">
            <text:p>1000</text:p>
          </table:table-cell>
          <table:table-cell office:value-type="float" office:value="0.880207" calcext:value-type="float">
            <text:p>0.880207</text:p>
          </table:table-cell>
          <table:table-cell office:value-type="float" office:value="0.000165076" calcext:value-type="float">
            <text:p>0.000165076</text:p>
          </table:table-cell>
          <table:table-cell office:value-type="float" office:value="49.5179" calcext:value-type="float">
            <text:p>49.5179</text:p>
          </table:table-cell>
          <table:table-cell office:value-type="float" office:value="10721034" calcext:value-type="float">
            <text:p>10721034</text:p>
          </table:table-cell>
          <table:table-cell office:value-type="float" office:value="1000" calcext:value-type="float">
            <text:p>1000</text:p>
          </table:table-cell>
          <table:table-cell office:value-type="float" office:value="10721" calcext:value-type="float">
            <text:p>10721</text:p>
          </table:table-cell>
          <table:table-cell office:value-type="float" office:value="1" calcext:value-type="float">
            <text:p>1</text:p>
          </table:table-cell>
          <table:table-cell office:value-type="float" office:value="668123" calcext:value-type="float">
            <text:p>668123</text:p>
          </table:table-cell>
          <table:table-cell table:formula="of:=LOG([.J4];2)" office:value-type="float" office:value="13.3881518588298" calcext:value-type="float">
            <text:p>13.3881518588298</text:p>
          </table:table-cell>
          <table:table-cell table:formula="of:=LOG([.L4];2)" office:value-type="float" office:value="19.3497541986254" calcext:value-type="float">
            <text:p>19.34975419862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870.125" calcext:value-type="float">
            <text:p>870.125</text:p>
          </table:table-cell>
          <table:table-cell office:value-type="float" office:value="1000" calcext:value-type="float">
            <text:p>1000</text:p>
          </table:table-cell>
          <table:table-cell office:value-type="float" office:value="0.870125" calcext:value-type="float">
            <text:p>0.870125</text:p>
          </table:table-cell>
          <table:table-cell office:value-type="float" office:value="0.00021321" calcext:value-type="float">
            <text:p>0.00021321</text:p>
          </table:table-cell>
          <table:table-cell office:value-type="float" office:value="35.9129" calcext:value-type="float">
            <text:p>35.9129</text:p>
          </table:table-cell>
          <table:table-cell office:value-type="float" office:value="9147734" calcext:value-type="float">
            <text:p>9147734</text:p>
          </table:table-cell>
          <table:table-cell office:value-type="float" office:value="1000" calcext:value-type="float">
            <text:p>1000</text:p>
          </table:table-cell>
          <table:table-cell office:value-type="float" office:value="9147.73" calcext:value-type="float">
            <text:p>9147.73</text:p>
          </table:table-cell>
          <table:table-cell office:value-type="float" office:value="1" calcext:value-type="float">
            <text:p>1</text:p>
          </table:table-cell>
          <table:table-cell office:value-type="float" office:value="422485" calcext:value-type="float">
            <text:p>422485</text:p>
          </table:table-cell>
          <table:table-cell table:formula="of:=LOG([.J5];2)" office:value-type="float" office:value="13.159198069147" calcext:value-type="float">
            <text:p>13.159198069147</text:p>
          </table:table-cell>
          <table:table-cell table:formula="of:=LOG([.L5];2)" office:value-type="float" office:value="18.6885405949801" calcext:value-type="float">
            <text:p>18.68854059498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01.972" calcext:value-type="float">
            <text:p>501.972</text:p>
          </table:table-cell>
          <table:table-cell office:value-type="float" office:value="1000" calcext:value-type="float">
            <text:p>1000</text:p>
          </table:table-cell>
          <table:table-cell office:value-type="float" office:value="0.501972" calcext:value-type="float">
            <text:p>0.501972</text:p>
          </table:table-cell>
          <table:table-cell office:value-type="float" office:value="0.0002343" calcext:value-type="float">
            <text:p>0.0002343</text:p>
          </table:table-cell>
          <table:table-cell office:value-type="float" office:value="42.1696" calcext:value-type="float">
            <text:p>42.1696</text:p>
          </table:table-cell>
          <table:table-cell office:value-type="float" office:value="4539352" calcext:value-type="float">
            <text:p>4539352</text:p>
          </table:table-cell>
          <table:table-cell office:value-type="float" office:value="1000" calcext:value-type="float">
            <text:p>1000</text:p>
          </table:table-cell>
          <table:table-cell office:value-type="float" office:value="4539.35" calcext:value-type="float">
            <text:p>4539.35</text:p>
          </table:table-cell>
          <table:table-cell office:value-type="float" office:value="1" calcext:value-type="float">
            <text:p>1</text:p>
          </table:table-cell>
          <table:table-cell office:value-type="float" office:value="430173" calcext:value-type="float">
            <text:p>430173</text:p>
          </table:table-cell>
          <table:table-cell table:formula="of:=LOG([.J6];2)" office:value-type="float" office:value="12.1482700141358" calcext:value-type="float">
            <text:p>12.1482700141358</text:p>
          </table:table-cell>
          <table:table-cell table:formula="of:=LOG([.L6];2)" office:value-type="float" office:value="18.7145574506424" calcext:value-type="float">
            <text:p>18.71455745064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49.207" calcext:value-type="float">
            <text:p>249.207</text:p>
          </table:table-cell>
          <table:table-cell office:value-type="float" office:value="1000" calcext:value-type="float">
            <text:p>1000</text:p>
          </table:table-cell>
          <table:table-cell office:value-type="float" office:value="0.249207" calcext:value-type="float">
            <text:p>0.249207</text:p>
          </table:table-cell>
          <table:table-cell office:value-type="float" office:value="0.000319896" calcext:value-type="float">
            <text:p>0.000319896</text:p>
          </table:table-cell>
          <table:table-cell office:value-type="float" office:value="5.86385" calcext:value-type="float">
            <text:p>5.86385</text:p>
          </table:table-cell>
          <table:table-cell office:value-type="float" office:value="1988128" calcext:value-type="float">
            <text:p>1988128</text:p>
          </table:table-cell>
          <table:table-cell office:value-type="float" office:value="1000" calcext:value-type="float">
            <text:p>1000</text:p>
          </table:table-cell>
          <table:table-cell office:value-type="float" office:value="1988.13" calcext:value-type="float">
            <text:p>1988.13</text:p>
          </table:table-cell>
          <table:table-cell office:value-type="float" office:value="1" calcext:value-type="float">
            <text:p>1</text:p>
          </table:table-cell>
          <table:table-cell office:value-type="float" office:value="52669" calcext:value-type="float">
            <text:p>52669</text:p>
          </table:table-cell>
          <table:table-cell table:formula="of:=LOG([.J7];2)" office:value-type="float" office:value="10.9571963797028" calcext:value-type="float">
            <text:p>10.9571963797028</text:p>
          </table:table-cell>
          <table:table-cell table:formula="of:=LOG([.L7];2)" office:value-type="float" office:value="15.6846664475711" calcext:value-type="float">
            <text:p>15.68466644757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90.8209" calcext:value-type="float">
            <text:p>90.8209</text:p>
          </table:table-cell>
          <table:table-cell office:value-type="float" office:value="1000" calcext:value-type="float">
            <text:p>1000</text:p>
          </table:table-cell>
          <table:table-cell office:value-type="float" office:value="0.0908209" calcext:value-type="float">
            <text:p>0.0908209</text:p>
          </table:table-cell>
          <table:table-cell office:value-type="float" office:value="0.000401816" calcext:value-type="float">
            <text:p>0.000401816</text:p>
          </table:table-cell>
          <table:table-cell office:value-type="float" office:value="2.00566" calcext:value-type="float">
            <text:p>2.00566</text:p>
          </table:table-cell>
          <table:table-cell office:value-type="float" office:value="598352" calcext:value-type="float">
            <text:p>598352</text:p>
          </table:table-cell>
          <table:table-cell office:value-type="float" office:value="1000" calcext:value-type="float">
            <text:p>1000</text:p>
          </table:table-cell>
          <table:table-cell office:value-type="float" office:value="598.352" calcext:value-type="float">
            <text:p>598.352</text:p>
          </table:table-cell>
          <table:table-cell office:value-type="float" office:value="1" calcext:value-type="float">
            <text:p>1</text:p>
          </table:table-cell>
          <table:table-cell office:value-type="float" office:value="16533" calcext:value-type="float">
            <text:p>16533</text:p>
          </table:table-cell>
          <table:table-cell table:formula="of:=LOG([.J8];2)" office:value-type="float" office:value="9.22485063615754" calcext:value-type="float">
            <text:p>9.22485063615754</text:p>
          </table:table-cell>
          <table:table-cell table:formula="of:=LOG([.L8];2)" office:value-type="float" office:value="14.0130609125537" calcext:value-type="float">
            <text:p>14.01306091255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2.8761" calcext:value-type="float">
            <text:p>22.8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228761" calcext:value-type="float">
            <text:p>0.0228761</text:p>
          </table:table-cell>
          <table:table-cell office:value-type="float" office:value="0.000418221" calcext:value-type="float">
            <text:p>0.000418221</text:p>
          </table:table-cell>
          <table:table-cell office:value-type="float" office:value="0.994768" calcext:value-type="float">
            <text:p>0.994768</text:p>
          </table:table-cell>
          <table:table-cell office:value-type="float" office:value="120310" calcext:value-type="float">
            <text:p>120310</text:p>
          </table:table-cell>
          <table:table-cell office:value-type="float" office:value="1000" calcext:value-type="float">
            <text:p>1000</text:p>
          </table:table-cell>
          <table:table-cell office:value-type="float" office:value="120.31" calcext:value-type="float">
            <text:p>120.31</text:p>
          </table:table-cell>
          <table:table-cell office:value-type="float" office:value="1" calcext:value-type="float">
            <text:p>1</text:p>
          </table:table-cell>
          <table:table-cell office:value-type="float" office:value="5763" calcext:value-type="float">
            <text:p>5763</text:p>
          </table:table-cell>
          <table:table-cell table:formula="of:=LOG([.J9];2)" office:value-type="float" office:value="6.91061275207939" calcext:value-type="float">
            <text:p>6.91061275207939</text:p>
          </table:table-cell>
          <table:table-cell table:formula="of:=LOG([.L9];2)" office:value-type="float" office:value="12.4926043043867" calcext:value-type="float">
            <text:p>12.49260430438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3.01609" calcext:value-type="float">
            <text:p>3.016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1609" calcext:value-type="float">
            <text:p>0.00301609</text:p>
          </table:table-cell>
          <table:table-cell office:value-type="float" office:value="0.000674341" calcext:value-type="float">
            <text:p>0.000674341</text:p>
          </table:table-cell>
          <table:table-cell office:value-type="float" office:value="0.267666" calcext:value-type="float">
            <text:p>0.267666</text:p>
          </table:table-cell>
          <table:table-cell office:value-type="float" office:value="9164" calcext:value-type="float">
            <text:p>9164</text:p>
          </table:table-cell>
          <table:table-cell office:value-type="float" office:value="1000" calcext:value-type="float">
            <text:p>1000</text:p>
          </table:table-cell>
          <table:table-cell office:value-type="float" office:value="9.164" calcext:value-type="float">
            <text:p>9.164</text:p>
          </table:table-cell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table:formula="of:=LOG([.J10];2)" office:value-type="float" office:value="3.19597745864259" calcext:value-type="float">
            <text:p>3.19597745864259</text:p>
          </table:table-cell>
          <table:table-cell table:formula="of:=LOG([.L10];2)" office:value-type="float" office:value="10.3185428097027" calcext:value-type="float">
            <text:p>10.3185428097027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04.131" calcext:value-type="float">
            <text:p>604.131</text:p>
          </table:table-cell>
          <table:table-cell office:value-type="float" office:value="1000" calcext:value-type="float">
            <text:p>1000</text:p>
          </table:table-cell>
          <table:table-cell office:value-type="float" office:value="0.604131" calcext:value-type="float">
            <text:p>0.604131</text:p>
          </table:table-cell>
          <table:table-cell office:value-type="float" office:value="0.000115563" calcext:value-type="float">
            <text:p>0.000115563</text:p>
          </table:table-cell>
          <table:table-cell office:value-type="float" office:value="150.619" calcext:value-type="float">
            <text:p>150.619</text:p>
          </table:table-cell>
          <table:table-cell office:value-type="float" office:value="10011820" calcext:value-type="float">
            <text:p>10011820</text:p>
          </table:table-cell>
          <table:table-cell office:value-type="float" office:value="1000" calcext:value-type="float">
            <text:p>1000</text:p>
          </table:table-cell>
          <table:table-cell office:value-type="float" office:value="10011.8" calcext:value-type="float">
            <text:p>10011.8</text:p>
          </table:table-cell>
          <table:table-cell office:value-type="float" office:value="1" calcext:value-type="float">
            <text:p>1</text:p>
          </table:table-cell>
          <table:table-cell office:value-type="float" office:value="2647289" calcext:value-type="float">
            <text:p>2647289</text:p>
          </table:table-cell>
          <table:table-cell table:formula="of:=LOG([.J2];2)" office:value-type="float" office:value="13.2894137560828" calcext:value-type="float">
            <text:p>13.2894137560828</text:p>
          </table:table-cell>
          <table:table-cell table:formula="of:=LOG([.L2];2)" office:value-type="float" office:value="21.3360842692983" calcext:value-type="float">
            <text:p>21.33608426929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093.79" calcext:value-type="float">
            <text:p>2093.79</text:p>
          </table:table-cell>
          <table:table-cell office:value-type="float" office:value="1000" calcext:value-type="float">
            <text:p>1000</text:p>
          </table:table-cell>
          <table:table-cell office:value-type="float" office:value="2.09379" calcext:value-type="float">
            <text:p>2.09379</text:p>
          </table:table-cell>
          <table:table-cell office:value-type="float" office:value="0.000159871" calcext:value-type="float">
            <text:p>0.000159871</text:p>
          </table:table-cell>
          <table:table-cell office:value-type="float" office:value="285.778" calcext:value-type="float">
            <text:p>285.778</text:p>
          </table:table-cell>
          <table:table-cell office:value-type="float" office:value="28653046" calcext:value-type="float">
            <text:p>28653046</text:p>
          </table:table-cell>
          <table:table-cell office:value-type="float" office:value="1000" calcext:value-type="float">
            <text:p>1000</text:p>
          </table:table-cell>
          <table:table-cell office:value-type="float" office:value="28653" calcext:value-type="float">
            <text:p>28653</text:p>
          </table:table-cell>
          <table:table-cell office:value-type="float" office:value="1" calcext:value-type="float">
            <text:p>1</text:p>
          </table:table-cell>
          <table:table-cell office:value-type="float" office:value="4037493" calcext:value-type="float">
            <text:p>4037493</text:p>
          </table:table-cell>
          <table:table-cell table:formula="of:=LOG([.J3];2)" office:value-type="float" office:value="14.8063985781664" calcext:value-type="float">
            <text:p>14.8063985781664</text:p>
          </table:table-cell>
          <table:table-cell table:formula="of:=LOG([.L3];2)" office:value-type="float" office:value="21.9450283278616" calcext:value-type="float">
            <text:p>21.9450283278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473.5" calcext:value-type="float">
            <text:p>2473.5</text:p>
          </table:table-cell>
          <table:table-cell office:value-type="float" office:value="1000" calcext:value-type="float">
            <text:p>1000</text:p>
          </table:table-cell>
          <table:table-cell office:value-type="float" office:value="2.4735" calcext:value-type="float">
            <text:p>2.4735</text:p>
          </table:table-cell>
          <table:table-cell office:value-type="float" office:value="0.000189486" calcext:value-type="float">
            <text:p>0.000189486</text:p>
          </table:table-cell>
          <table:table-cell office:value-type="float" office:value="125.499" calcext:value-type="float">
            <text:p>125.499</text:p>
          </table:table-cell>
          <table:table-cell office:value-type="float" office:value="29150564" calcext:value-type="float">
            <text:p>29150564</text:p>
          </table:table-cell>
          <table:table-cell office:value-type="float" office:value="1000" calcext:value-type="float">
            <text:p>1000</text:p>
          </table:table-cell>
          <table:table-cell office:value-type="float" office:value="29150.6" calcext:value-type="float">
            <text:p>29150.6</text:p>
          </table:table-cell>
          <table:table-cell office:value-type="float" office:value="1" calcext:value-type="float">
            <text:p>1</text:p>
          </table:table-cell>
          <table:table-cell office:value-type="float" office:value="1693767" calcext:value-type="float">
            <text:p>1693767</text:p>
          </table:table-cell>
          <table:table-cell table:formula="of:=LOG([.J4];2)" office:value-type="float" office:value="14.8312379579363" calcext:value-type="float">
            <text:p>14.8312379579363</text:p>
          </table:table-cell>
          <table:table-cell table:formula="of:=LOG([.L4];2)" office:value-type="float" office:value="20.6918039959044" calcext:value-type="float">
            <text:p>20.69180399590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345.6" calcext:value-type="float">
            <text:p>2345.6</text:p>
          </table:table-cell>
          <table:table-cell office:value-type="float" office:value="1000" calcext:value-type="float">
            <text:p>1000</text:p>
          </table:table-cell>
          <table:table-cell office:value-type="float" office:value="2.3456" calcext:value-type="float">
            <text:p>2.3456</text:p>
          </table:table-cell>
          <table:table-cell office:value-type="float" office:value="0.000239094" calcext:value-type="float">
            <text:p>0.000239094</text:p>
          </table:table-cell>
          <table:table-cell office:value-type="float" office:value="90.3643" calcext:value-type="float">
            <text:p>90.3643</text:p>
          </table:table-cell>
          <table:table-cell office:value-type="float" office:value="22770184" calcext:value-type="float">
            <text:p>22770184</text:p>
          </table:table-cell>
          <table:table-cell office:value-type="float" office:value="1000" calcext:value-type="float">
            <text:p>1000</text:p>
          </table:table-cell>
          <table:table-cell office:value-type="float" office:value="22770.2" calcext:value-type="float">
            <text:p>22770.2</text:p>
          </table:table-cell>
          <table:table-cell office:value-type="float" office:value="1" calcext:value-type="float">
            <text:p>1</text:p>
          </table:table-cell>
          <table:table-cell office:value-type="float" office:value="899327" calcext:value-type="float">
            <text:p>899327</text:p>
          </table:table-cell>
          <table:table-cell table:formula="of:=LOG([.J5];2)" office:value-type="float" office:value="14.4748593428615" calcext:value-type="float">
            <text:p>14.4748593428615</text:p>
          </table:table-cell>
          <table:table-cell table:formula="of:=LOG([.L5];2)" office:value-type="float" office:value="19.7784862570292" calcext:value-type="float">
            <text:p>19.77848625702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079.15" calcext:value-type="float">
            <text:p>1079.15</text:p>
          </table:table-cell>
          <table:table-cell office:value-type="float" office:value="1000" calcext:value-type="float">
            <text:p>1000</text:p>
          </table:table-cell>
          <table:table-cell office:value-type="float" office:value="1.07915" calcext:value-type="float">
            <text:p>1.07915</text:p>
          </table:table-cell>
          <table:table-cell office:value-type="float" office:value="0.000302967" calcext:value-type="float">
            <text:p>0.000302967</text:p>
          </table:table-cell>
          <table:table-cell office:value-type="float" office:value="115.237" calcext:value-type="float">
            <text:p>115.237</text:p>
          </table:table-cell>
          <table:table-cell office:value-type="float" office:value="8943592" calcext:value-type="float">
            <text:p>8943592</text:p>
          </table:table-cell>
          <table:table-cell office:value-type="float" office:value="1000" calcext:value-type="float">
            <text:p>1000</text:p>
          </table:table-cell>
          <table:table-cell office:value-type="float" office:value="8943.59" calcext:value-type="float">
            <text:p>8943.59</text:p>
          </table:table-cell>
          <table:table-cell office:value-type="float" office:value="1" calcext:value-type="float">
            <text:p>1</text:p>
          </table:table-cell>
          <table:table-cell office:value-type="float" office:value="1088851" calcext:value-type="float">
            <text:p>1088851</text:p>
          </table:table-cell>
          <table:table-cell table:formula="of:=LOG([.J6];2)" office:value-type="float" office:value="13.1266383370511" calcext:value-type="float">
            <text:p>13.1266383370511</text:p>
          </table:table-cell>
          <table:table-cell table:formula="of:=LOG([.L6];2)" office:value-type="float" office:value="20.0543751163374" calcext:value-type="float">
            <text:p>20.05437511633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563.797" calcext:value-type="float">
            <text:p>563.797</text:p>
          </table:table-cell>
          <table:table-cell office:value-type="float" office:value="1000" calcext:value-type="float">
            <text:p>1000</text:p>
          </table:table-cell>
          <table:table-cell office:value-type="float" office:value="0.563797" calcext:value-type="float">
            <text:p>0.563797</text:p>
          </table:table-cell>
          <table:table-cell office:value-type="float" office:value="0.000380874" calcext:value-type="float">
            <text:p>0.000380874</text:p>
          </table:table-cell>
          <table:table-cell office:value-type="float" office:value="28.8831" calcext:value-type="float">
            <text:p>28.8831</text:p>
          </table:table-cell>
          <table:table-cell office:value-type="float" office:value="3973510" calcext:value-type="float">
            <text:p>3973510</text:p>
          </table:table-cell>
          <table:table-cell office:value-type="float" office:value="1000" calcext:value-type="float">
            <text:p>1000</text:p>
          </table:table-cell>
          <table:table-cell office:value-type="float" office:value="3973.51" calcext:value-type="float">
            <text:p>3973.51</text:p>
          </table:table-cell>
          <table:table-cell office:value-type="float" office:value="1" calcext:value-type="float">
            <text:p>1</text:p>
          </table:table-cell>
          <table:table-cell office:value-type="float" office:value="229043" calcext:value-type="float">
            <text:p>229043</text:p>
          </table:table-cell>
          <table:table-cell table:formula="of:=LOG([.J7];2)" office:value-type="float" office:value="11.9561982598778" calcext:value-type="float">
            <text:p>11.9561982598778</text:p>
          </table:table-cell>
          <table:table-cell table:formula="of:=LOG([.L7];2)" office:value-type="float" office:value="17.8052589463973" calcext:value-type="float">
            <text:p>17.80525894639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97.435" calcext:value-type="float">
            <text:p>197.435</text:p>
          </table:table-cell>
          <table:table-cell office:value-type="float" office:value="1000" calcext:value-type="float">
            <text:p>1000</text:p>
          </table:table-cell>
          <table:table-cell office:value-type="float" office:value="0.197435" calcext:value-type="float">
            <text:p>0.197435</text:p>
          </table:table-cell>
          <table:table-cell office:value-type="float" office:value="0.000433443" calcext:value-type="float">
            <text:p>0.000433443</text:p>
          </table:table-cell>
          <table:table-cell office:value-type="float" office:value="3.85502" calcext:value-type="float">
            <text:p>3.85502</text:p>
          </table:table-cell>
          <table:table-cell office:value-type="float" office:value="1187136" calcext:value-type="float">
            <text:p>1187136</text:p>
          </table:table-cell>
          <table:table-cell office:value-type="float" office:value="1000" calcext:value-type="float">
            <text:p>1000</text:p>
          </table:table-cell>
          <table:table-cell office:value-type="float" office:value="1187.14" calcext:value-type="float">
            <text:p>1187.14</text:p>
          </table:table-cell>
          <table:table-cell office:value-type="float" office:value="1" calcext:value-type="float">
            <text:p>1</text:p>
          </table:table-cell>
          <table:table-cell office:value-type="float" office:value="23371" calcext:value-type="float">
            <text:p>23371</text:p>
          </table:table-cell>
          <table:table-cell table:formula="of:=LOG([.J8];2)" office:value-type="float" office:value="10.2132743674057" calcext:value-type="float">
            <text:p>10.2132743674057</text:p>
          </table:table-cell>
          <table:table-cell table:formula="of:=LOG([.L8];2)" office:value-type="float" office:value="14.5124318451283" calcext:value-type="float">
            <text:p>14.51243184512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40.5858" calcext:value-type="float">
            <text:p>40.5858</text:p>
          </table:table-cell>
          <table:table-cell office:value-type="float" office:value="1000" calcext:value-type="float">
            <text:p>1000</text:p>
          </table:table-cell>
          <table:table-cell office:value-type="float" office:value="0.0405858" calcext:value-type="float">
            <text:p>0.0405858</text:p>
          </table:table-cell>
          <table:table-cell office:value-type="float" office:value="0.00057828" calcext:value-type="float">
            <text:p>0.00057828</text:p>
          </table:table-cell>
          <table:table-cell office:value-type="float" office:value="1.61325" calcext:value-type="float">
            <text:p>1.61325</text:p>
          </table:table-cell>
          <table:table-cell office:value-type="float" office:value="202382" calcext:value-type="float">
            <text:p>202382</text:p>
          </table:table-cell>
          <table:table-cell office:value-type="float" office:value="1000" calcext:value-type="float">
            <text:p>1000</text:p>
          </table:table-cell>
          <table:table-cell office:value-type="float" office:value="202.382" calcext:value-type="float">
            <text:p>202.382</text:p>
          </table:table-cell>
          <table:table-cell office:value-type="float" office:value="1" calcext:value-type="float">
            <text:p>1</text:p>
          </table:table-cell>
          <table:table-cell office:value-type="float" office:value="9551" calcext:value-type="float">
            <text:p>9551</text:p>
          </table:table-cell>
          <table:table-cell table:formula="of:=LOG([.J9];2)" office:value-type="float" office:value="7.66093717118278" calcext:value-type="float">
            <text:p>7.66093717118278</text:p>
          </table:table-cell>
          <table:table-cell table:formula="of:=LOG([.L9];2)" office:value-type="float" office:value="13.2214360774453" calcext:value-type="float">
            <text:p>13.22143607744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4.00269" calcext:value-type="float">
            <text:p>4.00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0269" calcext:value-type="float">
            <text:p>0.00400269</text:p>
          </table:table-cell>
          <table:table-cell office:value-type="float" office:value="0.000729315" calcext:value-type="float">
            <text:p>0.000729315</text:p>
          </table:table-cell>
          <table:table-cell office:value-type="float" office:value="0.149611" calcext:value-type="float">
            <text:p>0.149611</text:p>
          </table:table-cell>
          <table:table-cell office:value-type="float" office:value="11000" calcext:value-type="float">
            <text:p>11000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table:formula="of:=LOG([.J10];2)" office:value-type="float" office:value="3.4594316186373" calcext:value-type="float">
            <text:p>3.4594316186373</text:p>
          </table:table-cell>
          <table:table-cell table:formula="of:=LOG([.L10];2)" office:value-type="float" office:value="9.39016895620019" calcext:value-type="float">
            <text:p>9.39016895620019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19.6" calcext:value-type="float">
            <text:p>1219.6</text:p>
          </table:table-cell>
          <table:table-cell office:value-type="float" office:value="100" calcext:value-type="float">
            <text:p>100</text:p>
          </table:table-cell>
          <table:table-cell office:value-type="float" office:value="12.196" calcext:value-type="float">
            <text:p>12.196</text:p>
          </table:table-cell>
          <table:table-cell office:value-type="float" office:value="0.000139087" calcext:value-type="float">
            <text:p>0.000139087</text:p>
          </table:table-cell>
          <table:table-cell office:value-type="float" office:value="492.656" calcext:value-type="float">
            <text:p>492.656</text:p>
          </table:table-cell>
          <table:table-cell office:value-type="float" office:value="20178450" calcext:value-type="float">
            <text:p>20178450</text:p>
          </table:table-cell>
          <table:table-cell office:value-type="float" office:value="100" calcext:value-type="float">
            <text:p>100</text:p>
          </table:table-cell>
          <table:table-cell office:value-type="float" office:value="201784" calcext:value-type="float">
            <text:p>201784</text:p>
          </table:table-cell>
          <table:table-cell office:value-type="float" office:value="1" calcext:value-type="float">
            <text:p>1</text:p>
          </table:table-cell>
          <table:table-cell office:value-type="float" office:value="8826121" calcext:value-type="float">
            <text:p>8826121</text:p>
          </table:table-cell>
          <table:table-cell table:formula="of:=LOG([.J2];2)" office:value-type="float" office:value="17.6224522582181" calcext:value-type="float">
            <text:p>17.6224522582181</text:p>
          </table:table-cell>
          <table:table-cell table:formula="of:=LOG([.L2];2)" office:value-type="float" office:value="23.0733480951225" calcext:value-type="float">
            <text:p>23.073348095122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92.229" calcext:value-type="float">
            <text:p>592.229</text:p>
          </table:table-cell>
          <table:table-cell office:value-type="float" office:value="100" calcext:value-type="float">
            <text:p>100</text:p>
          </table:table-cell>
          <table:table-cell office:value-type="float" office:value="5.92229" calcext:value-type="float">
            <text:p>5.92229</text:p>
          </table:table-cell>
          <table:table-cell office:value-type="float" office:value="0.000184697" calcext:value-type="float">
            <text:p>0.000184697</text:p>
          </table:table-cell>
          <table:table-cell office:value-type="float" office:value="436.826" calcext:value-type="float">
            <text:p>436.826</text:p>
          </table:table-cell>
          <table:table-cell office:value-type="float" office:value="7235212" calcext:value-type="float">
            <text:p>7235212</text:p>
          </table:table-cell>
          <table:table-cell office:value-type="float" office:value="100" calcext:value-type="float">
            <text:p>100</text:p>
          </table:table-cell>
          <table:table-cell office:value-type="float" office:value="72352.1" calcext:value-type="float">
            <text:p>72352.1</text:p>
          </table:table-cell>
          <table:table-cell office:value-type="float" office:value="1" calcext:value-type="float">
            <text:p>1</text:p>
          </table:table-cell>
          <table:table-cell office:value-type="float" office:value="5335271" calcext:value-type="float">
            <text:p>5335271</text:p>
          </table:table-cell>
          <table:table-cell table:formula="of:=LOG([.J3];2)" office:value-type="float" office:value="16.1427472707448" calcext:value-type="float">
            <text:p>16.1427472707448</text:p>
          </table:table-cell>
          <table:table-cell table:formula="of:=LOG([.L3];2)" office:value-type="float" office:value="22.3471301225532" calcext:value-type="float">
            <text:p>22.34713012255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46.65" calcext:value-type="float">
            <text:p>1746.65</text:p>
          </table:table-cell>
          <table:table-cell office:value-type="float" office:value="100" calcext:value-type="float">
            <text:p>100</text:p>
          </table:table-cell>
          <table:table-cell office:value-type="float" office:value="17.4665" calcext:value-type="float">
            <text:p>17.4665</text:p>
          </table:table-cell>
          <table:table-cell office:value-type="float" office:value="0.000232222" calcext:value-type="float">
            <text:p>0.000232222</text:p>
          </table:table-cell>
          <table:table-cell office:value-type="float" office:value="1043.53" calcext:value-type="float">
            <text:p>1043.53</text:p>
          </table:table-cell>
          <table:table-cell office:value-type="float" office:value="19547440" calcext:value-type="float">
            <text:p>19547440</text:p>
          </table:table-cell>
          <table:table-cell office:value-type="float" office:value="100" calcext:value-type="float">
            <text:p>100</text:p>
          </table:table-cell>
          <table:table-cell office:value-type="float" office:value="195474" calcext:value-type="float">
            <text:p>195474</text:p>
          </table:table-cell>
          <table:table-cell office:value-type="float" office:value="1" calcext:value-type="float">
            <text:p>1</text:p>
          </table:table-cell>
          <table:table-cell office:value-type="float" office:value="12190615" calcext:value-type="float">
            <text:p>12190615</text:p>
          </table:table-cell>
          <table:table-cell table:formula="of:=LOG([.J4];2)" office:value-type="float" office:value="17.5766172018387" calcext:value-type="float">
            <text:p>17.5766172018387</text:p>
          </table:table-cell>
          <table:table-cell table:formula="of:=LOG([.L4];2)" office:value-type="float" office:value="23.5392675740146" calcext:value-type="float">
            <text:p>23.5392675740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53.209" calcext:value-type="float">
            <text:p>553.209</text:p>
          </table:table-cell>
          <table:table-cell office:value-type="float" office:value="100" calcext:value-type="float">
            <text:p>100</text:p>
          </table:table-cell>
          <table:table-cell office:value-type="float" office:value="5.53209" calcext:value-type="float">
            <text:p>5.53209</text:p>
          </table:table-cell>
          <table:table-cell office:value-type="float" office:value="0.00035116" calcext:value-type="float">
            <text:p>0.00035116</text:p>
          </table:table-cell>
          <table:table-cell office:value-type="float" office:value="92.7283" calcext:value-type="float">
            <text:p>92.7283</text:p>
          </table:table-cell>
          <table:table-cell office:value-type="float" office:value="5135632" calcext:value-type="float">
            <text:p>5135632</text:p>
          </table:table-cell>
          <table:table-cell office:value-type="float" office:value="100" calcext:value-type="float">
            <text:p>100</text:p>
          </table:table-cell>
          <table:table-cell office:value-type="float" office:value="51356.3" calcext:value-type="float">
            <text:p>51356.3</text:p>
          </table:table-cell>
          <table:table-cell office:value-type="float" office:value="1" calcext:value-type="float">
            <text:p>1</text:p>
          </table:table-cell>
          <table:table-cell office:value-type="float" office:value="873565" calcext:value-type="float">
            <text:p>873565</text:p>
          </table:table-cell>
          <table:table-cell table:formula="of:=LOG([.J5];2)" office:value-type="float" office:value="15.648253645796" calcext:value-type="float">
            <text:p>15.648253645796</text:p>
          </table:table-cell>
          <table:table-cell table:formula="of:=LOG([.L5];2)" office:value-type="float" office:value="19.7365555292546" calcext:value-type="float">
            <text:p>19.73655552925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11.879" calcext:value-type="float">
            <text:p>211.879</text:p>
          </table:table-cell>
          <table:table-cell office:value-type="float" office:value="100" calcext:value-type="float">
            <text:p>100</text:p>
          </table:table-cell>
          <table:table-cell office:value-type="float" office:value="2.11879" calcext:value-type="float">
            <text:p>2.11879</text:p>
          </table:table-cell>
          <table:table-cell office:value-type="float" office:value="0.000349334" calcext:value-type="float">
            <text:p>0.000349334</text:p>
          </table:table-cell>
          <table:table-cell office:value-type="float" office:value="47.2235" calcext:value-type="float">
            <text:p>47.2235</text:p>
          </table:table-cell>
          <table:table-cell office:value-type="float" office:value="1574546" calcext:value-type="float">
            <text:p>1574546</text:p>
          </table:table-cell>
          <table:table-cell office:value-type="float" office:value="100" calcext:value-type="float">
            <text:p>100</text:p>
          </table:table-cell>
          <table:table-cell office:value-type="float" office:value="15745.5" calcext:value-type="float">
            <text:p>15745.5</text:p>
          </table:table-cell>
          <table:table-cell office:value-type="float" office:value="1" calcext:value-type="float">
            <text:p>1</text:p>
          </table:table-cell>
          <table:table-cell office:value-type="float" office:value="340831" calcext:value-type="float">
            <text:p>340831</text:p>
          </table:table-cell>
          <table:table-cell table:formula="of:=LOG([.J6];2)" office:value-type="float" office:value="13.9426519506822" calcext:value-type="float">
            <text:p>13.9426519506822</text:p>
          </table:table-cell>
          <table:table-cell table:formula="of:=LOG([.L6];2)" office:value-type="float" office:value="18.3786970350954" calcext:value-type="float">
            <text:p>18.37869703509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8.163" calcext:value-type="float">
            <text:p>108.163</text:p>
          </table:table-cell>
          <table:table-cell office:value-type="float" office:value="100" calcext:value-type="float">
            <text:p>100</text:p>
          </table:table-cell>
          <table:table-cell office:value-type="float" office:value="1.08163" calcext:value-type="float">
            <text:p>1.08163</text:p>
          </table:table-cell>
          <table:table-cell office:value-type="float" office:value="0.000427555" calcext:value-type="float">
            <text:p>0.000427555</text:p>
          </table:table-cell>
          <table:table-cell office:value-type="float" office:value="11.0212" calcext:value-type="float">
            <text:p>11.0212</text:p>
          </table:table-cell>
          <table:table-cell office:value-type="float" office:value="714606" calcext:value-type="float">
            <text:p>714606</text:p>
          </table:table-cell>
          <table:table-cell office:value-type="float" office:value="100" calcext:value-type="float">
            <text:p>100</text:p>
          </table:table-cell>
          <table:table-cell office:value-type="float" office:value="7146.06" calcext:value-type="float">
            <text:p>7146.06</text:p>
          </table:table-cell>
          <table:table-cell office:value-type="float" office:value="1" calcext:value-type="float">
            <text:p>1</text:p>
          </table:table-cell>
          <table:table-cell office:value-type="float" office:value="76589" calcext:value-type="float">
            <text:p>76589</text:p>
          </table:table-cell>
          <table:table-cell table:formula="of:=LOG([.J7];2)" office:value-type="float" office:value="12.8029323118429" calcext:value-type="float">
            <text:p>12.8029323118429</text:p>
          </table:table-cell>
          <table:table-cell table:formula="of:=LOG([.L7];2)" office:value-type="float" office:value="16.2248495812947" calcext:value-type="float">
            <text:p>16.2248495812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33.3359" calcext:value-type="float">
            <text:p>33.3359</text:p>
          </table:table-cell>
          <table:table-cell office:value-type="float" office:value="100" calcext:value-type="float">
            <text:p>100</text:p>
          </table:table-cell>
          <table:table-cell office:value-type="float" office:value="0.333359" calcext:value-type="float">
            <text:p>0.333359</text:p>
          </table:table-cell>
          <table:table-cell office:value-type="float" office:value="0.000556208" calcext:value-type="float">
            <text:p>0.000556208</text:p>
          </table:table-cell>
          <table:table-cell office:value-type="float" office:value="4.28424" calcext:value-type="float">
            <text:p>4.28424</text:p>
          </table:table-cell>
          <table:table-cell office:value-type="float" office:value="192558" calcext:value-type="float">
            <text:p>192558</text:p>
          </table:table-cell>
          <table:table-cell office:value-type="float" office:value="100" calcext:value-type="float">
            <text:p>100</text:p>
          </table:table-cell>
          <table:table-cell office:value-type="float" office:value="1925.58" calcext:value-type="float">
            <text:p>1925.58</text:p>
          </table:table-cell>
          <table:table-cell office:value-type="float" office:value="1" calcext:value-type="float">
            <text:p>1</text:p>
          </table:table-cell>
          <table:table-cell office:value-type="float" office:value="27445" calcext:value-type="float">
            <text:p>27445</text:p>
          </table:table-cell>
          <table:table-cell table:formula="of:=LOG([.J8];2)" office:value-type="float" office:value="10.9110773471404" calcext:value-type="float">
            <text:p>10.9110773471404</text:p>
          </table:table-cell>
          <table:table-cell table:formula="of:=LOG([.L8];2)" office:value-type="float" office:value="14.7442557188619" calcext:value-type="float">
            <text:p>14.74425571886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.6044" calcext:value-type="float">
            <text:p>8.6044</text:p>
          </table:table-cell>
          <table:table-cell office:value-type="float" office:value="100" calcext:value-type="float">
            <text:p>100</text:p>
          </table:table-cell>
          <table:table-cell office:value-type="float" office:value="0.086044" calcext:value-type="float">
            <text:p>0.086044</text:p>
          </table:table-cell>
          <table:table-cell office:value-type="float" office:value="0.000724371" calcext:value-type="float">
            <text:p>0.000724371</text:p>
          </table:table-cell>
          <table:table-cell office:value-type="float" office:value="1.44876" calcext:value-type="float">
            <text:p>1.44876</text:p>
          </table:table-cell>
          <table:table-cell office:value-type="float" office:value="41400" calcext:value-type="float">
            <text:p>41400</text:p>
          </table:table-cell>
          <table:table-cell office:value-type="float" office:value="100" calcext:value-type="float">
            <text:p>100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8035" calcext:value-type="float">
            <text:p>8035</text:p>
          </table:table-cell>
          <table:table-cell table:formula="of:=LOG([.J9];2)" office:value-type="float" office:value="8.69348695749933" calcext:value-type="float">
            <text:p>8.69348695749933</text:p>
          </table:table-cell>
          <table:table-cell table:formula="of:=LOG([.L9];2)" office:value-type="float" office:value="12.9720823085625" calcext:value-type="float">
            <text:p>12.9720823085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629742" calcext:value-type="float">
            <text:p>0.629742</text:p>
          </table:table-cell>
          <table:table-cell office:value-type="float" office:value="100" calcext:value-type="float">
            <text:p>100</text:p>
          </table:table-cell>
          <table:table-cell office:value-type="float" office:value="0.00629742" calcext:value-type="float">
            <text:p>0.00629742</text:p>
          </table:table-cell>
          <table:table-cell office:value-type="float" office:value="0.000757004" calcext:value-type="float">
            <text:p>0.000757004</text:p>
          </table:table-cell>
          <table:table-cell office:value-type="float" office:value="0.105411" calcext:value-type="float">
            <text:p>0.105411</text:p>
          </table:table-cell>
          <table:table-cell office:value-type="float" office:value="1786" calcext:value-type="float">
            <text:p>1786</text:p>
          </table:table-cell>
          <table:table-cell office:value-type="float" office:value="100" calcext:value-type="float">
            <text:p>100</text:p>
          </table:table-cell>
          <table:table-cell office:value-type="float" office:value="17.86" calcext:value-type="float">
            <text:p>17.86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table:formula="of:=LOG([.J10];2)" office:value-type="float" office:value="4.1586601753465" calcext:value-type="float">
            <text:p>4.1586601753465</text:p>
          </table:table-cell>
          <table:table-cell table:formula="of:=LOG([.L10];2)" office:value-type="float" office:value="8.58120058192496" calcext:value-type="float">
            <text:p>8.58120058192496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41.256" calcext:value-type="float">
            <text:p>641.256</text:p>
          </table:table-cell>
          <table:table-cell office:value-type="float" office:value="100" calcext:value-type="float">
            <text:p>100</text:p>
          </table:table-cell>
          <table:table-cell office:value-type="float" office:value="6.41256" calcext:value-type="float">
            <text:p>6.41256</text:p>
          </table:table-cell>
          <table:table-cell office:value-type="float" office:value="0.000149593" calcext:value-type="float">
            <text:p>0.000149593</text:p>
          </table:table-cell>
          <table:table-cell office:value-type="float" office:value="532.387" calcext:value-type="float">
            <text:p>532.387</text:p>
          </table:table-cell>
          <table:table-cell office:value-type="float" office:value="9507930" calcext:value-type="float">
            <text:p>9507930</text:p>
          </table:table-cell>
          <table:table-cell office:value-type="float" office:value="100" calcext:value-type="float">
            <text:p>100</text:p>
          </table:table-cell>
          <table:table-cell office:value-type="float" office:value="95079.3" calcext:value-type="float">
            <text:p>95079.3</text:p>
          </table:table-cell>
          <table:table-cell office:value-type="float" office:value="1" calcext:value-type="float">
            <text:p>1</text:p>
          </table:table-cell>
          <table:table-cell office:value-type="float" office:value="8066445" calcext:value-type="float">
            <text:p>8066445</text:p>
          </table:table-cell>
          <table:table-cell table:formula="of:=LOG([.J2];2)" office:value-type="float" office:value="16.5368436613506" calcext:value-type="float">
            <text:p>16.5368436613506</text:p>
          </table:table-cell>
          <table:table-cell table:formula="of:=LOG([.L2];2)" office:value-type="float" office:value="22.9435015661397" calcext:value-type="float">
            <text:p>22.94350156613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55.47" calcext:value-type="float">
            <text:p>1855.47</text:p>
          </table:table-cell>
          <table:table-cell office:value-type="float" office:value="100" calcext:value-type="float">
            <text:p>100</text:p>
          </table:table-cell>
          <table:table-cell office:value-type="float" office:value="18.5547" calcext:value-type="float">
            <text:p>18.5547</text:p>
          </table:table-cell>
          <table:table-cell office:value-type="float" office:value="0.000201426" calcext:value-type="float">
            <text:p>0.000201426</text:p>
          </table:table-cell>
          <table:table-cell office:value-type="float" office:value="812.411" calcext:value-type="float">
            <text:p>812.411</text:p>
          </table:table-cell>
          <table:table-cell office:value-type="float" office:value="20037326" calcext:value-type="float">
            <text:p>20037326</text:p>
          </table:table-cell>
          <table:table-cell office:value-type="float" office:value="100" calcext:value-type="float">
            <text:p>100</text:p>
          </table:table-cell>
          <table:table-cell office:value-type="float" office:value="200373" calcext:value-type="float">
            <text:p>200373</text:p>
          </table:table-cell>
          <table:table-cell office:value-type="float" office:value="1" calcext:value-type="float">
            <text:p>1</text:p>
          </table:table-cell>
          <table:table-cell office:value-type="float" office:value="8217949" calcext:value-type="float">
            <text:p>8217949</text:p>
          </table:table-cell>
          <table:table-cell table:formula="of:=LOG([.J3];2)" office:value-type="float" office:value="17.6123285947943" calcext:value-type="float">
            <text:p>17.6123285947943</text:p>
          </table:table-cell>
          <table:table-cell table:formula="of:=LOG([.L3];2)" office:value-type="float" office:value="22.9703469465959" calcext:value-type="float">
            <text:p>22.97034694659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327.31" calcext:value-type="float">
            <text:p>1327.31</text:p>
          </table:table-cell>
          <table:table-cell office:value-type="float" office:value="100" calcext:value-type="float">
            <text:p>100</text:p>
          </table:table-cell>
          <table:table-cell office:value-type="float" office:value="13.2731" calcext:value-type="float">
            <text:p>13.2731</text:p>
          </table:table-cell>
          <table:table-cell office:value-type="float" office:value="0.00024421" calcext:value-type="float">
            <text:p>0.00024421</text:p>
          </table:table-cell>
          <table:table-cell office:value-type="float" office:value="262.43" calcext:value-type="float">
            <text:p>262.43</text:p>
          </table:table-cell>
          <table:table-cell office:value-type="float" office:value="12357210" calcext:value-type="float">
            <text:p>12357210</text:p>
          </table:table-cell>
          <table:table-cell office:value-type="float" office:value="100" calcext:value-type="float">
            <text:p>100</text:p>
          </table:table-cell>
          <table:table-cell office:value-type="float" office:value="123572" calcext:value-type="float">
            <text:p>123572</text:p>
          </table:table-cell>
          <table:table-cell office:value-type="float" office:value="1" calcext:value-type="float">
            <text:p>1</text:p>
          </table:table-cell>
          <table:table-cell office:value-type="float" office:value="2168825" calcext:value-type="float">
            <text:p>2168825</text:p>
          </table:table-cell>
          <table:table-cell table:formula="of:=LOG([.J4];2)" office:value-type="float" office:value="16.9149923565353" calcext:value-type="float">
            <text:p>16.9149923565353</text:p>
          </table:table-cell>
          <table:table-cell table:formula="of:=LOG([.L4];2)" office:value-type="float" office:value="21.0484822176236" calcext:value-type="float">
            <text:p>21.04848221762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29.22" calcext:value-type="float">
            <text:p>729.22</text:p>
          </table:table-cell>
          <table:table-cell office:value-type="float" office:value="100" calcext:value-type="float">
            <text:p>100</text:p>
          </table:table-cell>
          <table:table-cell office:value-type="float" office:value="7.2922" calcext:value-type="float">
            <text:p>7.2922</text:p>
          </table:table-cell>
          <table:table-cell office:value-type="float" office:value="0.000339892" calcext:value-type="float">
            <text:p>0.000339892</text:p>
          </table:table-cell>
          <table:table-cell office:value-type="float" office:value="99.3076" calcext:value-type="float">
            <text:p>99.3076</text:p>
          </table:table-cell>
          <table:table-cell office:value-type="float" office:value="6017126" calcext:value-type="float">
            <text:p>6017126</text:p>
          </table:table-cell>
          <table:table-cell office:value-type="float" office:value="100" calcext:value-type="float">
            <text:p>100</text:p>
          </table:table-cell>
          <table:table-cell office:value-type="float" office:value="60171.3" calcext:value-type="float">
            <text:p>60171.3</text:p>
          </table:table-cell>
          <table:table-cell office:value-type="float" office:value="1" calcext:value-type="float">
            <text:p>1</text:p>
          </table:table-cell>
          <table:table-cell office:value-type="float" office:value="917607" calcext:value-type="float">
            <text:p>917607</text:p>
          </table:table-cell>
          <table:table-cell table:formula="of:=LOG([.J5];2)" office:value-type="float" office:value="15.8767879060578" calcext:value-type="float">
            <text:p>15.8767879060578</text:p>
          </table:table-cell>
          <table:table-cell table:formula="of:=LOG([.L5];2)" office:value-type="float" office:value="19.8075168714867" calcext:value-type="float">
            <text:p>19.80751687148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838.109" calcext:value-type="float">
            <text:p>838.109</text:p>
          </table:table-cell>
          <table:table-cell office:value-type="float" office:value="100" calcext:value-type="float">
            <text:p>100</text:p>
          </table:table-cell>
          <table:table-cell office:value-type="float" office:value="8.38109" calcext:value-type="float">
            <text:p>8.38109</text:p>
          </table:table-cell>
          <table:table-cell office:value-type="float" office:value="0.000366921" calcext:value-type="float">
            <text:p>0.000366921</text:p>
          </table:table-cell>
          <table:table-cell office:value-type="float" office:value="155.248" calcext:value-type="float">
            <text:p>155.248</text:p>
          </table:table-cell>
          <table:table-cell office:value-type="float" office:value="6173402" calcext:value-type="float">
            <text:p>6173402</text:p>
          </table:table-cell>
          <table:table-cell office:value-type="float" office:value="100" calcext:value-type="float">
            <text:p>100</text:p>
          </table:table-cell>
          <table:table-cell office:value-type="float" office:value="61734" calcext:value-type="float">
            <text:p>61734</text:p>
          </table:table-cell>
          <table:table-cell office:value-type="float" office:value="1" calcext:value-type="float">
            <text:p>1</text:p>
          </table:table-cell>
          <table:table-cell office:value-type="float" office:value="1263233" calcext:value-type="float">
            <text:p>1263233</text:p>
          </table:table-cell>
          <table:table-cell table:formula="of:=LOG([.J6];2)" office:value-type="float" office:value="15.9137776520897" calcext:value-type="float">
            <text:p>15.9137776520897</text:p>
          </table:table-cell>
          <table:table-cell table:formula="of:=LOG([.L6];2)" office:value-type="float" office:value="20.2686893342943" calcext:value-type="float">
            <text:p>20.26868933429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78.107" calcext:value-type="float">
            <text:p>178.107</text:p>
          </table:table-cell>
          <table:table-cell office:value-type="float" office:value="100" calcext:value-type="float">
            <text:p>100</text:p>
          </table:table-cell>
          <table:table-cell office:value-type="float" office:value="1.78107" calcext:value-type="float">
            <text:p>1.78107</text:p>
          </table:table-cell>
          <table:table-cell office:value-type="float" office:value="0.000560585" calcext:value-type="float">
            <text:p>0.000560585</text:p>
          </table:table-cell>
          <table:table-cell office:value-type="float" office:value="29.0119" calcext:value-type="float">
            <text:p>29.0119</text:p>
          </table:table-cell>
          <table:table-cell office:value-type="float" office:value="1088444" calcext:value-type="float">
            <text:p>1088444</text:p>
          </table:table-cell>
          <table:table-cell office:value-type="float" office:value="100" calcext:value-type="float">
            <text:p>100</text:p>
          </table:table-cell>
          <table:table-cell office:value-type="float" office:value="10884.4" calcext:value-type="float">
            <text:p>10884.4</text:p>
          </table:table-cell>
          <table:table-cell office:value-type="float" office:value="1" calcext:value-type="float">
            <text:p>1</text:p>
          </table:table-cell>
          <table:table-cell office:value-type="float" office:value="189937" calcext:value-type="float">
            <text:p>189937</text:p>
          </table:table-cell>
          <table:table-cell table:formula="of:=LOG([.J7];2)" office:value-type="float" office:value="13.4099742610413" calcext:value-type="float">
            <text:p>13.4099742610413</text:p>
          </table:table-cell>
          <table:table-cell table:formula="of:=LOG([.L7];2)" office:value-type="float" office:value="17.5351614463642" calcext:value-type="float">
            <text:p>17.53516144636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46.3156" calcext:value-type="float">
            <text:p>46.3156</text:p>
          </table:table-cell>
          <table:table-cell office:value-type="float" office:value="100" calcext:value-type="float">
            <text:p>100</text:p>
          </table:table-cell>
          <table:table-cell office:value-type="float" office:value="0.463156" calcext:value-type="float">
            <text:p>0.463156</text:p>
          </table:table-cell>
          <table:table-cell office:value-type="float" office:value="0.000579747" calcext:value-type="float">
            <text:p>0.000579747</text:p>
          </table:table-cell>
          <table:table-cell office:value-type="float" office:value="5.14152" calcext:value-type="float">
            <text:p>5.14152</text:p>
          </table:table-cell>
          <table:table-cell office:value-type="float" office:value="230732" calcext:value-type="float">
            <text:p>230732</text:p>
          </table:table-cell>
          <table:table-cell office:value-type="float" office:value="100" calcext:value-type="float">
            <text:p>100</text:p>
          </table:table-cell>
          <table:table-cell office:value-type="float" office:value="2307.32" calcext:value-type="float">
            <text:p>2307.32</text:p>
          </table:table-cell>
          <table:table-cell office:value-type="float" office:value="1" calcext:value-type="float">
            <text:p>1</text:p>
          </table:table-cell>
          <table:table-cell office:value-type="float" office:value="25243" calcext:value-type="float">
            <text:p>25243</text:p>
          </table:table-cell>
          <table:table-cell table:formula="of:=LOG([.J8];2)" office:value-type="float" office:value="11.172002388552" calcext:value-type="float">
            <text:p>11.172002388552</text:p>
          </table:table-cell>
          <table:table-cell table:formula="of:=LOG([.L8];2)" office:value-type="float" office:value="14.6235957569035" calcext:value-type="float">
            <text:p>14.62359575690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9.0557" calcext:value-type="float">
            <text:p>19.0557</text:p>
          </table:table-cell>
          <table:table-cell office:value-type="float" office:value="100" calcext:value-type="float">
            <text:p>100</text:p>
          </table:table-cell>
          <table:table-cell office:value-type="float" office:value="0.190557" calcext:value-type="float">
            <text:p>0.190557</text:p>
          </table:table-cell>
          <table:table-cell office:value-type="float" office:value="0.00081099" calcext:value-type="float">
            <text:p>0.00081099</text:p>
          </table:table-cell>
          <table:table-cell office:value-type="float" office:value="3.83894" calcext:value-type="float">
            <text:p>3.83894</text:p>
          </table:table-cell>
          <table:table-cell office:value-type="float" office:value="83728" calcext:value-type="float">
            <text:p>83728</text:p>
          </table:table-cell>
          <table:table-cell office:value-type="float" office:value="100" calcext:value-type="float">
            <text:p>100</text:p>
          </table:table-cell>
          <table:table-cell office:value-type="float" office:value="837.28" calcext:value-type="float">
            <text:p>837.28</text:p>
          </table:table-cell>
          <table:table-cell office:value-type="float" office:value="1" calcext:value-type="float">
            <text:p>1</text:p>
          </table:table-cell>
          <table:table-cell office:value-type="float" office:value="18207" calcext:value-type="float">
            <text:p>18207</text:p>
          </table:table-cell>
          <table:table-cell table:formula="of:=LOG([.J9];2)" office:value-type="float" office:value="9.70956635383999" calcext:value-type="float">
            <text:p>9.70956635383999</text:p>
          </table:table-cell>
          <table:table-cell table:formula="of:=LOG([.L9];2)" office:value-type="float" office:value="14.1522056060006" calcext:value-type="float">
            <text:p>14.1522056060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0.875663" calcext:value-type="float">
            <text:p>0.875663</text:p>
          </table:table-cell>
          <table:table-cell office:value-type="float" office:value="100" calcext:value-type="float">
            <text:p>100</text:p>
          </table:table-cell>
          <table:table-cell office:value-type="float" office:value="0.00875663" calcext:value-type="float">
            <text:p>0.00875663</text:p>
          </table:table-cell>
          <table:table-cell office:value-type="float" office:value="0.000995001" calcext:value-type="float">
            <text:p>0.000995001</text:p>
          </table:table-cell>
          <table:table-cell office:value-type="float" office:value="0.164161" calcext:value-type="float">
            <text:p>0.164161</text:p>
          </table:table-cell>
          <table:table-cell office:value-type="float" office:value="2452" calcext:value-type="float">
            <text:p>2452</text:p>
          </table:table-cell>
          <table:table-cell office:value-type="float" office:value="100" calcext:value-type="float">
            <text:p>100</text:p>
          </table:table-cell>
          <table:table-cell office:value-type="float" office:value="24.52" calcext:value-type="float">
            <text:p>24.52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table:formula="of:=LOG([.J10];2)" office:value-type="float" office:value="4.61588707391606" calcext:value-type="float">
            <text:p>4.61588707391606</text:p>
          </table:table-cell>
          <table:table-cell table:formula="of:=LOG([.L10];2)" office:value-type="float" office:value="9.16741814583174" calcext:value-type="float">
            <text:p>9.16741814583174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05.992" calcext:value-type="float">
            <text:p>705.992</text:p>
          </table:table-cell>
          <table:table-cell office:value-type="float" office:value="100" calcext:value-type="float">
            <text:p>100</text:p>
          </table:table-cell>
          <table:table-cell office:value-type="float" office:value="7.05992" calcext:value-type="float">
            <text:p>7.05992</text:p>
          </table:table-cell>
          <table:table-cell office:value-type="float" office:value="0.000147742" calcext:value-type="float">
            <text:p>0.000147742</text:p>
          </table:table-cell>
          <table:table-cell office:value-type="float" office:value="312.203" calcext:value-type="float">
            <text:p>312.203</text:p>
          </table:table-cell>
          <table:table-cell office:value-type="float" office:value="9633744" calcext:value-type="float">
            <text:p>9633744</text:p>
          </table:table-cell>
          <table:table-cell office:value-type="float" office:value="100" calcext:value-type="float">
            <text:p>100</text:p>
          </table:table-cell>
          <table:table-cell office:value-type="float" office:value="96337.4" calcext:value-type="float">
            <text:p>96337.4</text:p>
          </table:table-cell>
          <table:table-cell office:value-type="float" office:value="1" calcext:value-type="float">
            <text:p>1</text:p>
          </table:table-cell>
          <table:table-cell office:value-type="float" office:value="4567703" calcext:value-type="float">
            <text:p>4567703</text:p>
          </table:table-cell>
          <table:table-cell table:formula="of:=LOG([.J2];2)" office:value-type="float" office:value="16.5558083678534" calcext:value-type="float">
            <text:p>16.5558083678534</text:p>
          </table:table-cell>
          <table:table-cell table:formula="of:=LOG([.L2];2)" office:value-type="float" office:value="22.1230374165317" calcext:value-type="float">
            <text:p>22.12303741653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907.93" calcext:value-type="float">
            <text:p>7907.93</text:p>
          </table:table-cell>
          <table:table-cell office:value-type="float" office:value="100" calcext:value-type="float">
            <text:p>100</text:p>
          </table:table-cell>
          <table:table-cell office:value-type="float" office:value="79.0793" calcext:value-type="float">
            <text:p>79.0793</text:p>
          </table:table-cell>
          <table:table-cell office:value-type="float" office:value="0.000211284" calcext:value-type="float">
            <text:p>0.000211284</text:p>
          </table:table-cell>
          <table:table-cell office:value-type="float" office:value="2010.26" calcext:value-type="float">
            <text:p>2010.26</text:p>
          </table:table-cell>
          <table:table-cell office:value-type="float" office:value="85886018" calcext:value-type="float">
            <text:p>85886018</text:p>
          </table:table-cell>
          <table:table-cell office:value-type="float" office:value="100" calcext:value-type="float">
            <text:p>100</text:p>
          </table:table-cell>
          <table:table-cell office:value-type="float" office:value="858860" calcext:value-type="float">
            <text:p>858860</text:p>
          </table:table-cell>
          <table:table-cell office:value-type="float" office:value="1" calcext:value-type="float">
            <text:p>1</text:p>
          </table:table-cell>
          <table:table-cell office:value-type="float" office:value="22501185" calcext:value-type="float">
            <text:p>22501185</text:p>
          </table:table-cell>
          <table:table-cell table:formula="of:=LOG([.J3];2)" office:value-type="float" office:value="19.7120634558976" calcext:value-type="float">
            <text:p>19.7120634558976</text:p>
          </table:table-cell>
          <table:table-cell table:formula="of:=LOG([.L3];2)" office:value-type="float" office:value="24.4234976455919" calcext:value-type="float">
            <text:p>24.42349764559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78.02" calcext:value-type="float">
            <text:p>3778.02</text:p>
          </table:table-cell>
          <table:table-cell office:value-type="float" office:value="100" calcext:value-type="float">
            <text:p>100</text:p>
          </table:table-cell>
          <table:table-cell office:value-type="float" office:value="37.7802" calcext:value-type="float">
            <text:p>37.7802</text:p>
          </table:table-cell>
          <table:table-cell office:value-type="float" office:value="0.000289867" calcext:value-type="float">
            <text:p>0.000289867</text:p>
          </table:table-cell>
          <table:table-cell office:value-type="float" office:value="979.674" calcext:value-type="float">
            <text:p>979.674</text:p>
          </table:table-cell>
          <table:table-cell office:value-type="float" office:value="31888450" calcext:value-type="float">
            <text:p>31888450</text:p>
          </table:table-cell>
          <table:table-cell office:value-type="float" office:value="100" calcext:value-type="float">
            <text:p>100</text:p>
          </table:table-cell>
          <table:table-cell office:value-type="float" office:value="318884" calcext:value-type="float">
            <text:p>318884</text:p>
          </table:table-cell>
          <table:table-cell office:value-type="float" office:value="1" calcext:value-type="float">
            <text:p>1</text:p>
          </table:table-cell>
          <table:table-cell office:value-type="float" office:value="8551523" calcext:value-type="float">
            <text:p>8551523</text:p>
          </table:table-cell>
          <table:table-cell table:formula="of:=LOG([.J4];2)" office:value-type="float" office:value="18.2826721866405" calcext:value-type="float">
            <text:p>18.2826721866405</text:p>
          </table:table-cell>
          <table:table-cell table:formula="of:=LOG([.L4];2)" office:value-type="float" office:value="23.0277499517644" calcext:value-type="float">
            <text:p>23.02774995176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682.51" calcext:value-type="float">
            <text:p>3682.51</text:p>
          </table:table-cell>
          <table:table-cell office:value-type="float" office:value="100" calcext:value-type="float">
            <text:p>100</text:p>
          </table:table-cell>
          <table:table-cell office:value-type="float" office:value="36.8251" calcext:value-type="float">
            <text:p>36.8251</text:p>
          </table:table-cell>
          <table:table-cell office:value-type="float" office:value="0.000383648" calcext:value-type="float">
            <text:p>0.000383648</text:p>
          </table:table-cell>
          <table:table-cell office:value-type="float" office:value="1011.58" calcext:value-type="float">
            <text:p>1011.58</text:p>
          </table:table-cell>
          <table:table-cell office:value-type="float" office:value="28904724" calcext:value-type="float">
            <text:p>28904724</text:p>
          </table:table-cell>
          <table:table-cell office:value-type="float" office:value="100" calcext:value-type="float">
            <text:p>100</text:p>
          </table:table-cell>
          <table:table-cell office:value-type="float" office:value="289047" calcext:value-type="float">
            <text:p>289047</text:p>
          </table:table-cell>
          <table:table-cell office:value-type="float" office:value="1" calcext:value-type="float">
            <text:p>1</text:p>
          </table:table-cell>
          <table:table-cell office:value-type="float" office:value="8249491" calcext:value-type="float">
            <text:p>8249491</text:p>
          </table:table-cell>
          <table:table-cell table:formula="of:=LOG([.J5];2)" office:value-type="float" office:value="18.1409445732314" calcext:value-type="float">
            <text:p>18.1409445732314</text:p>
          </table:table-cell>
          <table:table-cell table:formula="of:=LOG([.L5];2)" office:value-type="float" office:value="22.9758736760245" calcext:value-type="float">
            <text:p>22.97587367602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937.714" calcext:value-type="float">
            <text:p>937.714</text:p>
          </table:table-cell>
          <table:table-cell office:value-type="float" office:value="100" calcext:value-type="float">
            <text:p>100</text:p>
          </table:table-cell>
          <table:table-cell office:value-type="float" office:value="9.37714" calcext:value-type="float">
            <text:p>9.37714</text:p>
          </table:table-cell>
          <table:table-cell office:value-type="float" office:value="0.000411617" calcext:value-type="float">
            <text:p>0.000411617</text:p>
          </table:table-cell>
          <table:table-cell office:value-type="float" office:value="191.88" calcext:value-type="float">
            <text:p>191.88</text:p>
          </table:table-cell>
          <table:table-cell office:value-type="float" office:value="5839356" calcext:value-type="float">
            <text:p>5839356</text:p>
          </table:table-cell>
          <table:table-cell office:value-type="float" office:value="100" calcext:value-type="float">
            <text:p>100</text:p>
          </table:table-cell>
          <table:table-cell office:value-type="float" office:value="58393.6" calcext:value-type="float">
            <text:p>58393.6</text:p>
          </table:table-cell>
          <table:table-cell office:value-type="float" office:value="1" calcext:value-type="float">
            <text:p>1</text:p>
          </table:table-cell>
          <table:table-cell office:value-type="float" office:value="1180501" calcext:value-type="float">
            <text:p>1180501</text:p>
          </table:table-cell>
          <table:table-cell table:formula="of:=LOG([.J6];2)" office:value-type="float" office:value="15.8335226364248" calcext:value-type="float">
            <text:p>15.8335226364248</text:p>
          </table:table-cell>
          <table:table-cell table:formula="of:=LOG([.L6];2)" office:value-type="float" office:value="20.1709678329953" calcext:value-type="float">
            <text:p>20.17096783299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463.058" calcext:value-type="float">
            <text:p>463.058</text:p>
          </table:table-cell>
          <table:table-cell office:value-type="float" office:value="100" calcext:value-type="float">
            <text:p>100</text:p>
          </table:table-cell>
          <table:table-cell office:value-type="float" office:value="4.63058" calcext:value-type="float">
            <text:p>4.63058</text:p>
          </table:table-cell>
          <table:table-cell office:value-type="float" office:value="0.000516743" calcext:value-type="float">
            <text:p>0.000516743</text:p>
          </table:table-cell>
          <table:table-cell office:value-type="float" office:value="73.668" calcext:value-type="float">
            <text:p>73.668</text:p>
          </table:table-cell>
          <table:table-cell office:value-type="float" office:value="2657388" calcext:value-type="float">
            <text:p>2657388</text:p>
          </table:table-cell>
          <table:table-cell office:value-type="float" office:value="100" calcext:value-type="float">
            <text:p>100</text:p>
          </table:table-cell>
          <table:table-cell office:value-type="float" office:value="26573.9" calcext:value-type="float">
            <text:p>26573.9</text:p>
          </table:table-cell>
          <table:table-cell office:value-type="float" office:value="1" calcext:value-type="float">
            <text:p>1</text:p>
          </table:table-cell>
          <table:table-cell office:value-type="float" office:value="521025" calcext:value-type="float">
            <text:p>521025</text:p>
          </table:table-cell>
          <table:table-cell table:formula="of:=LOG([.J7];2)" office:value-type="float" office:value="14.6977223536242" calcext:value-type="float">
            <text:p>14.6977223536242</text:p>
          </table:table-cell>
          <table:table-cell table:formula="of:=LOG([.L7];2)" office:value-type="float" office:value="18.990993072489" calcext:value-type="float">
            <text:p>18.9909930724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96.824" calcext:value-type="float">
            <text:p>196.824</text:p>
          </table:table-cell>
          <table:table-cell office:value-type="float" office:value="100" calcext:value-type="float">
            <text:p>100</text:p>
          </table:table-cell>
          <table:table-cell office:value-type="float" office:value="1.96824" calcext:value-type="float">
            <text:p>1.96824</text:p>
          </table:table-cell>
          <table:table-cell office:value-type="float" office:value="0.000649226" calcext:value-type="float">
            <text:p>0.000649226</text:p>
          </table:table-cell>
          <table:table-cell office:value-type="float" office:value="30.5029" calcext:value-type="float">
            <text:p>30.5029</text:p>
          </table:table-cell>
          <table:table-cell office:value-type="float" office:value="995612" calcext:value-type="float">
            <text:p>995612</text:p>
          </table:table-cell>
          <table:table-cell office:value-type="float" office:value="100" calcext:value-type="float">
            <text:p>100</text:p>
          </table:table-cell>
          <table:table-cell office:value-type="float" office:value="9956.12" calcext:value-type="float">
            <text:p>9956.12</text:p>
          </table:table-cell>
          <table:table-cell office:value-type="float" office:value="1" calcext:value-type="float">
            <text:p>1</text:p>
          </table:table-cell>
          <table:table-cell office:value-type="float" office:value="201769" calcext:value-type="float">
            <text:p>201769</text:p>
          </table:table-cell>
          <table:table-cell table:formula="of:=LOG([.J8];2)" office:value-type="float" office:value="13.2813679037277" calcext:value-type="float">
            <text:p>13.2813679037277</text:p>
          </table:table-cell>
          <table:table-cell table:formula="of:=LOG([.L8];2)" office:value-type="float" office:value="17.6223450087335" calcext:value-type="float">
            <text:p>17.62234500873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7.2366" calcext:value-type="float">
            <text:p>27.2366</text:p>
          </table:table-cell>
          <table:table-cell office:value-type="float" office:value="100" calcext:value-type="float">
            <text:p>100</text:p>
          </table:table-cell>
          <table:table-cell office:value-type="float" office:value="0.272366" calcext:value-type="float">
            <text:p>0.272366</text:p>
          </table:table-cell>
          <table:table-cell office:value-type="float" office:value="0.000829416" calcext:value-type="float">
            <text:p>0.000829416</text:p>
          </table:table-cell>
          <table:table-cell office:value-type="float" office:value="2.79267" calcext:value-type="float">
            <text:p>2.79267</text:p>
          </table:table-cell>
          <table:table-cell office:value-type="float" office:value="109550" calcext:value-type="float">
            <text:p>109550</text:p>
          </table:table-cell>
          <table:table-cell office:value-type="float" office:value="100" calcext:value-type="float">
            <text:p>100</text:p>
          </table:table-cell>
          <table:table-cell office:value-type="float" office:value="1095.5" calcext:value-type="float">
            <text:p>1095.5</text:p>
          </table:table-cell>
          <table:table-cell office:value-type="float" office:value="1" calcext:value-type="float">
            <text:p>1</text:p>
          </table:table-cell>
          <table:table-cell office:value-type="float" office:value="12685" calcext:value-type="float">
            <text:p>12685</text:p>
          </table:table-cell>
          <table:table-cell table:formula="of:=LOG([.J9];2)" office:value-type="float" office:value="10.0973737689902" calcext:value-type="float">
            <text:p>10.0973737689902</text:p>
          </table:table-cell>
          <table:table-cell table:formula="of:=LOG([.L9];2)" office:value-type="float" office:value="13.6308358989513" calcext:value-type="float">
            <text:p>13.63083589895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24395" calcext:value-type="float">
            <text:p>1.24395</text:p>
          </table:table-cell>
          <table:table-cell office:value-type="float" office:value="100" calcext:value-type="float">
            <text:p>100</text:p>
          </table:table-cell>
          <table:table-cell office:value-type="float" office:value="0.0124395" calcext:value-type="float">
            <text:p>0.0124395</text:p>
          </table:table-cell>
          <table:table-cell office:value-type="float" office:value="0.00111464" calcext:value-type="float">
            <text:p>0.00111464</text:p>
          </table:table-cell>
          <table:table-cell office:value-type="float" office:value="0.124079" calcext:value-type="float">
            <text:p>0.124079</text:p>
          </table:table-cell>
          <table:table-cell office:value-type="float" office:value="3240" calcext:value-type="float">
            <text:p>3240</text:p>
          </table:table-cell>
          <table:table-cell office:value-type="float" office:value="100" calcext:value-type="float">
            <text:p>100</text:p>
          </table:table-cell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table:formula="of:=LOG([.J10];2)" office:value-type="float" office:value="5.01792190799726" calcext:value-type="float">
            <text:p>5.01792190799726</text:p>
          </table:table-cell>
          <table:table-cell table:formula="of:=LOG([.L10];2)" office:value-type="float" office:value="8.5352753766208" calcext:value-type="float">
            <text:p>8.5352753766208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780.67" calcext:value-type="float">
            <text:p>4780.67</text:p>
          </table:table-cell>
          <table:table-cell office:value-type="float" office:value="100" calcext:value-type="float">
            <text:p>100</text:p>
          </table:table-cell>
          <table:table-cell office:value-type="float" office:value="47.8067" calcext:value-type="float">
            <text:p>47.8067</text:p>
          </table:table-cell>
          <table:table-cell office:value-type="float" office:value="0.00015763" calcext:value-type="float">
            <text:p>0.00015763</text:p>
          </table:table-cell>
          <table:table-cell office:value-type="float" office:value="3998.16" calcext:value-type="float">
            <text:p>3998.16</text:p>
          </table:table-cell>
          <table:table-cell office:value-type="float" office:value="61296006" calcext:value-type="float">
            <text:p>61296006</text:p>
          </table:table-cell>
          <table:table-cell office:value-type="float" office:value="100" calcext:value-type="float">
            <text:p>100</text:p>
          </table:table-cell>
          <table:table-cell office:value-type="float" office:value="612960" calcext:value-type="float">
            <text:p>612960</text:p>
          </table:table-cell>
          <table:table-cell office:value-type="float" office:value="1" calcext:value-type="float">
            <text:p>1</text:p>
          </table:table-cell>
          <table:table-cell office:value-type="float" office:value="51835389" calcext:value-type="float">
            <text:p>51835389</text:p>
          </table:table-cell>
          <table:table-cell table:formula="of:=LOG([.J2];2)" office:value-type="float" office:value="19.2254334053112" calcext:value-type="float">
            <text:p>19.2254334053112</text:p>
          </table:table-cell>
          <table:table-cell table:formula="of:=LOG([.L2];2)" office:value-type="float" office:value="25.6274340536783" calcext:value-type="float">
            <text:p>25.62743405367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6871.1" calcext:value-type="float">
            <text:p>46871.1</text:p>
          </table:table-cell>
          <table:table-cell office:value-type="float" office:value="100" calcext:value-type="float">
            <text:p>100</text:p>
          </table:table-cell>
          <table:table-cell office:value-type="float" office:value="468.711" calcext:value-type="float">
            <text:p>468.711</text:p>
          </table:table-cell>
          <table:table-cell office:value-type="float" office:value="0.000218029" calcext:value-type="float">
            <text:p>0.000218029</text:p>
          </table:table-cell>
          <table:table-cell office:value-type="float" office:value="10590.2" calcext:value-type="float">
            <text:p>10590.2</text:p>
          </table:table-cell>
          <table:table-cell office:value-type="float" office:value="476500518" calcext:value-type="float">
            <text:p>476500518</text:p>
          </table:table-cell>
          <table:table-cell office:value-type="float" office:value="100" calcext:value-type="float">
            <text:p>100</text:p>
          </table:table-cell>
          <table:table-cell office:value-type="float" office:value="4765010" calcext:value-type="float">
            <text:p>4765010</text:p>
          </table:table-cell>
          <table:table-cell office:value-type="float" office:value="1" calcext:value-type="float">
            <text:p>1</text:p>
          </table:table-cell>
          <table:table-cell office:value-type="float" office:value="114464265" calcext:value-type="float">
            <text:p>114464265</text:p>
          </table:table-cell>
          <table:table-cell table:formula="of:=LOG([.J3];2)" office:value-type="float" office:value="22.1840478111478" calcext:value-type="float">
            <text:p>22.1840478111478</text:p>
          </table:table-cell>
          <table:table-cell table:formula="of:=LOG([.L3];2)" office:value-type="float" office:value="26.7703220276921" calcext:value-type="float">
            <text:p>26.77032202769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1377.5" calcext:value-type="float">
            <text:p>11377.5</text:p>
          </table:table-cell>
          <table:table-cell office:value-type="float" office:value="100" calcext:value-type="float">
            <text:p>100</text:p>
          </table:table-cell>
          <table:table-cell office:value-type="float" office:value="113.775" calcext:value-type="float">
            <text:p>113.775</text:p>
          </table:table-cell>
          <table:table-cell office:value-type="float" office:value="0.000298387" calcext:value-type="float">
            <text:p>0.000298387</text:p>
          </table:table-cell>
          <table:table-cell office:value-type="float" office:value="4238.59" calcext:value-type="float">
            <text:p>4238.59</text:p>
          </table:table-cell>
          <table:table-cell office:value-type="float" office:value="94557276" calcext:value-type="float">
            <text:p>94557276</text:p>
          </table:table-cell>
          <table:table-cell office:value-type="float" office:value="100" calcext:value-type="float">
            <text:p>100</text:p>
          </table:table-cell>
          <table:table-cell office:value-type="float" office:value="945573" calcext:value-type="float">
            <text:p>945573</text:p>
          </table:table-cell>
          <table:table-cell office:value-type="float" office:value="1" calcext:value-type="float">
            <text:p>1</text:p>
          </table:table-cell>
          <table:table-cell office:value-type="float" office:value="37761599" calcext:value-type="float">
            <text:p>37761599</text:p>
          </table:table-cell>
          <table:table-cell table:formula="of:=LOG([.J4];2)" office:value-type="float" office:value="19.8508293156606" calcext:value-type="float">
            <text:p>19.8508293156606</text:p>
          </table:table-cell>
          <table:table-cell table:formula="of:=LOG([.L4];2)" office:value-type="float" office:value="25.1704165205566" calcext:value-type="float">
            <text:p>25.17041652055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731.67" calcext:value-type="float">
            <text:p>4731.67</text:p>
          </table:table-cell>
          <table:table-cell office:value-type="float" office:value="100" calcext:value-type="float">
            <text:p>100</text:p>
          </table:table-cell>
          <table:table-cell office:value-type="float" office:value="47.3167" calcext:value-type="float">
            <text:p>47.3167</text:p>
          </table:table-cell>
          <table:table-cell office:value-type="float" office:value="0.000406465" calcext:value-type="float">
            <text:p>0.000406465</text:p>
          </table:table-cell>
          <table:table-cell office:value-type="float" office:value="703.092" calcext:value-type="float">
            <text:p>703.092</text:p>
          </table:table-cell>
          <table:table-cell office:value-type="float" office:value="34165044" calcext:value-type="float">
            <text:p>34165044</text:p>
          </table:table-cell>
          <table:table-cell office:value-type="float" office:value="100" calcext:value-type="float">
            <text:p>100</text:p>
          </table:table-cell>
          <table:table-cell office:value-type="float" office:value="341650" calcext:value-type="float">
            <text:p>341650</text:p>
          </table:table-cell>
          <table:table-cell office:value-type="float" office:value="1" calcext:value-type="float">
            <text:p>1</text:p>
          </table:table-cell>
          <table:table-cell office:value-type="float" office:value="5142989" calcext:value-type="float">
            <text:p>5142989</text:p>
          </table:table-cell>
          <table:table-cell table:formula="of:=LOG([.J5];2)" office:value-type="float" office:value="18.3821596012494" calcext:value-type="float">
            <text:p>18.3821596012494</text:p>
          </table:table-cell>
          <table:table-cell table:formula="of:=LOG([.L5];2)" office:value-type="float" office:value="22.2941756373326" calcext:value-type="float">
            <text:p>22.29417563733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02.22" calcext:value-type="float">
            <text:p>2602.22</text:p>
          </table:table-cell>
          <table:table-cell office:value-type="float" office:value="100" calcext:value-type="float">
            <text:p>100</text:p>
          </table:table-cell>
          <table:table-cell office:value-type="float" office:value="26.0222" calcext:value-type="float">
            <text:p>26.0222</text:p>
          </table:table-cell>
          <table:table-cell office:value-type="float" office:value="0.000499946" calcext:value-type="float">
            <text:p>0.000499946</text:p>
          </table:table-cell>
          <table:table-cell office:value-type="float" office:value="301.934" calcext:value-type="float">
            <text:p>301.934</text:p>
          </table:table-cell>
          <table:table-cell office:value-type="float" office:value="15683228" calcext:value-type="float">
            <text:p>15683228</text:p>
          </table:table-cell>
          <table:table-cell office:value-type="float" office:value="100" calcext:value-type="float">
            <text:p>100</text:p>
          </table:table-cell>
          <table:table-cell office:value-type="float" office:value="156832" calcext:value-type="float">
            <text:p>156832</text:p>
          </table:table-cell>
          <table:table-cell office:value-type="float" office:value="1" calcext:value-type="float">
            <text:p>1</text:p>
          </table:table-cell>
          <table:table-cell office:value-type="float" office:value="1832365" calcext:value-type="float">
            <text:p>1832365</text:p>
          </table:table-cell>
          <table:table-cell table:formula="of:=LOG([.J6];2)" office:value-type="float" office:value="17.2588604314098" calcext:value-type="float">
            <text:p>17.2588604314098</text:p>
          </table:table-cell>
          <table:table-cell table:formula="of:=LOG([.L6];2)" office:value-type="float" office:value="20.805275480641" calcext:value-type="float">
            <text:p>20.8052754806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985.514" calcext:value-type="float">
            <text:p>985.514</text:p>
          </table:table-cell>
          <table:table-cell office:value-type="float" office:value="100" calcext:value-type="float">
            <text:p>100</text:p>
          </table:table-cell>
          <table:table-cell office:value-type="float" office:value="9.85514" calcext:value-type="float">
            <text:p>9.85514</text:p>
          </table:table-cell>
          <table:table-cell office:value-type="float" office:value="0.000634387" calcext:value-type="float">
            <text:p>0.000634387</text:p>
          </table:table-cell>
          <table:table-cell office:value-type="float" office:value="94.1078" calcext:value-type="float">
            <text:p>94.1078</text:p>
          </table:table-cell>
          <table:table-cell office:value-type="float" office:value="4977928" calcext:value-type="float">
            <text:p>4977928</text:p>
          </table:table-cell>
          <table:table-cell office:value-type="float" office:value="100" calcext:value-type="float">
            <text:p>100</text:p>
          </table:table-cell>
          <table:table-cell office:value-type="float" office:value="49779.3" calcext:value-type="float">
            <text:p>49779.3</text:p>
          </table:table-cell>
          <table:table-cell office:value-type="float" office:value="1" calcext:value-type="float">
            <text:p>1</text:p>
          </table:table-cell>
          <table:table-cell office:value-type="float" office:value="495109" calcext:value-type="float">
            <text:p>495109</text:p>
          </table:table-cell>
          <table:table-cell table:formula="of:=LOG([.J7];2)" office:value-type="float" office:value="15.6032583227324" calcext:value-type="float">
            <text:p>15.6032583227324</text:p>
          </table:table-cell>
          <table:table-cell table:formula="of:=LOG([.L7];2)" office:value-type="float" office:value="18.9173866490194" calcext:value-type="float">
            <text:p>18.91738664901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39.215" calcext:value-type="float">
            <text:p>339.215</text:p>
          </table:table-cell>
          <table:table-cell office:value-type="float" office:value="100" calcext:value-type="float">
            <text:p>100</text:p>
          </table:table-cell>
          <table:table-cell office:value-type="float" office:value="3.39215" calcext:value-type="float">
            <text:p>3.39215</text:p>
          </table:table-cell>
          <table:table-cell office:value-type="float" office:value="0.00075661" calcext:value-type="float">
            <text:p>0.00075661</text:p>
          </table:table-cell>
          <table:table-cell office:value-type="float" office:value="50.8634" calcext:value-type="float">
            <text:p>50.8634</text:p>
          </table:table-cell>
          <table:table-cell office:value-type="float" office:value="1508112" calcext:value-type="float">
            <text:p>1508112</text:p>
          </table:table-cell>
          <table:table-cell office:value-type="float" office:value="100" calcext:value-type="float">
            <text:p>100</text:p>
          </table:table-cell>
          <table:table-cell office:value-type="float" office:value="15081.1" calcext:value-type="float">
            <text:p>15081.1</text:p>
          </table:table-cell>
          <table:table-cell office:value-type="float" office:value="1" calcext:value-type="float">
            <text:p>1</text:p>
          </table:table-cell>
          <table:table-cell office:value-type="float" office:value="222619" calcext:value-type="float">
            <text:p>222619</text:p>
          </table:table-cell>
          <table:table-cell table:formula="of:=LOG([.J8];2)" office:value-type="float" office:value="13.8804540406937" calcext:value-type="float">
            <text:p>13.8804540406937</text:p>
          </table:table-cell>
          <table:table-cell table:formula="of:=LOG([.L8];2)" office:value-type="float" office:value="17.7642172029478" calcext:value-type="float">
            <text:p>17.7642172029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37.8746" calcext:value-type="float">
            <text:p>37.8746</text:p>
          </table:table-cell>
          <table:table-cell office:value-type="float" office:value="100" calcext:value-type="float">
            <text:p>100</text:p>
          </table:table-cell>
          <table:table-cell office:value-type="float" office:value="0.378746" calcext:value-type="float">
            <text:p>0.378746</text:p>
          </table:table-cell>
          <table:table-cell office:value-type="float" office:value="0.000872459" calcext:value-type="float">
            <text:p>0.000872459</text:p>
          </table:table-cell>
          <table:table-cell office:value-type="float" office:value="8.13379" calcext:value-type="float">
            <text:p>8.13379</text:p>
          </table:table-cell>
          <table:table-cell office:value-type="float" office:value="144922" calcext:value-type="float">
            <text:p>144922</text:p>
          </table:table-cell>
          <table:table-cell office:value-type="float" office:value="100" calcext:value-type="float">
            <text:p>100</text:p>
          </table:table-cell>
          <table:table-cell office:value-type="float" office:value="1449.22" calcext:value-type="float">
            <text:p>1449.22</text:p>
          </table:table-cell>
          <table:table-cell office:value-type="float" office:value="1" calcext:value-type="float">
            <text:p>1</text:p>
          </table:table-cell>
          <table:table-cell office:value-type="float" office:value="35215" calcext:value-type="float">
            <text:p>35215</text:p>
          </table:table-cell>
          <table:table-cell table:formula="of:=LOG([.J9];2)" office:value-type="float" office:value="10.5010609056554" calcext:value-type="float">
            <text:p>10.5010609056554</text:p>
          </table:table-cell>
          <table:table-cell table:formula="of:=LOG([.L9];2)" office:value-type="float" office:value="15.1039024622767" calcext:value-type="float">
            <text:p>15.10390246227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.45777" calcext:value-type="float">
            <text:p>2.45777</text:p>
          </table:table-cell>
          <table:table-cell office:value-type="float" office:value="100" calcext:value-type="float">
            <text:p>100</text:p>
          </table:table-cell>
          <table:table-cell office:value-type="float" office:value="0.0245777" calcext:value-type="float">
            <text:p>0.0245777</text:p>
          </table:table-cell>
          <table:table-cell office:value-type="float" office:value="0.0012165" calcext:value-type="float">
            <text:p>0.0012165</text:p>
          </table:table-cell>
          <table:table-cell office:value-type="float" office:value="0.3663" calcext:value-type="float">
            <text:p>0.3663</text:p>
          </table:table-cell>
          <table:table-cell office:value-type="float" office:value="6418" calcext:value-type="float">
            <text:p>6418</text:p>
          </table:table-cell>
          <table:table-cell office:value-type="float" office:value="100" calcext:value-type="float">
            <text:p>100</text:p>
          </table:table-cell>
          <table:table-cell office:value-type="float" office:value="64.18" calcext:value-type="float">
            <text:p>64.18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table:formula="of:=LOG([.J10];2)" office:value-type="float" office:value="6.00405188450708" calcext:value-type="float">
            <text:p>6.00405188450708</text:p>
          </table:table-cell>
          <table:table-cell table:formula="of:=LOG([.L10];2)" office:value-type="float" office:value="9.9469062744564" calcext:value-type="float">
            <text:p>9.9469062744564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mean_calls</text:p>
          </table:table-cell>
          <table:table-cell office:value-type="string" calcext:value-type="string">
            <text:p>log_max_call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3702.1" calcext:value-type="float">
            <text:p>23702.1</text:p>
          </table:table-cell>
          <table:table-cell office:value-type="float" office:value="100" calcext:value-type="float">
            <text:p>100</text:p>
          </table:table-cell>
          <table:table-cell office:value-type="float" office:value="237.021" calcext:value-type="float">
            <text:p>237.021</text:p>
          </table:table-cell>
          <table:table-cell office:value-type="float" office:value="0.000186307" calcext:value-type="float">
            <text:p>0.000186307</text:p>
          </table:table-cell>
          <table:table-cell office:value-type="float" office:value="18341.2" calcext:value-type="float">
            <text:p>18341.2</text:p>
          </table:table-cell>
          <table:table-cell office:value-type="float" office:value="300197294" calcext:value-type="float">
            <text:p>300197294</text:p>
          </table:table-cell>
          <table:table-cell office:value-type="float" office:value="100" calcext:value-type="float">
            <text:p>100</text:p>
          </table:table-cell>
          <table:table-cell office:value-type="float" office:value="3001970" calcext:value-type="float">
            <text:p>3001970</text:p>
          </table:table-cell>
          <table:table-cell office:value-type="float" office:value="1" calcext:value-type="float">
            <text:p>1</text:p>
          </table:table-cell>
          <table:table-cell office:value-type="float" office:value="237637711" calcext:value-type="float">
            <text:p>237637711</text:p>
          </table:table-cell>
          <table:table-cell table:formula="of:=LOG([.J2];2)" office:value-type="float" office:value="21.5174781288719" calcext:value-type="float">
            <text:p>21.5174781288719</text:p>
          </table:table-cell>
          <table:table-cell table:formula="of:=LOG([.L2];2)" office:value-type="float" office:value="27.8241885563303" calcext:value-type="float">
            <text:p>27.82418855633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4594.1" calcext:value-type="float">
            <text:p>64594.1</text:p>
          </table:table-cell>
          <table:table-cell office:value-type="float" office:value="100" calcext:value-type="float">
            <text:p>100</text:p>
          </table:table-cell>
          <table:table-cell office:value-type="float" office:value="645.941" calcext:value-type="float">
            <text:p>645.941</text:p>
          </table:table-cell>
          <table:table-cell office:value-type="float" office:value="0.000250959" calcext:value-type="float">
            <text:p>0.000250959</text:p>
          </table:table-cell>
          <table:table-cell office:value-type="float" office:value="20002.4" calcext:value-type="float">
            <text:p>20002.4</text:p>
          </table:table-cell>
          <table:table-cell office:value-type="float" office:value="634993720" calcext:value-type="float">
            <text:p>634993720</text:p>
          </table:table-cell>
          <table:table-cell office:value-type="float" office:value="100" calcext:value-type="float">
            <text:p>100</text:p>
          </table:table-cell>
          <table:table-cell office:value-type="float" office:value="6349940" calcext:value-type="float">
            <text:p>6349940</text:p>
          </table:table-cell>
          <table:table-cell office:value-type="float" office:value="1" calcext:value-type="float">
            <text:p>1</text:p>
          </table:table-cell>
          <table:table-cell office:value-type="float" office:value="202629721" calcext:value-type="float">
            <text:p>202629721</text:p>
          </table:table-cell>
          <table:table-cell table:formula="of:=LOG([.J3];2)" office:value-type="float" office:value="22.5983115293804" calcext:value-type="float">
            <text:p>22.5983115293804</text:p>
          </table:table-cell>
          <table:table-cell table:formula="of:=LOG([.L3];2)" office:value-type="float" office:value="27.5942705580876" calcext:value-type="float">
            <text:p>27.59427055808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8876.5" calcext:value-type="float">
            <text:p>58876.5</text:p>
          </table:table-cell>
          <table:table-cell office:value-type="float" office:value="100" calcext:value-type="float">
            <text:p>100</text:p>
          </table:table-cell>
          <table:table-cell office:value-type="float" office:value="588.765" calcext:value-type="float">
            <text:p>588.765</text:p>
          </table:table-cell>
          <table:table-cell office:value-type="float" office:value="0.000336068" calcext:value-type="float">
            <text:p>0.000336068</text:p>
          </table:table-cell>
          <table:table-cell office:value-type="float" office:value="12214.8" calcext:value-type="float">
            <text:p>12214.8</text:p>
          </table:table-cell>
          <table:table-cell office:value-type="float" office:value="490731056" calcext:value-type="float">
            <text:p>490731056</text:p>
          </table:table-cell>
          <table:table-cell office:value-type="float" office:value="100" calcext:value-type="float">
            <text:p>100</text:p>
          </table:table-cell>
          <table:table-cell office:value-type="float" office:value="4907310" calcext:value-type="float">
            <text:p>4907310</text:p>
          </table:table-cell>
          <table:table-cell office:value-type="float" office:value="1" calcext:value-type="float">
            <text:p>1</text:p>
          </table:table-cell>
          <table:table-cell office:value-type="float" office:value="114219963" calcext:value-type="float">
            <text:p>114219963</text:p>
          </table:table-cell>
          <table:table-cell table:formula="of:=LOG([.J4];2)" office:value-type="float" office:value="22.2265009801915" calcext:value-type="float">
            <text:p>22.2265009801915</text:p>
          </table:table-cell>
          <table:table-cell table:formula="of:=LOG([.L4];2)" office:value-type="float" office:value="26.7672395814645" calcext:value-type="float">
            <text:p>26.76723958146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913.4" calcext:value-type="float">
            <text:p>11913.4</text:p>
          </table:table-cell>
          <table:table-cell office:value-type="float" office:value="100" calcext:value-type="float">
            <text:p>100</text:p>
          </table:table-cell>
          <table:table-cell office:value-type="float" office:value="119.134" calcext:value-type="float">
            <text:p>119.134</text:p>
          </table:table-cell>
          <table:table-cell office:value-type="float" office:value="0.000414282" calcext:value-type="float">
            <text:p>0.000414282</text:p>
          </table:table-cell>
          <table:table-cell office:value-type="float" office:value="3346.48" calcext:value-type="float">
            <text:p>3346.48</text:p>
          </table:table-cell>
          <table:table-cell office:value-type="float" office:value="77809222" calcext:value-type="float">
            <text:p>77809222</text:p>
          </table:table-cell>
          <table:table-cell office:value-type="float" office:value="100" calcext:value-type="float">
            <text:p>100</text:p>
          </table:table-cell>
          <table:table-cell office:value-type="float" office:value="778092" calcext:value-type="float">
            <text:p>778092</text:p>
          </table:table-cell>
          <table:table-cell office:value-type="float" office:value="1" calcext:value-type="float">
            <text:p>1</text:p>
          </table:table-cell>
          <table:table-cell office:value-type="float" office:value="22327173" calcext:value-type="float">
            <text:p>22327173</text:p>
          </table:table-cell>
          <table:table-cell table:formula="of:=LOG([.J5];2)" office:value-type="float" office:value="19.5695812210322" calcext:value-type="float">
            <text:p>19.5695812210322</text:p>
          </table:table-cell>
          <table:table-cell table:formula="of:=LOG([.L5];2)" office:value-type="float" office:value="24.4122972571958" calcext:value-type="float">
            <text:p>24.41229725719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6368.44" calcext:value-type="float">
            <text:p>6368.44</text:p>
          </table:table-cell>
          <table:table-cell office:value-type="float" office:value="100" calcext:value-type="float">
            <text:p>100</text:p>
          </table:table-cell>
          <table:table-cell office:value-type="float" office:value="63.6844" calcext:value-type="float">
            <text:p>63.6844</text:p>
          </table:table-cell>
          <table:table-cell office:value-type="float" office:value="0.00554598" calcext:value-type="float">
            <text:p>0.00554598</text:p>
          </table:table-cell>
          <table:table-cell office:value-type="float" office:value="1046.71" calcext:value-type="float">
            <text:p>1046.71</text:p>
          </table:table-cell>
          <table:table-cell office:value-type="float" office:value="36233868" calcext:value-type="float">
            <text:p>36233868</text:p>
          </table:table-cell>
          <table:table-cell office:value-type="float" office:value="100" calcext:value-type="float">
            <text:p>100</text:p>
          </table:table-cell>
          <table:table-cell office:value-type="float" office:value="362339" calcext:value-type="float">
            <text:p>362339</text:p>
          </table:table-cell>
          <table:table-cell office:value-type="float" office:value="19" calcext:value-type="float">
            <text:p>19</text:p>
          </table:table-cell>
          <table:table-cell office:value-type="float" office:value="5423599" calcext:value-type="float">
            <text:p>5423599</text:p>
          </table:table-cell>
          <table:table-cell table:formula="of:=LOG([.J6];2)" office:value-type="float" office:value="18.4669805716397" calcext:value-type="float">
            <text:p>18.4669805716397</text:p>
          </table:table-cell>
          <table:table-cell table:formula="of:=LOG([.L6];2)" office:value-type="float" office:value="22.3708190844323" calcext:value-type="float">
            <text:p>22.37081908443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23.52" calcext:value-type="float">
            <text:p>1623.52</text:p>
          </table:table-cell>
          <table:table-cell office:value-type="float" office:value="100" calcext:value-type="float">
            <text:p>100</text:p>
          </table:table-cell>
          <table:table-cell office:value-type="float" office:value="16.2352" calcext:value-type="float">
            <text:p>16.2352</text:p>
          </table:table-cell>
          <table:table-cell office:value-type="float" office:value="0.000703713" calcext:value-type="float">
            <text:p>0.000703713</text:p>
          </table:table-cell>
          <table:table-cell office:value-type="float" office:value="185.331" calcext:value-type="float">
            <text:p>185.331</text:p>
          </table:table-cell>
          <table:table-cell office:value-type="float" office:value="8258300" calcext:value-type="float">
            <text:p>8258300</text:p>
          </table:table-cell>
          <table:table-cell office:value-type="float" office:value="100" calcext:value-type="float">
            <text:p>100</text:p>
          </table:table-cell>
          <table:table-cell office:value-type="float" office:value="82583" calcext:value-type="float">
            <text:p>82583</text:p>
          </table:table-cell>
          <table:table-cell office:value-type="float" office:value="1" calcext:value-type="float">
            <text:p>1</text:p>
          </table:table-cell>
          <table:table-cell office:value-type="float" office:value="941853" calcext:value-type="float">
            <text:p>941853</text:p>
          </table:table-cell>
          <table:table-cell table:formula="of:=LOG([.J7];2)" office:value-type="float" office:value="16.3335572079268" calcext:value-type="float">
            <text:p>16.3335572079268</text:p>
          </table:table-cell>
          <table:table-cell table:formula="of:=LOG([.L7];2)" office:value-type="float" office:value="19.8451423827674" calcext:value-type="float">
            <text:p>19.84514238276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65.297" calcext:value-type="float">
            <text:p>565.297</text:p>
          </table:table-cell>
          <table:table-cell office:value-type="float" office:value="100" calcext:value-type="float">
            <text:p>100</text:p>
          </table:table-cell>
          <table:table-cell office:value-type="float" office:value="5.65297" calcext:value-type="float">
            <text:p>5.65297</text:p>
          </table:table-cell>
          <table:table-cell office:value-type="float" office:value="0.000769169" calcext:value-type="float">
            <text:p>0.000769169</text:p>
          </table:table-cell>
          <table:table-cell office:value-type="float" office:value="48.8182" calcext:value-type="float">
            <text:p>48.8182</text:p>
          </table:table-cell>
          <table:table-cell office:value-type="float" office:value="2409568" calcext:value-type="float">
            <text:p>2409568</text:p>
          </table:table-cell>
          <table:table-cell office:value-type="float" office:value="100" calcext:value-type="float">
            <text:p>100</text:p>
          </table:table-cell>
          <table:table-cell office:value-type="float" office:value="24095.7" calcext:value-type="float">
            <text:p>24095.7</text:p>
          </table:table-cell>
          <table:table-cell office:value-type="float" office:value="1" calcext:value-type="float">
            <text:p>1</text:p>
          </table:table-cell>
          <table:table-cell office:value-type="float" office:value="259671" calcext:value-type="float">
            <text:p>259671</text:p>
          </table:table-cell>
          <table:table-cell table:formula="of:=LOG([.J8];2)" office:value-type="float" office:value="14.5564880927195" calcext:value-type="float">
            <text:p>14.5564880927195</text:p>
          </table:table-cell>
          <table:table-cell table:formula="of:=LOG([.L8];2)" office:value-type="float" office:value="17.9863253775855" calcext:value-type="float">
            <text:p>17.98632537758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86.5914" calcext:value-type="float">
            <text:p>86.5914</text:p>
          </table:table-cell>
          <table:table-cell office:value-type="float" office:value="100" calcext:value-type="float">
            <text:p>100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0.00100079" calcext:value-type="float">
            <text:p>0.00100079</text:p>
          </table:table-cell>
          <table:table-cell office:value-type="float" office:value="5.68765" calcext:value-type="float">
            <text:p>5.68765</text:p>
          </table:table-cell>
          <table:table-cell office:value-type="float" office:value="304258" calcext:value-type="float">
            <text:p>304258</text:p>
          </table:table-cell>
          <table:table-cell office:value-type="float" office:value="100" calcext:value-type="float">
            <text:p>100</text:p>
          </table:table-cell>
          <table:table-cell office:value-type="float" office:value="3042.58" calcext:value-type="float">
            <text:p>3042.58</text:p>
          </table:table-cell>
          <table:table-cell office:value-type="float" office:value="1" calcext:value-type="float">
            <text:p>1</text:p>
          </table:table-cell>
          <table:table-cell office:value-type="float" office:value="24263" calcext:value-type="float">
            <text:p>24263</text:p>
          </table:table-cell>
          <table:table-cell table:formula="of:=LOG([.J9];2)" office:value-type="float" office:value="11.5710794815652" calcext:value-type="float">
            <text:p>11.5710794815652</text:p>
          </table:table-cell>
          <table:table-cell table:formula="of:=LOG([.L9];2)" office:value-type="float" office:value="14.5664703231463" calcext:value-type="float">
            <text:p>14.56647032314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3.10129" calcext:value-type="float">
            <text:p>3.10129</text:p>
          </table:table-cell>
          <table:table-cell office:value-type="float" office:value="100" calcext:value-type="float">
            <text:p>100</text:p>
          </table:table-cell>
          <table:table-cell office:value-type="float" office:value="0.0310129" calcext:value-type="float">
            <text:p>0.0310129</text:p>
          </table:table-cell>
          <table:table-cell office:value-type="float" office:value="0.00127049" calcext:value-type="float">
            <text:p>0.00127049</text:p>
          </table:table-cell>
          <table:table-cell office:value-type="float" office:value="0.642029" calcext:value-type="float">
            <text:p>0.642029</text:p>
          </table:table-cell>
          <table:table-cell office:value-type="float" office:value="7860" calcext:value-type="float">
            <text:p>7860</text:p>
          </table:table-cell>
          <table:table-cell office:value-type="float" office:value="100" calcext:value-type="float">
            <text:p>100</text:p>
          </table:table-cell>
          <table:table-cell office:value-type="float" office:value="78.6" calcext:value-type="float">
            <text:p>78.6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table:formula="of:=LOG([.J10];2)" office:value-type="float" office:value="6.29645740737124" calcext:value-type="float">
            <text:p>6.29645740737124</text:p>
          </table:table-cell>
          <table:table-cell table:formula="of:=LOG([.L10];2)" office:value-type="float" office:value="10.7739633684336" calcext:value-type="float">
            <text:p>10.7739633684336</text:p>
          </table:table-cell>
        </table:table-row>
      </table:table>
      <table:table table:name="data" table:style-name="ta1">
        <table:table-column table:style-name="co1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N$4]" office:value-type="float" office:value="1.58496250072116" calcext:value-type="float">
            <text:p>1.5849625007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N$4]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N$4]" office:value-type="float" office:value="4.95419631038688" calcext:value-type="float">
            <text:p>4.95419631038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N$4]" office:value-type="float" office:value="6.82017896241519" calcext:value-type="float">
            <text:p>6.82017896241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N$4]" office:value-type="float" office:value="7.467605550083" calcext:value-type="float">
            <text:p>7.4676055500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N$4]" office:value-type="float" office:value="9.08480838780436" calcext:value-type="float">
            <text:p>9.084808387804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N$4]" office:value-type="float" office:value="10.4083297407674" calcext:value-type="float">
            <text:p>10.40832974076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N$4]" office:value-type="float" office:value="11.0007042690112" calcext:value-type="float">
            <text:p>11.0007042690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N$4]" office:value-type="float" office:value="13.4263958075287" calcext:value-type="float">
            <text:p>13.42639580752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N$4]" office:value-type="float" office:value="14.190673498132" calcext:value-type="float">
            <text:p>14.190673498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N$4]" office:value-type="float" office:value="16.6457287868418" calcext:value-type="float">
            <text:p>16.6457287868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N$4]" office:value-type="float" office:value="17.3223595004543" calcext:value-type="float">
            <text:p>17.3223595004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N$4]" office:value-type="float" office:value="18.4803129361376" calcext:value-type="float">
            <text:p>18.48031293613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N$4]" office:value-type="float" office:value="19.3497541986254" calcext:value-type="float">
            <text:p>19.34975419862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N$4]" office:value-type="float" office:value="20.6918039959044" calcext:value-type="float">
            <text:p>20.6918039959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N$4]" office:value-type="float" office:value="23.5392675740146" calcext:value-type="float">
            <text:p>23.53926757401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N$4]" office:value-type="float" office:value="21.0484822176236" calcext:value-type="float">
            <text:p>21.04848221762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N$4]" office:value-type="float" office:value="23.0277499517644" calcext:value-type="float">
            <text:p>23.02774995176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N$4]" office:value-type="float" office:value="25.1704165205566" calcext:value-type="float">
            <text:p>25.17041652055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N$4]" office:value-type="float" office:value="26.7672395814645" calcext:value-type="float">
            <text:p>26.7672395814645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M2:summary_5.M10 summary_5.B2:summary_5.B10 summary_10.M2:summary_10.M10 summary_10.B2:summary_10.B10 summary_15.M2:summary_15.M10 summary_15.B2:summary_15.B10 summary_20.M2:summary_20.M10 summary_20.B2:summary_20.B10 summary_24.M2:summary_24.M10 summary_24.B2:summary_24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2.5pt" svg:y="0pt">
            <draw:object draw:notify-on-update-of-ranges="data.B1:data.B20 data.A1:data.A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1:57:20.365325390</meta:creation-date>
    <meta:generator>LibreOffice/6.2.7.1$Linux_X86_64 LibreOffice_project/20$Build-1</meta:generator>
    <dc:date>2019-12-28T22:16:59.025321837</dc:date>
    <meta:editing-duration>PT19M36S</meta:editing-duration>
    <meta:editing-cycles>8</meta:editing-cycles>
    <meta:document-statistic meta:table-count="22" meta:cell-count="28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5.B2:summary_5.B10 summary_5.M2:summary_5.M10 summary_10.M2:summary_10.M10 summary_15.M2:summary_15.M10 summary_20.M2:summary_20.M10 summary_24.M2:summary_24.M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257cm" chart:style-name="ch6">
              <text:p>Mean Calls (log)</text:p>
            </chart:title>
            <chart:grid chart:style-name="ch7" chart:class="major"/>
          </chart:axis>
          <chart:series chart:style-name="ch8" chart:values-cell-range-address="summary_5.M2:summary_5.M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M2:summary_10.M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M2:summary_15.M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M2:summary_20.M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4.M2:summary_24.M10" loext:label-string="&quot;N=24&quot;" chart:class="chart:scatter">
            <chart:domain table:cell-range-address="summary_24.B2:summary_24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">
                <text:p>0</text:p>
                <draw:g>
                  <svg:desc>summary_5.M2:summary_5.M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1.79160572470455">
                <text:p>1.79160572470455</text:p>
                <draw:g>
                  <svg:desc>summary_10.M2:summary_10.M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7.70160450149798">
                <text:p>7.70160450149798</text:p>
                <draw:g>
                  <svg:desc>summary_15.M2:summary_15.M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17.6224522582181">
                <text:p>17.6224522582181</text:p>
                <draw:g>
                  <svg:desc>summary_20.M2:summary_20.M10</svg:desc>
                </draw:g>
              </table:table-cell>
              <table:table-cell office:value-type="float" office:value="10">
                <text:p>10</text:p>
                <draw:g>
                  <svg:desc>summary_24.B2:summary_24.B10</svg:desc>
                </draw:g>
              </table:table-cell>
              <table:table-cell office:value-type="float" office:value="21.5174781288719">
                <text:p>21.5174781288719</text:p>
                <draw:g>
                  <svg:desc>summary_24.M2:summary_24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88250853312137">
                <text:p>0.00288250853312137</text:p>
              </table:table-cell>
              <table:table-cell office:value-type="float" office:value="20">
                <text:p>20</text:p>
              </table:table-cell>
              <table:table-cell office:value-type="float" office:value="3.03667915423045">
                <text:p>3.03667915423045</text:p>
              </table:table-cell>
              <table:table-cell office:value-type="float" office:value="20">
                <text:p>20</text:p>
              </table:table-cell>
              <table:table-cell office:value-type="float" office:value="9.15584534709075">
                <text:p>9.15584534709075</text:p>
              </table:table-cell>
              <table:table-cell office:value-type="float" office:value="20">
                <text:p>20</text:p>
              </table:table-cell>
              <table:table-cell office:value-type="float" office:value="16.1427472707448">
                <text:p>16.1427472707448</text:p>
              </table:table-cell>
              <table:table-cell office:value-type="float" office:value="20">
                <text:p>20</text:p>
              </table:table-cell>
              <table:table-cell office:value-type="float" office:value="22.5983115293804">
                <text:p>22.5983115293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426443374084937">
                <text:p>0.0426443374084937</text:p>
              </table:table-cell>
              <table:table-cell office:value-type="float" office:value="30">
                <text:p>30</text:p>
              </table:table-cell>
              <table:table-cell office:value-type="float" office:value="3.04264433740849">
                <text:p>3.04264433740849</text:p>
              </table:table-cell>
              <table:table-cell office:value-type="float" office:value="30">
                <text:p>30</text:p>
              </table:table-cell>
              <table:table-cell office:value-type="float" office:value="9.89345019209057">
                <text:p>9.89345019209057</text:p>
              </table:table-cell>
              <table:table-cell office:value-type="float" office:value="30">
                <text:p>30</text:p>
              </table:table-cell>
              <table:table-cell office:value-type="float" office:value="17.5766172018387">
                <text:p>17.5766172018387</text:p>
              </table:table-cell>
              <table:table-cell office:value-type="float" office:value="30">
                <text:p>30</text:p>
              </table:table-cell>
              <table:table-cell office:value-type="float" office:value="22.2265009801915">
                <text:p>22.2265009801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676387168753633">
                <text:p>0.0676387168753633</text:p>
              </table:table-cell>
              <table:table-cell office:value-type="float" office:value="40">
                <text:p>40</text:p>
              </table:table-cell>
              <table:table-cell office:value-type="float" office:value="3.77188557851537">
                <text:p>3.77188557851537</text:p>
              </table:table-cell>
              <table:table-cell office:value-type="float" office:value="40">
                <text:p>40</text:p>
              </table:table-cell>
              <table:table-cell office:value-type="float" office:value="9.24670260108634">
                <text:p>9.24670260108634</text:p>
              </table:table-cell>
              <table:table-cell office:value-type="float" office:value="40">
                <text:p>40</text:p>
              </table:table-cell>
              <table:table-cell office:value-type="float" office:value="15.648253645796">
                <text:p>15.648253645796</text:p>
              </table:table-cell>
              <table:table-cell office:value-type="float" office:value="40">
                <text:p>40</text:p>
              </table:table-cell>
              <table:table-cell office:value-type="float" office:value="19.5695812210322">
                <text:p>19.5695812210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94911647025467">
                <text:p>0.094911647025467</text:p>
              </table:table-cell>
              <table:table-cell office:value-type="float" office:value="50">
                <text:p>50</text:p>
              </table:table-cell>
              <table:table-cell office:value-type="float" office:value="3.23450132056221">
                <text:p>3.23450132056221</text:p>
              </table:table-cell>
              <table:table-cell office:value-type="float" office:value="50">
                <text:p>50</text:p>
              </table:table-cell>
              <table:table-cell office:value-type="float" office:value="8.91457648212343">
                <text:p>8.91457648212343</text:p>
              </table:table-cell>
              <table:table-cell office:value-type="float" office:value="50">
                <text:p>50</text:p>
              </table:table-cell>
              <table:table-cell office:value-type="float" office:value="13.9426519506822">
                <text:p>13.9426519506822</text:p>
              </table:table-cell>
              <table:table-cell office:value-type="float" office:value="50">
                <text:p>50</text:p>
              </table:table-cell>
              <table:table-cell office:value-type="float" office:value="18.4669805716397">
                <text:p>18.4669805716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593552776164212">
                <text:p>0.0593552776164212</text:p>
              </table:table-cell>
              <table:table-cell office:value-type="float" office:value="60">
                <text:p>60</text:p>
              </table:table-cell>
              <table:table-cell office:value-type="float" office:value="2.790772037862">
                <text:p>2.790772037862</text:p>
              </table:table-cell>
              <table:table-cell office:value-type="float" office:value="60">
                <text:p>60</text:p>
              </table:table-cell>
              <table:table-cell office:value-type="float" office:value="7.96238706923264">
                <text:p>7.96238706923264</text:p>
              </table:table-cell>
              <table:table-cell office:value-type="float" office:value="60">
                <text:p>60</text:p>
              </table:table-cell>
              <table:table-cell office:value-type="float" office:value="12.8029323118429">
                <text:p>12.8029323118429</text:p>
              </table:table-cell>
              <table:table-cell office:value-type="float" office:value="60">
                <text:p>60</text:p>
              </table:table-cell>
              <table:table-cell office:value-type="float" office:value="16.3335572079268">
                <text:p>16.3335572079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426443374084937">
                <text:p>0.0426443374084937</text:p>
              </table:table-cell>
              <table:table-cell office:value-type="float" office:value="70">
                <text:p>70</text:p>
              </table:table-cell>
              <table:table-cell office:value-type="float" office:value="1.99711172067517">
                <text:p>1.99711172067517</text:p>
              </table:table-cell>
              <table:table-cell office:value-type="float" office:value="70">
                <text:p>70</text:p>
              </table:table-cell>
              <table:table-cell office:value-type="float" office:value="6.34120300803214">
                <text:p>6.34120300803214</text:p>
              </table:table-cell>
              <table:table-cell office:value-type="float" office:value="70">
                <text:p>70</text:p>
              </table:table-cell>
              <table:table-cell office:value-type="float" office:value="10.9110773471404">
                <text:p>10.9110773471404</text:p>
              </table:table-cell>
              <table:table-cell office:value-type="float" office:value="70">
                <text:p>70</text:p>
              </table:table-cell>
              <table:table-cell office:value-type="float" office:value="14.5564880927195">
                <text:p>14.5564880927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288250853312137">
                <text:p>0.00288250853312137</text:p>
              </table:table-cell>
              <table:table-cell office:value-type="float" office:value="80">
                <text:p>80</text:p>
              </table:table-cell>
              <table:table-cell office:value-type="float" office:value="1.08678376614207">
                <text:p>1.08678376614207</text:p>
              </table:table-cell>
              <table:table-cell office:value-type="float" office:value="80">
                <text:p>80</text:p>
              </table:table-cell>
              <table:table-cell office:value-type="float" office:value="4.30786563928161">
                <text:p>4.30786563928161</text:p>
              </table:table-cell>
              <table:table-cell office:value-type="float" office:value="80">
                <text:p>80</text:p>
              </table:table-cell>
              <table:table-cell office:value-type="float" office:value="8.69348695749933">
                <text:p>8.69348695749933</text:p>
              </table:table-cell>
              <table:table-cell office:value-type="float" office:value="80">
                <text:p>80</text:p>
              </table:table-cell>
              <table:table-cell office:value-type="float" office:value="11.5710794815652">
                <text:p>11.5710794815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288250853312137">
                <text:p>0.00288250853312137</text:p>
              </table:table-cell>
              <table:table-cell office:value-type="float" office:value="90">
                <text:p>90</text:p>
              </table:table-cell>
              <table:table-cell office:value-type="float" office:value="0.0621217119077975">
                <text:p>0.0621217119077975</text:p>
              </table:table-cell>
              <table:table-cell office:value-type="float" office:value="90">
                <text:p>90</text:p>
              </table:table-cell>
              <table:table-cell office:value-type="float" office:value="1.35501626421955">
                <text:p>1.35501626421955</text:p>
              </table:table-cell>
              <table:table-cell office:value-type="float" office:value="90">
                <text:p>90</text:p>
              </table:table-cell>
              <table:table-cell office:value-type="float" office:value="4.1586601753465">
                <text:p>4.1586601753465</text:p>
              </table:table-cell>
              <table:table-cell office:value-type="float" office:value="90">
                <text:p>90</text:p>
              </table:table-cell>
              <table:table-cell office:value-type="float" office:value="6.29645740737124">
                <text:p>6.29645740737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log(calls)=1.2744n-3.7442</text:p>
        </chart:title>
        <chart:legend chart:legend-position="end" svg:x="12.592cm" svg:y="3.952cm" style:legend-expansion="high" chart:style-name="ch3"/>
        <chart:plot-area chart:style-name="ch4" table:cell-range-address="data.A1:data.B20" chart:data-source-has-labels="row" svg:x="1.331cm" svg:y="1.275cm" svg:width="10.941cm" svg:height="6.564cm">
          <chartooo:coordinate-region svg:x="1.952cm" svg:y="1.474cm" svg:width="10.133cm" svg:height="5.718cm"/>
          <chart:axis chart:dimension="x" chart:name="primary-x" chart:style-name="ch5">
            <chart:title svg:x="6.334cm" svg:y="8.019cm" chart:style-name="ch6">
              <text:p>Order</text:p>
            </chart:title>
          </chart:axis>
          <chart:axis chart:dimension="y" chart:name="primary-y" chart:style-name="ch5">
            <chart:title svg:x="0.451cm" svg:y="5.699cm" chart:style-name="ch7">
              <text:p>Max Calls (log)</text:p>
            </chart:title>
            <chart:grid chart:style-name="ch8" chart:class="major"/>
          </chart:axis>
          <chart:series chart:style-name="ch9" chart:values-cell-range-address="data.B1:data.B20" loext:label-string="&quot;P=30&quot;" chart:class="chart:scatter">
            <chart:domain table:cell-range-address="data.A1:data.A20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20</svg:desc>
                </draw:g>
              </table:table-cell>
              <table:table-cell office:value-type="float" office:value="1.58496250072116">
                <text:p>1.58496250072116</text:p>
                <draw:g>
                  <svg:desc>data.B1:data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70043971814109">
                <text:p>3.7004397181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.95419631038688">
                <text:p>4.95419631038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82017896241519">
                <text:p>6.82017896241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.467605550083">
                <text:p>7.467605550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.08480838780436">
                <text:p>9.08480838780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.4083297407674">
                <text:p>10.4083297407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.0007042690112">
                <text:p>11.000704269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.4263958075287">
                <text:p>13.4263958075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.190673498132">
                <text:p>14.190673498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6.6457287868418">
                <text:p>16.6457287868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7.3223595004543">
                <text:p>17.3223595004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8.4803129361376">
                <text:p>18.4803129361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9.3497541986254">
                <text:p>19.3497541986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.6918039959044">
                <text:p>20.6918039959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3.5392675740146">
                <text:p>23.5392675740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1.0484822176236">
                <text:p>21.0484822176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3.0277499517644">
                <text:p>23.0277499517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.1704165205566">
                <text:p>25.1704165205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6.7672395814645">
                <text:p>26.7672395814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